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automatic-styles>
    <style:style style:name="Table1" style:family="table">
      <style:table-properties style:width="4.8972in" table:align="left"/>
    </style:style>
    <style:style style:name="Table1.A" style:family="table-column">
      <style:table-column-properties style:column-width="0.8528in"/>
    </style:style>
    <style:style style:name="Table1.B" style:family="table-column">
      <style:table-column-properties style:column-width="4.0444in"/>
    </style:style>
    <style:style style:name="Table1.A1" style:family="table-cell">
      <style:table-cell-properties style:vertical-align="middle" fo:padding="0.0194in" fo:border="none"/>
    </style:style>
    <style:style style:name="Table2" style:family="table">
      <style:table-properties style:width="5.6944in" table:align="left"/>
    </style:style>
    <style:style style:name="Table2.A" style:family="table-column">
      <style:table-column-properties style:column-width="1.7889in"/>
    </style:style>
    <style:style style:name="Table2.B" style:family="table-column">
      <style:table-column-properties style:column-width="3.9056in"/>
    </style:style>
    <style:style style:name="Table2.A1" style:family="table-cell">
      <style:table-cell-properties style:vertical-align="middle" fo:padding="0.0194in" fo:border="none"/>
    </style:style>
    <style:style style:name="Table3" style:family="table">
      <style:table-properties style:width="6.3764in" table:align="left"/>
    </style:style>
    <style:style style:name="Table3.A" style:family="table-column">
      <style:table-column-properties style:column-width="1.1604in"/>
    </style:style>
    <style:style style:name="Table3.B" style:family="table-column">
      <style:table-column-properties style:column-width="2.4403in"/>
    </style:style>
    <style:style style:name="Table3.C" style:family="table-column">
      <style:table-column-properties style:column-width="2.7757in"/>
    </style:style>
    <style:style style:name="Table3.A1" style:family="table-cell">
      <style:table-cell-properties style:vertical-align="middle" fo:padding-left="0in" fo:padding-right="0in" fo:padding-top="0in" fo:padding-bottom="0.1042in" fo:border-left="none" fo:border-right="none" fo:border-top="none" fo:border-bottom="0.05pt solid #8b8b8b"/>
    </style:style>
    <style:style style:name="Table3.A2" style:family="table-cell">
      <style:table-cell-properties style:vertical-align="middle" fo:padding-left="0in" fo:padding-right="0in" fo:padding-top="0in" fo:padding-bottom="0.1042in" fo:border-left="none" fo:border-right="none" fo:border-top="none" fo:border-bottom="0.05pt solid #525252"/>
    </style:style>
    <style:style style:name="P1" style:family="paragraph" style:parent-style-name="Heading_20_2">
      <style:text-properties fo:font-size="16pt" fo:font-weight="bold" style:font-size-asian="16pt" style:font-weight-asian="bold" style:font-size-complex="16pt" style:font-weight-complex="bold"/>
    </style:style>
    <style:style style:name="P2" style:family="paragraph" style:parent-style-name="Heading_20_3">
      <style:text-properties fo:font-size="16pt" fo:font-weight="bold" style:font-size-asian="16pt" style:font-weight-asian="bold" style:font-size-complex="16pt" style:font-weight-complex="bold"/>
    </style:style>
    <style:style style:name="P3" style:family="paragraph" style:parent-style-name="Heading_20_4">
      <style:text-properties fo:font-size="16pt" fo:font-weight="bold" style:font-size-asian="16pt" style:font-weight-asian="bold" style:font-size-complex="16pt"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Heading_20_3">
      <style:paragraph-properties fo:margin-left="0in" fo:margin-right="0in" fo:margin-top="0.1874in" fo:margin-bottom="0.1354in" style:contextual-spacing="false" fo:line-height="150%" fo:orphans="2" fo:widows="2" fo:text-indent="0in" style:auto-text-indent="false"/>
    </style:style>
    <style:style style:name="P6" style:family="paragraph" style:parent-style-name="Heading_20_3">
      <style:text-properties fo:color="#000000" loext:opacity="100%" fo:font-size="16pt" fo:font-weight="bold" style:font-size-asian="16pt" style:font-weight-asian="bold" style:font-size-complex="16pt" style:font-weight-complex="bold"/>
    </style:style>
    <style:style style:name="P7" style:family="paragraph" style:parent-style-name="Heading_20_4">
      <style:text-properties fo:color="#000000" loext:opacity="100%" fo:font-size="16pt" fo:font-weight="bold" style:font-size-asian="16pt" style:font-weight-asian="bold" style:font-size-complex="16pt" style:font-weight-complex="bold"/>
    </style:style>
    <style:style style:name="P8" style:family="paragraph" style:parent-style-name="Standard">
      <style:text-properties fo:color="#000000" loext:opacity="100%" fo:font-size="16pt" fo:font-weight="bold" style:font-size-asian="16pt" style:font-weight-asian="bold" style:font-size-complex="16pt" style:font-weight-complex="bold"/>
    </style:style>
    <style:style style:name="P9" style:family="paragraph" style:parent-style-name="Text_20_body">
      <style:text-properties fo:color="#000000" loext:opacity="100%" fo:font-size="16pt" fo:font-weight="bold" style:font-size-asian="16pt" style:font-weight-asian="bold" style:font-size-complex="16pt" style:font-weight-complex="bold"/>
    </style:style>
    <style:style style:name="P10" style:family="paragraph" style:parent-style-name="Heading_20_4">
      <style:text-properties fo:color="#000000" loext:opacity="100%" fo:font-size="12pt" fo:font-weight="normal" style:font-size-asian="12pt" style:font-weight-asian="normal" style:font-size-complex="12pt" style:font-weight-complex="normal"/>
    </style:style>
    <style:style style:name="P11" style:family="paragraph" style:parent-style-name="Standard">
      <style:text-properties fo:color="#000000" loext:opacity="100%" fo:font-size="12pt" fo:font-weight="normal" style:font-size-asian="12pt" style:font-weight-asian="normal" style:font-size-complex="12pt" style:font-weight-complex="normal"/>
    </style:style>
    <style:style style:name="P12" style:family="paragraph" style:parent-style-name="Horizontal_20_Line">
      <style:text-properties fo:color="#000000" loext:opacity="100%"/>
    </style:style>
    <style:style style:name="P13" style:family="paragraph" style:parent-style-name="Heading_20_3">
      <style:text-properties fo:font-size="12pt" fo:font-weight="normal" style:font-size-asian="12pt" style:font-weight-asian="normal" style:font-size-complex="12pt" style:font-weight-complex="normal"/>
    </style:style>
    <style:style style:name="P14" style:family="paragraph" style:parent-style-name="Horizontal_20_Line">
      <style:text-properties fo:font-size="12pt" fo:font-weight="normal" style:font-size-asian="12pt" style:font-weight-asian="normal" style:font-size-complex="12pt" style:font-weight-complex="normal"/>
    </style:style>
    <style:style style:name="P15" style:family="paragraph" style:parent-style-name="Heading_20_4">
      <style:paragraph-properties fo:margin-left="0in" fo:margin-right="0in" fo:margin-top="0.1874in" fo:margin-bottom="0.1354in" style:contextual-spacing="false" style:line-height-at-least="0.2917in" fo:orphans="2" fo:widows="2" fo:text-indent="0in" style:auto-text-indent="false"/>
    </style:style>
    <style:style style:name="P16" style:family="paragraph" style:parent-style-name="Text_20_body">
      <style:paragraph-properties fo:margin-left="0in" fo:margin-right="0in" fo:margin-top="0.1354in" fo:margin-bottom="0in" style:contextual-spacing="false" style:line-height-at-least="0.2917in" fo:orphans="2" fo:widows="2" fo:text-indent="0in" style:auto-text-indent="false"/>
    </style:style>
    <style:style style:name="P17"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officeooo:paragraph-rsid="000eeb0a"/>
    </style:style>
    <style:style style:name="P18" style:family="paragraph" style:parent-style-name="Heading_20_4">
      <style:text-properties fo:font-variant="normal" fo:text-transform="none" fo:color="#000000" loext:opacity="100%" style:font-name="quote-cjk-patch" fo:font-size="12pt" fo:letter-spacing="normal" fo:font-style="normal" fo:font-weight="normal" style:font-size-asian="16pt" style:font-weight-asian="bold" style:font-size-complex="16pt" style:font-weight-complex="bold"/>
    </style:style>
    <style:style style:name="P19" style:family="paragraph" style:parent-style-name="Standard">
      <style:text-properties fo:font-variant="normal" fo:text-transform="none" fo:color="#000000" loext:opacity="100%" style:font-name="quote-cjk-patch" fo:font-size="16pt" fo:letter-spacing="normal" fo:font-style="normal" fo:font-weight="bold" style:font-size-asian="16pt" style:font-weight-asian="bold" style:font-size-complex="16pt" style:font-weight-complex="bold"/>
    </style:style>
    <style:style style:name="P20" style:family="paragraph" style:parent-style-name="Text_20_body">
      <style:text-properties officeooo:paragraph-rsid="0008093b"/>
    </style:style>
    <style:style style:name="P21" style:family="paragraph" style:parent-style-name="Text_20_body">
      <style:text-properties officeooo:paragraph-rsid="000aaec8"/>
    </style:style>
    <style:style style:name="P22" style:family="paragraph" style:parent-style-name="Horizontal_20_Line">
      <style:text-properties fo:color="#000000" loext:opacity="100%" style:font-name="Liberation Serif" fo:font-size="12pt" style:font-size-asian="12pt" style:font-size-complex="12pt"/>
    </style:style>
    <style:style style:name="P23" style:family="paragraph" style:parent-style-name="Heading_20_3">
      <style:text-properties fo:font-variant="normal" fo:text-transform="none" fo:color="#000000" loext:opacity="100%" style:font-name="quote-cjk-patch" fo:font-size="12pt" fo:letter-spacing="normal" fo:font-style="normal" fo:font-weight="normal" style:font-size-asian="16pt" style:font-weight-asian="bold" style:font-size-complex="16pt" style:font-weight-complex="bold"/>
    </style:style>
    <style:style style:name="P24" style:family="paragraph" style:parent-style-name="Heading_20_3">
      <style:paragraph-properties fo:margin-left="0in" fo:margin-right="0in" fo:margin-top="0.1874in" fo:margin-bottom="0.1354in" style:contextual-spacing="false" fo:line-height="150%" fo:orphans="2" fo:widows="2" fo:text-indent="0in"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25" style:family="paragraph" style:parent-style-name="Heading_20_3">
      <style:text-properties fo:font-variant="normal" fo:text-transform="none" fo:color="#000000" loext:opacity="100%" style:font-name="Liberation Serif" fo:font-size="16pt" fo:letter-spacing="normal" fo:font-style="normal" style:text-underline-style="solid" style:text-underline-width="auto" style:text-underline-color="font-color" fo:font-weight="normal" style:font-size-asian="16pt" style:font-weight-asian="bold" style:font-size-complex="16pt" style:font-weight-complex="bold"/>
    </style:style>
    <style:style style:name="P26" style:family="paragraph" style:parent-style-name="Heading_20_3">
      <style:paragraph-properties fo:keep-with-next="always"/>
    </style:style>
    <style:style style:name="P27" style:family="paragraph" style:parent-style-name="Heading_20_4">
      <style:paragraph-properties fo:margin-left="0in" fo:margin-right="0in" fo:margin-top="0.1874in" fo:margin-bottom="0.1354in" style:contextual-spacing="false" style:line-height-at-least="0.2917in" fo:orphans="2" fo:widows="2" fo:text-indent="0in"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28" style:family="paragraph" style:parent-style-name="Heading_20_4">
      <style:paragraph-properties fo:margin-left="0in" fo:margin-right="0in" fo:margin-top="0.1874in" fo:margin-bottom="0.1354in" style:contextual-spacing="false" style:line-height-at-least="0.2917in" fo:orphans="2" fo:widows="2" fo:text-indent="0in" style:auto-text-indent="false"/>
      <style:text-properties officeooo:paragraph-rsid="0019a67b"/>
    </style:style>
    <style:style style:name="P29" style:family="paragraph" style:parent-style-name="Standard">
      <style:text-properties fo:color="#000000" loext:opacity="100%" fo:font-size="16pt" fo:font-weight="bold" style:font-size-asian="16pt" style:font-weight-asian="bold" style:font-size-complex="16pt" style:font-weight-complex="bold"/>
    </style:style>
    <style:style style:name="P30" style:family="paragraph" style:parent-style-name="Standard">
      <style:text-properties fo:color="#000000" loext:opacity="100%" style:font-name="Liberation Mono" fo:font-size="12pt" fo:font-weight="bold" style:font-size-asian="12pt" style:font-weight-asian="bold" style:font-size-complex="12pt" style:font-weight-complex="bold"/>
    </style:style>
    <style:style style:name="P31" style:family="paragraph" style:parent-style-name="Standard">
      <style:text-properties fo:font-variant="normal" fo:text-transform="none" fo:color="#000000" loext:opacity="100%" style:font-name="quote-cjk-patch" fo:font-size="12pt" fo:letter-spacing="normal" fo:font-style="normal" fo:font-weight="normal" style:font-size-asian="16pt" style:font-weight-asian="bold" style:font-size-complex="16pt" style:font-weight-complex="bold"/>
    </style:style>
    <style:style style:name="P32" style:family="paragraph" style:parent-style-name="Standard">
      <style:text-properties fo:font-variant="normal" fo:text-transform="none" fo:color="#000000" loext:opacity="100%" style:font-name="quote-cjk-patch" fo:font-size="16pt" fo:letter-spacing="normal" fo:font-style="normal" style:text-underline-style="solid" style:text-underline-width="auto" style:text-underline-color="font-color" fo:font-weight="bold" style:font-size-asian="16pt" style:font-weight-asian="bold" style:font-size-complex="16pt" style:font-weight-complex="bold"/>
    </style:style>
    <style:style style:name="P33" style:family="paragraph" style:parent-style-name="Table_20_Contents">
      <style:paragraph-properties fo:margin-left="0in" fo:margin-right="0in" fo:line-height="172%" fo:text-indent="0in" style:auto-text-indent="false"/>
    </style:style>
    <style:style style:name="P34" style:family="paragraph" style:parent-style-name="Table_20_Contents">
      <style:paragraph-properties fo:margin-left="0in" fo:margin-right="0in" fo:line-height="172%" fo:text-indent="0in" style:auto-text-indent="false"/>
      <style:text-properties fo:color="#000000" loext:opacity="100%" style:font-name="Liberation Serif" fo:font-size="12pt" style:font-size-asian="12pt" style:font-size-complex="12pt"/>
    </style:style>
    <style:style style:name="P35" style:family="paragraph" style:parent-style-name="Table_20_Contents">
      <style:paragraph-properties fo:line-height="172%"/>
      <style:text-properties fo:color="#000000" loext:opacity="100%" style:font-name="Liberation Serif" fo:font-size="12pt" style:font-size-asian="12pt" style:font-size-complex="12pt"/>
    </style:style>
    <style:style style:name="P36" style:family="paragraph" style:parent-style-name="Table_20_Heading">
      <style:paragraph-properties fo:margin-left="0in" fo:margin-right="0in" fo:line-height="172%" fo:text-align="start" style:justify-single-word="false" fo:text-indent="0in" style:auto-text-indent="false"/>
    </style:style>
    <style:style style:name="P37" style:family="paragraph" style:parent-style-name="Text_20_body" style:list-style-name="L1"/>
    <style:style style:name="P38" style:family="paragraph" style:parent-style-name="Text_20_body">
      <style:text-properties fo:font-size="12pt" fo:font-weight="normal" officeooo:paragraph-rsid="0008093b" style:font-size-asian="12pt" style:font-weight-asian="normal" style:font-size-complex="12pt" style:font-weight-complex="normal"/>
    </style:style>
    <style:style style:name="P39" style:family="paragraph" style:parent-style-name="Text_20_body" style:list-style-name="L2">
      <style:text-properties officeooo:paragraph-rsid="0008093b"/>
    </style:style>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text-properties officeooo:paragraph-rsid="000901e7"/>
    </style:style>
    <style:style style:name="P49" style:family="paragraph" style:parent-style-name="Text_20_body" style:list-style-name="L12"/>
    <style:style style:name="P50" style:family="paragraph" style:parent-style-name="Text_20_body" style:list-style-name="L13"/>
    <style:style style:name="P51" style:family="paragraph" style:parent-style-name="Text_20_body" style:list-style-name="L14"/>
    <style:style style:name="P52" style:family="paragraph" style:parent-style-name="Text_20_body" style:list-style-name="L15"/>
    <style:style style:name="P53" style:family="paragraph" style:parent-style-name="Text_20_body" style:list-style-name="L16"/>
    <style:style style:name="P54" style:family="paragraph" style:parent-style-name="Text_20_body" style:list-style-name="L17"/>
    <style:style style:name="P55" style:family="paragraph" style:parent-style-name="Text_20_body" style:list-style-name="L18"/>
    <style:style style:name="P56" style:family="paragraph" style:parent-style-name="Text_20_body" style:list-style-name="L19"/>
    <style:style style:name="P57" style:family="paragraph" style:parent-style-name="Text_20_body" style:list-style-name="L20"/>
    <style:style style:name="P58" style:family="paragraph" style:parent-style-name="Text_20_body" style:list-style-name="L21"/>
    <style:style style:name="P59" style:family="paragraph" style:parent-style-name="Text_20_body" style:list-style-name="L22"/>
    <style:style style:name="P60" style:family="paragraph" style:parent-style-name="Text_20_body" style:list-style-name="L23"/>
    <style:style style:name="P61" style:family="paragraph" style:parent-style-name="Text_20_body" style:list-style-name="L24"/>
    <style:style style:name="P62" style:family="paragraph" style:parent-style-name="Text_20_body" style:list-style-name="L25">
      <style:paragraph-properties fo:margin-left="0in" fo:margin-right="0in" fo:margin-top="0in" fo:margin-bottom="0in" style:contextual-spacing="false" style:line-height-at-least="0.2917in" fo:orphans="2" fo:widows="2" fo:text-indent="0in" style:auto-text-indent="false" fo:padding="0in" fo:border="none"/>
    </style:style>
    <style:style style:name="P63" style:family="paragraph" style:parent-style-name="Text_20_body" style:list-style-name="L26">
      <style:paragraph-properties fo:margin-left="0in" fo:margin-right="0in" fo:margin-top="0in" fo:margin-bottom="0in" style:contextual-spacing="false" style:line-height-at-least="0.2917in" fo:orphans="2" fo:widows="2" fo:text-indent="0in" style:auto-text-indent="false" fo:padding="0in" fo:border="none"/>
    </style:style>
    <style:style style:name="P64" style:family="paragraph" style:parent-style-name="Text_20_body" style:list-style-name="L27">
      <style:paragraph-properties fo:margin-left="0in" fo:margin-right="0in" fo:margin-top="0in" fo:margin-bottom="0.0417in" style:contextual-spacing="false" style:line-height-at-least="0.2917in" fo:orphans="2" fo:widows="2" fo:text-indent="0in" style:auto-text-indent="false" fo:padding="0in" fo:border="none"/>
    </style:style>
    <style:style style:name="P65" style:family="paragraph" style:parent-style-name="Text_20_body" style:list-style-name="L27">
      <style:paragraph-properties fo:margin-left="0in" fo:margin-right="0in" fo:margin-top="0in" fo:margin-bottom="0in" style:contextual-spacing="false" style:line-height-at-least="0.2917in" fo:orphans="2" fo:widows="2" fo:text-indent="0in" style:auto-text-indent="false" fo:padding="0in" fo:border="none"/>
    </style:style>
    <style:style style:name="P66" style:family="paragraph" style:parent-style-name="Text_20_body" style:list-style-name="L28">
      <style:paragraph-properties fo:margin-left="0in" fo:margin-right="0in" fo:margin-top="0in" fo:margin-bottom="0in" style:contextual-spacing="false" style:line-height-at-least="0.2917in" fo:orphans="2" fo:widows="2" fo:text-indent="0in" style:auto-text-indent="false" fo:padding="0in" fo:border="none"/>
    </style:style>
    <style:style style:name="P67" style:family="paragraph" style:parent-style-name="Text_20_body" style:list-style-name="L29">
      <style:paragraph-properties fo:margin-left="0in" fo:margin-right="0in" fo:margin-top="0in" fo:margin-bottom="0.0417in" style:contextual-spacing="false" style:line-height-at-least="0.2917in" fo:orphans="2" fo:widows="2" fo:text-indent="0in" style:auto-text-indent="false" fo:padding="0in" fo:border="none"/>
    </style:style>
    <style:style style:name="P68" style:family="paragraph" style:parent-style-name="Text_20_body" style:list-style-name="L29">
      <style:paragraph-properties fo:margin-left="0in" fo:margin-right="0in" fo:margin-top="0in" fo:margin-bottom="0in" style:contextual-spacing="false" style:line-height-at-least="0.2917in" fo:orphans="2" fo:widows="2" fo:text-indent="0in" style:auto-text-indent="false" fo:padding="0in" fo:border="none"/>
    </style:style>
    <style:style style:name="P69" style:family="paragraph" style:parent-style-name="Text_20_body" style:list-style-name="L30">
      <style:paragraph-properties fo:margin-left="0in" fo:margin-right="0in" fo:margin-top="0in" fo:margin-bottom="0in" style:contextual-spacing="false" style:line-height-at-least="0.2917in" fo:orphans="2" fo:widows="2" fo:text-indent="0in" style:auto-text-indent="false" fo:padding="0in" fo:border="none"/>
    </style:style>
    <style:style style:name="P70" style:family="paragraph" style:parent-style-name="Text_20_body" style:list-style-name="L33">
      <style:paragraph-properties fo:margin-left="0in" fo:margin-right="0in" fo:margin-top="0in" fo:margin-bottom="0in" style:contextual-spacing="false" style:line-height-at-least="0.2917in" fo:orphans="2" fo:widows="2" fo:text-indent="0in" style:auto-text-indent="false" fo:padding="0in" fo:border="none"/>
    </style:style>
    <style:style style:name="P71" style:family="paragraph" style:parent-style-name="Text_20_body" style:list-style-name="L33">
      <style:paragraph-properties fo:margin-left="0in" fo:margin-right="0in" fo:margin-top="0in" fo:margin-bottom="0.0417in" style:contextual-spacing="false" style:line-height-at-least="0.2917in" fo:orphans="2" fo:widows="2" fo:text-indent="0in" style:auto-text-indent="false" fo:padding="0in" fo:border="none"/>
    </style:style>
    <style:style style:name="P72" style:family="paragraph" style:parent-style-name="Text_20_body" style:list-style-name="L34">
      <style:paragraph-properties fo:margin-left="0in" fo:margin-right="0in" fo:margin-top="0in" fo:margin-bottom="0.0417in" style:contextual-spacing="false" style:line-height-at-least="0.2917in" fo:orphans="2" fo:widows="2" fo:text-indent="0in" style:auto-text-indent="false" fo:padding="0in" fo:border="none"/>
    </style:style>
    <style:style style:name="P73" style:family="paragraph" style:parent-style-name="Text_20_body" style:list-style-name="L34">
      <style:paragraph-properties fo:margin-left="0in" fo:margin-right="0in" fo:margin-top="0in" fo:margin-bottom="0in" style:contextual-spacing="false" style:line-height-at-least="0.2917in" fo:orphans="2" fo:widows="2" fo:text-indent="0in" style:auto-text-indent="false" fo:padding="0in" fo:border="none"/>
    </style:style>
    <style:style style:name="P74" style:family="paragraph" style:parent-style-name="Text_20_body" style:list-style-name="L35">
      <style:paragraph-properties fo:margin-left="0in" fo:margin-right="0in" fo:margin-top="0in" fo:margin-bottom="0.0417in" style:contextual-spacing="false" style:line-height-at-least="0.2917in" fo:orphans="2" fo:widows="2" fo:text-indent="0in" style:auto-text-indent="false" fo:padding="0in" fo:border="none"/>
    </style:style>
    <style:style style:name="P75" style:family="paragraph" style:parent-style-name="Text_20_body" style:list-style-name="L35">
      <style:paragraph-properties fo:margin-left="0in" fo:margin-right="0in" fo:margin-top="0in" fo:margin-bottom="0in" style:contextual-spacing="false" style:line-height-at-least="0.2917in" fo:orphans="2" fo:widows="2" fo:text-indent="0in" style:auto-text-indent="false" fo:padding="0in" fo:border="none"/>
    </style:style>
    <style:style style:name="P76" style:family="paragraph" style:parent-style-name="Text_20_body" style:list-style-name="L36">
      <style:paragraph-properties fo:margin-left="0in" fo:margin-right="0in" fo:margin-top="0in" fo:margin-bottom="0in" style:contextual-spacing="false" style:line-height-at-least="0.2917in" fo:orphans="2" fo:widows="2" fo:text-indent="0in" style:auto-text-indent="false" fo:padding="0in" fo:border="none"/>
    </style:style>
    <style:style style:name="P77" style:family="paragraph" style:parent-style-name="Text_20_body" style:list-style-name="L36">
      <style:paragraph-properties fo:margin-left="0in" fo:margin-right="0in" fo:margin-top="0in" fo:margin-bottom="0.0417in" style:contextual-spacing="false" style:line-height-at-least="0.2917in" fo:orphans="2" fo:widows="2" fo:text-indent="0in" style:auto-text-indent="false" fo:padding="0in" fo:border="none"/>
    </style:style>
    <style:style style:name="P78" style:family="paragraph" style:parent-style-name="Text_20_body" style:list-style-name="L37">
      <style:paragraph-properties fo:margin-left="0in" fo:margin-right="0in" fo:margin-top="0in" fo:margin-bottom="0in" style:contextual-spacing="false" style:line-height-at-least="0.2917in" fo:orphans="2" fo:widows="2" fo:text-indent="0in" style:auto-text-indent="false" fo:padding="0in" fo:border="none"/>
    </style:style>
    <style:style style:name="P79" style:family="paragraph" style:parent-style-name="Text_20_body" style:list-style-name="L37">
      <style:paragraph-properties fo:margin-left="0in" fo:margin-right="0in" fo:margin-top="0in" fo:margin-bottom="0.0417in" style:contextual-spacing="false" style:line-height-at-least="0.2917in" fo:orphans="2" fo:widows="2" fo:text-indent="0in" style:auto-text-indent="false" fo:padding="0in" fo:border="none"/>
    </style:style>
    <style:style style:name="P80" style:family="paragraph" style:parent-style-name="Text_20_body" style:list-style-name="L38">
      <style:paragraph-properties fo:margin-left="0in" fo:margin-right="0in" fo:margin-top="0in" fo:margin-bottom="0in" style:contextual-spacing="false" style:line-height-at-least="0.2917in" fo:orphans="2" fo:widows="2" fo:text-indent="0in" style:auto-text-indent="false" fo:padding="0in" fo:border="none"/>
    </style:style>
    <style:style style:name="P81" style:family="paragraph" style:parent-style-name="Text_20_body" style:list-style-name="L38">
      <style:paragraph-properties fo:margin-left="0in" fo:margin-right="0in" fo:margin-top="0in" fo:margin-bottom="0.0417in" style:contextual-spacing="false" style:line-height-at-least="0.2917in" fo:orphans="2" fo:widows="2" fo:text-indent="0in" style:auto-text-indent="false" fo:padding="0in" fo:border="none"/>
    </style:style>
    <style:style style:name="P82" style:family="paragraph" style:parent-style-name="Text_20_body" style:list-style-name="L44">
      <style:paragraph-properties fo:margin-left="0in" fo:margin-right="0in" fo:margin-top="0in" fo:margin-bottom="0.0417in" style:contextual-spacing="false" style:line-height-at-least="0.2917in" fo:orphans="2" fo:widows="2" fo:text-indent="0in" style:auto-text-indent="false" fo:padding="0in" fo:border="none"/>
      <style:text-properties officeooo:paragraph-rsid="000eeb0a"/>
    </style:style>
    <style:style style:name="P83" style:family="paragraph" style:parent-style-name="Text_20_body" style:list-style-name="L44">
      <style:paragraph-properties fo:margin-left="0in" fo:margin-right="0in" fo:margin-top="0in" fo:margin-bottom="0in" style:contextual-spacing="false" style:line-height-at-least="0.2917in" fo:orphans="2" fo:widows="2" fo:text-indent="0in" style:auto-text-indent="false" fo:padding="0in" fo:border="none"/>
      <style:text-properties officeooo:paragraph-rsid="000eeb0a"/>
    </style:style>
    <style:style style:name="P84" style:family="paragraph" style:parent-style-name="Text_20_body" style:list-style-name="L44">
      <style:paragraph-properties fo:margin-left="0in" fo:margin-right="0in" fo:margin-top="0in" fo:margin-bottom="0in" style:contextual-spacing="false" style:line-height-at-least="0.2917in" fo:orphans="2" fo:widows="2" fo:text-indent="0in" style:auto-text-indent="false" fo:padding="0in" fo:border="none"/>
    </style:style>
    <style:style style:name="P85" style:family="paragraph" style:parent-style-name="Text_20_body" style:list-style-name="L44">
      <style:paragraph-properties fo:margin-left="0in" fo:margin-right="0in" fo:margin-top="0in" fo:margin-bottom="0.0417in" style:contextual-spacing="false" style:line-height-at-least="0.2917in" fo:orphans="2" fo:widows="2" fo:text-indent="0in" style:auto-text-indent="false" fo:padding="0in" fo:border="none"/>
    </style:style>
    <style:style style:name="P86" style:family="paragraph" style:parent-style-name="Text_20_body" style:list-style-name="L45">
      <style:paragraph-properties fo:margin-left="0in" fo:margin-right="0in" fo:margin-top="0in" fo:margin-bottom="0.0417in" style:contextual-spacing="false" style:line-height-at-least="0.2917in" fo:orphans="2" fo:widows="2" fo:text-indent="0in" style:auto-text-indent="false" fo:padding="0in" fo:border="none"/>
    </style:style>
    <style:style style:name="P87" style:family="paragraph" style:parent-style-name="Text_20_body" style:list-style-name="L45">
      <style:paragraph-properties fo:margin-left="0in" fo:margin-right="0in" fo:margin-top="0in" fo:margin-bottom="0in" style:contextual-spacing="false" style:line-height-at-least="0.2917in" fo:orphans="2" fo:widows="2" fo:text-indent="0in" style:auto-text-indent="false" fo:padding="0in" fo:border="none"/>
    </style:style>
    <style:style style:name="P88" style:family="paragraph" style:parent-style-name="Text_20_body" style:list-style-name="L46">
      <style:paragraph-properties fo:margin-left="0in" fo:margin-right="0in" fo:margin-top="0in" fo:margin-bottom="0.0417in" style:contextual-spacing="false" style:line-height-at-least="0.2917in" fo:orphans="2" fo:widows="2" fo:text-indent="0in" style:auto-text-indent="false" fo:padding="0in" fo:border="none"/>
    </style:style>
    <style:style style:name="P89" style:family="paragraph" style:parent-style-name="Text_20_body" style:list-style-name="L46">
      <style:paragraph-properties fo:margin-left="0in" fo:margin-right="0in" fo:margin-top="0in" fo:margin-bottom="0in" style:contextual-spacing="false" style:line-height-at-least="0.2917in" fo:orphans="2" fo:widows="2" fo:text-indent="0in" style:auto-text-indent="false" fo:padding="0in" fo:border="none"/>
    </style:style>
    <style:style style:name="P90" style:family="paragraph" style:parent-style-name="Text_20_body" style:list-style-name="L47">
      <style:paragraph-properties fo:margin-left="0in" fo:margin-right="0in" fo:margin-top="0in" fo:margin-bottom="0.0417in" style:contextual-spacing="false" style:line-height-at-least="0.2917in" fo:orphans="2" fo:widows="2" fo:text-indent="0in" style:auto-text-indent="false" fo:padding="0in" fo:border="none"/>
    </style:style>
    <style:style style:name="P91" style:family="paragraph" style:parent-style-name="Text_20_body" style:list-style-name="L47">
      <style:paragraph-properties fo:margin-left="0in" fo:margin-right="0in" fo:margin-top="0in" fo:margin-bottom="0in" style:contextual-spacing="false" style:line-height-at-least="0.2917in" fo:orphans="2" fo:widows="2" fo:text-indent="0in" style:auto-text-indent="false" fo:padding="0in" fo:border="none"/>
    </style:style>
    <style:style style:name="P92" style:family="paragraph" style:parent-style-name="Text_20_body" style:list-style-name="L48">
      <style:paragraph-properties fo:margin-left="0in" fo:margin-right="0in" fo:margin-top="0in" fo:margin-bottom="0.0417in" style:contextual-spacing="false" style:line-height-at-least="0.2917in" fo:orphans="2" fo:widows="2" fo:text-indent="0in" style:auto-text-indent="false" fo:padding="0in" fo:border="none"/>
    </style:style>
    <style:style style:name="P93" style:family="paragraph" style:parent-style-name="Text_20_body" style:list-style-name="L48">
      <style:paragraph-properties fo:margin-left="0in" fo:margin-right="0in" fo:margin-top="0in" fo:margin-bottom="0in" style:contextual-spacing="false" style:line-height-at-least="0.2917in" fo:orphans="2" fo:widows="2" fo:text-indent="0in" style:auto-text-indent="false" fo:padding="0in" fo:border="none"/>
    </style:style>
    <style:style style:name="P94" style:family="paragraph" style:parent-style-name="Text_20_body" style:list-style-name="L71">
      <style:paragraph-properties fo:margin-left="0in" fo:margin-right="0in" fo:margin-top="0in" fo:margin-bottom="0.0417in" style:contextual-spacing="false" style:line-height-at-least="0.2917in" fo:orphans="2" fo:widows="2" fo:text-indent="0in" style:auto-text-indent="false" fo:padding="0in" fo:border="none"/>
    </style:style>
    <style:style style:name="P95" style:family="paragraph" style:parent-style-name="Text_20_body" style:list-style-name="L71">
      <style:paragraph-properties fo:margin-left="0in" fo:margin-right="0in" fo:margin-top="0in" fo:margin-bottom="0in" style:contextual-spacing="false" style:line-height-at-least="0.2917in" fo:orphans="2" fo:widows="2" fo:text-indent="0in" style:auto-text-indent="false" fo:padding="0in" fo:border="none"/>
    </style:style>
    <style:style style:name="P96" style:family="paragraph" style:parent-style-name="Text_20_body" style:list-style-name="L72">
      <style:paragraph-properties fo:margin-left="0in" fo:margin-right="0in" fo:margin-top="0in" fo:margin-bottom="0.0417in" style:contextual-spacing="false" style:line-height-at-least="0.2917in" fo:orphans="2" fo:widows="2" fo:text-indent="0in" style:auto-text-indent="false" fo:padding="0in" fo:border="none"/>
    </style:style>
    <style:style style:name="P97" style:family="paragraph" style:parent-style-name="Text_20_body" style:list-style-name="L72">
      <style:paragraph-properties fo:margin-left="0in" fo:margin-right="0in" fo:margin-top="0in" fo:margin-bottom="0in" style:contextual-spacing="false" style:line-height-at-least="0.2917in" fo:orphans="2" fo:widows="2" fo:text-indent="0in" style:auto-text-indent="false" fo:padding="0in" fo:border="none"/>
    </style:style>
    <style:style style:name="P98" style:family="paragraph" style:parent-style-name="Text_20_body" style:list-style-name="L73">
      <style:paragraph-properties fo:margin-left="0in" fo:margin-right="0in" fo:margin-top="0in" fo:margin-bottom="0.0417in" style:contextual-spacing="false" style:line-height-at-least="0.2917in" fo:orphans="2" fo:widows="2" fo:text-indent="0in" style:auto-text-indent="false" fo:padding="0in" fo:border="none"/>
    </style:style>
    <style:style style:name="P99" style:family="paragraph" style:parent-style-name="Text_20_body" style:list-style-name="L73">
      <style:paragraph-properties fo:margin-left="0in" fo:margin-right="0in" fo:margin-top="0in" fo:margin-bottom="0in" style:contextual-spacing="false" style:line-height-at-least="0.2917in" fo:orphans="2" fo:widows="2" fo:text-indent="0in" style:auto-text-indent="false" fo:padding="0in" fo:border="none"/>
    </style:style>
    <style:style style:name="P100" style:family="paragraph" style:parent-style-name="Text_20_body" style:list-style-name="L74">
      <style:paragraph-properties fo:margin-left="0in" fo:margin-right="0in" fo:margin-top="0in" fo:margin-bottom="0.0417in" style:contextual-spacing="false" style:line-height-at-least="0.2917in" fo:orphans="2" fo:widows="2" fo:text-indent="0in" style:auto-text-indent="false" fo:padding="0in" fo:border="none"/>
    </style:style>
    <style:style style:name="P101" style:family="paragraph" style:parent-style-name="Text_20_body" style:list-style-name="L74">
      <style:paragraph-properties fo:margin-left="0in" fo:margin-right="0in" fo:margin-top="0in" fo:margin-bottom="0in" style:contextual-spacing="false" style:line-height-at-least="0.2917in" fo:orphans="2" fo:widows="2" fo:text-indent="0in" style:auto-text-indent="false" fo:padding="0in" fo:border="none"/>
    </style:style>
    <style:style style:name="P102" style:family="paragraph" style:parent-style-name="Text_20_body" style:list-style-name="L75">
      <style:paragraph-properties fo:margin-left="0in" fo:margin-right="0in" fo:margin-top="0in" fo:margin-bottom="0.0417in" style:contextual-spacing="false" style:line-height-at-least="0.2917in" fo:orphans="2" fo:widows="2" fo:text-indent="0in" style:auto-text-indent="false" fo:padding="0in" fo:border="none"/>
    </style:style>
    <style:style style:name="P103" style:family="paragraph" style:parent-style-name="Text_20_body" style:list-style-name="L75">
      <style:paragraph-properties fo:margin-left="0in" fo:margin-right="0in" fo:margin-top="0in" fo:margin-bottom="0in" style:contextual-spacing="false" style:line-height-at-least="0.2917in" fo:orphans="2" fo:widows="2" fo:text-indent="0in" style:auto-text-indent="false" fo:padding="0in" fo:border="none"/>
    </style:style>
    <style:style style:name="P104" style:family="paragraph" style:parent-style-name="Text_20_body" style:list-style-name="L76">
      <style:paragraph-properties fo:margin-left="0in" fo:margin-right="0in" fo:margin-top="0in" fo:margin-bottom="0.0417in" style:contextual-spacing="false" style:line-height-at-least="0.2917in" fo:orphans="2" fo:widows="2" fo:text-indent="0in" style:auto-text-indent="false" fo:padding="0in" fo:border="none"/>
    </style:style>
    <style:style style:name="P105" style:family="paragraph" style:parent-style-name="Text_20_body" style:list-style-name="L76">
      <style:paragraph-properties fo:margin-left="0in" fo:margin-right="0in" fo:margin-top="0in" fo:margin-bottom="0in" style:contextual-spacing="false" style:line-height-at-least="0.2917in" fo:orphans="2" fo:widows="2" fo:text-indent="0in" style:auto-text-indent="false" fo:padding="0in" fo:border="none"/>
    </style:style>
    <style:style style:name="P106" style:family="paragraph" style:parent-style-name="Text_20_body" style:list-style-name="L77">
      <style:paragraph-properties fo:margin-left="0in" fo:margin-right="0in" fo:margin-top="0in" fo:margin-bottom="0.0417in" style:contextual-spacing="false" style:line-height-at-least="0.2917in" fo:orphans="2" fo:widows="2" fo:text-indent="0in" style:auto-text-indent="false" fo:padding="0in" fo:border="none"/>
    </style:style>
    <style:style style:name="P107" style:family="paragraph" style:parent-style-name="Text_20_body" style:list-style-name="L77">
      <style:paragraph-properties fo:margin-left="0in" fo:margin-right="0in" fo:margin-top="0in" fo:margin-bottom="0in" style:contextual-spacing="false" style:line-height-at-least="0.2917in" fo:orphans="2" fo:widows="2" fo:text-indent="0in" style:auto-text-indent="false" fo:padding="0in" fo:border="none"/>
    </style:style>
    <style:style style:name="P108" style:family="paragraph" style:parent-style-name="Text_20_body" style:list-style-name="L78">
      <style:paragraph-properties fo:margin-left="0in" fo:margin-right="0in" fo:margin-top="0in" fo:margin-bottom="0.0417in" style:contextual-spacing="false" style:line-height-at-least="0.2917in" fo:orphans="2" fo:widows="2" fo:text-indent="0in" style:auto-text-indent="false" fo:padding="0in" fo:border="none"/>
    </style:style>
    <style:style style:name="P109" style:family="paragraph" style:parent-style-name="Text_20_body" style:list-style-name="L78">
      <style:paragraph-properties fo:margin-left="0in" fo:margin-right="0in" fo:margin-top="0in" fo:margin-bottom="0in" style:contextual-spacing="false" style:line-height-at-least="0.2917in" fo:orphans="2" fo:widows="2" fo:text-indent="0in" style:auto-text-indent="false" fo:padding="0in" fo:border="none"/>
    </style:style>
    <style:style style:name="P110"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style>
    <style:style style:name="P111" style:family="paragraph" style:parent-style-name="Text_20_body">
      <style:paragraph-properties fo:margin-left="0in" fo:margin-right="0in" fo:margin-top="0.1354in" fo:margin-bottom="0.1354in" style:contextual-spacing="false" style:line-height-at-least="0.2917in" fo:orphans="2" fo:widows="2" fo:text-indent="0in" style:auto-text-indent="false"/>
    </style:style>
    <style:style style:name="P112" style:family="paragraph" style:parent-style-name="Text_20_body" style:list-style-name="L86">
      <style:paragraph-properties fo:margin-left="0in" fo:margin-right="0in" fo:margin-top="0in" fo:margin-bottom="0.0417in" style:contextual-spacing="false" style:line-height-at-least="0.2917in" fo:orphans="2" fo:widows="2" fo:text-indent="0in" style:auto-text-indent="false" fo:padding="0in" fo:border="none"/>
    </style:style>
    <style:style style:name="P113" style:family="paragraph" style:parent-style-name="Text_20_body" style:list-style-name="L86">
      <style:paragraph-properties fo:margin-left="0in" fo:margin-right="0in" fo:margin-top="0in" fo:margin-bottom="0in" style:contextual-spacing="false" style:line-height-at-least="0.2917in" fo:orphans="2" fo:widows="2" fo:text-indent="0in" style:auto-text-indent="false" fo:padding="0in" fo:border="none"/>
    </style:style>
    <style:style style:name="P114" style:family="paragraph" style:parent-style-name="Text_20_body" style:list-style-name="L87">
      <style:paragraph-properties fo:margin-left="0in" fo:margin-right="0in" fo:margin-top="0in" fo:margin-bottom="0.0417in" style:contextual-spacing="false" style:line-height-at-least="0.2917in" fo:orphans="2" fo:widows="2" fo:text-indent="0in" style:auto-text-indent="false" fo:padding="0in" fo:border="none"/>
    </style:style>
    <style:style style:name="P115" style:family="paragraph" style:parent-style-name="Text_20_body" style:list-style-name="L87">
      <style:paragraph-properties fo:margin-left="0in" fo:margin-right="0in" fo:margin-top="0in" fo:margin-bottom="0in" style:contextual-spacing="false" style:line-height-at-least="0.2917in" fo:orphans="2" fo:widows="2" fo:text-indent="0in" style:auto-text-indent="false" fo:padding="0in" fo:border="none"/>
    </style:style>
    <style:style style:name="P116" style:family="paragraph" style:parent-style-name="Text_20_body" style:list-style-name="L88">
      <style:paragraph-properties fo:margin-left="0in" fo:margin-right="0in" fo:margin-top="0in" fo:margin-bottom="0.0417in" style:contextual-spacing="false" style:line-height-at-least="0.2917in" fo:orphans="2" fo:widows="2" fo:text-indent="0in" style:auto-text-indent="false" fo:padding="0in" fo:border="none"/>
    </style:style>
    <style:style style:name="P117" style:family="paragraph" style:parent-style-name="Text_20_body" style:list-style-name="L88">
      <style:paragraph-properties fo:margin-left="0in" fo:margin-right="0in" fo:margin-top="0in" fo:margin-bottom="0in" style:contextual-spacing="false" style:line-height-at-least="0.2917in" fo:orphans="2" fo:widows="2" fo:text-indent="0in" style:auto-text-indent="false" fo:padding="0in" fo:border="none"/>
    </style:style>
    <style:style style:name="P118" style:family="paragraph" style:parent-style-name="Text_20_body" style:list-style-name="L89">
      <style:paragraph-properties fo:margin-left="0in" fo:margin-right="0in" fo:margin-top="0in" fo:margin-bottom="0.0417in" style:contextual-spacing="false" style:line-height-at-least="0.2917in" fo:orphans="2" fo:widows="2" fo:text-indent="0in" style:auto-text-indent="false" fo:padding="0in" fo:border="none"/>
    </style:style>
    <style:style style:name="P119" style:family="paragraph" style:parent-style-name="Text_20_body" style:list-style-name="L89">
      <style:paragraph-properties fo:margin-left="0in" fo:margin-right="0in" fo:margin-top="0in" fo:margin-bottom="0in" style:contextual-spacing="false" style:line-height-at-least="0.2917in" fo:orphans="2" fo:widows="2" fo:text-indent="0in" style:auto-text-indent="false" fo:padding="0in" fo:border="none"/>
    </style:style>
    <style:style style:name="P120" style:family="paragraph" style:parent-style-name="Text_20_body" style:list-style-name="L90">
      <style:paragraph-properties fo:margin-left="0in" fo:margin-right="0in" fo:margin-top="0in" fo:margin-bottom="0.0417in" style:contextual-spacing="false" style:line-height-at-least="0.2917in" fo:orphans="2" fo:widows="2" fo:text-indent="0in" style:auto-text-indent="false" fo:padding="0in" fo:border="none"/>
    </style:style>
    <style:style style:name="P121" style:family="paragraph" style:parent-style-name="Text_20_body" style:list-style-name="L91">
      <style:paragraph-properties fo:margin-left="0in" fo:margin-right="0in" fo:margin-top="0in" fo:margin-bottom="0in" style:contextual-spacing="false" style:line-height-at-least="0.2917in" fo:orphans="2" fo:widows="2" fo:text-indent="0in" style:auto-text-indent="false" fo:padding="0in" fo:border="none"/>
    </style:style>
    <style:style style:name="P122" style:family="paragraph" style:parent-style-name="Text_20_body" style:list-style-name="L92">
      <style:paragraph-properties fo:margin-left="0in" fo:margin-right="0in" fo:margin-top="0in" fo:margin-bottom="0in" style:contextual-spacing="false" style:line-height-at-least="0.2917in" fo:orphans="2" fo:widows="2" fo:text-indent="0in" style:auto-text-indent="false" fo:padding="0in" fo:border="none"/>
    </style:style>
    <style:style style:name="P123" style:family="paragraph" style:parent-style-name="Text_20_body" style:list-style-name="L27">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124" style:family="paragraph" style:parent-style-name="Text_20_body" style:list-style-name="L29">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125" style:family="paragraph" style:parent-style-name="Text_20_body" style:list-style-name="L33">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126" style:family="paragraph" style:parent-style-name="Text_20_body" style:list-style-name="L38">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127" style:family="paragraph" style:parent-style-name="Text_20_body" style:list-style-name="L44">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128" style:family="paragraph" style:parent-style-name="Text_20_body" style:list-style-name="L44">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officeooo:paragraph-rsid="000eeb0a"/>
    </style:style>
    <style:style style:name="P129" style:family="paragraph" style:parent-style-name="Text_20_body" style:list-style-name="L45">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130" style:family="paragraph" style:parent-style-name="Text_20_body" style:list-style-name="L46">
      <style:paragraph-properties fo:margin-left="0in" fo:margin-right="0in" fo:margin-top="0in" fo:margin-bottom="0.0417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131" style:family="paragraph" style:parent-style-name="Text_20_body" style:list-style-name="L47">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132" style:family="paragraph" style:parent-style-name="Text_20_body" style:list-style-name="L71">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133" style:family="paragraph" style:parent-style-name="Text_20_body" style:list-style-name="L73">
      <style:paragraph-properties fo:margin-left="0in" fo:margin-right="0in" fo:margin-top="0in" fo:margin-bottom="0.0417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134" style:family="paragraph" style:parent-style-name="Text_20_body" style:list-style-name="L73">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135" style:family="paragraph" style:parent-style-name="Text_20_body" style:list-style-name="L77">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136" style:family="paragraph" style:parent-style-name="Text_20_body" style:list-style-name="L78">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quote-cjk-patch" fo:font-size="12pt" fo:letter-spacing="normal" fo:font-style="normal" fo:font-weight="normal"/>
    </style:style>
    <style:style style:name="P137" style:family="paragraph" style:parent-style-name="Text_20_body" style:list-style-name="L86">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38" style:family="paragraph" style:parent-style-name="Text_20_body" style:list-style-name="L87">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39" style:family="paragraph" style:parent-style-name="Text_20_body" style:list-style-name="L88">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40" style:family="paragraph" style:parent-style-name="Text_20_body" style:list-style-name="L89">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41" style:family="paragraph" style:parent-style-name="Text_20_body" style:list-style-name="L90">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P142" style:family="paragraph" style:parent-style-name="Text_20_body" style:list-style-name="L31"/>
    <style:style style:name="P143" style:family="paragraph" style:parent-style-name="Text_20_body" style:list-style-name="L32"/>
    <style:style style:name="P144" style:family="paragraph" style:parent-style-name="Text_20_body" style:list-style-name="L39"/>
    <style:style style:name="P145" style:family="paragraph" style:parent-style-name="Text_20_body" style:list-style-name="L40"/>
    <style:style style:name="P146" style:family="paragraph" style:parent-style-name="Text_20_body" style:list-style-name="L41"/>
    <style:style style:name="P147" style:family="paragraph" style:parent-style-name="Text_20_body" style:list-style-name="L42"/>
    <style:style style:name="P148" style:family="paragraph" style:parent-style-name="Text_20_body" style:list-style-name="L43"/>
    <style:style style:name="P149" style:family="paragraph" style:parent-style-name="Text_20_body" style:list-style-name="L49"/>
    <style:style style:name="P150" style:family="paragraph" style:parent-style-name="Text_20_body" style:list-style-name="L50"/>
    <style:style style:name="P151" style:family="paragraph" style:parent-style-name="Text_20_body" style:list-style-name="L51"/>
    <style:style style:name="P152" style:family="paragraph" style:parent-style-name="Text_20_body" style:list-style-name="L52"/>
    <style:style style:name="P153" style:family="paragraph" style:parent-style-name="Text_20_body" style:list-style-name="L53"/>
    <style:style style:name="P154" style:family="paragraph" style:parent-style-name="Text_20_body" style:list-style-name="L54"/>
    <style:style style:name="P155" style:family="paragraph" style:parent-style-name="Text_20_body" style:list-style-name="L55"/>
    <style:style style:name="P156" style:family="paragraph" style:parent-style-name="Text_20_body" style:list-style-name="L56"/>
    <style:style style:name="P157" style:family="paragraph" style:parent-style-name="Text_20_body" style:list-style-name="L57"/>
    <style:style style:name="P158" style:family="paragraph" style:parent-style-name="Text_20_body" style:list-style-name="L58"/>
    <style:style style:name="P159" style:family="paragraph" style:parent-style-name="Text_20_body" style:list-style-name="L58">
      <style:text-properties officeooo:paragraph-rsid="0017f2ce"/>
    </style:style>
    <style:style style:name="P160" style:family="paragraph" style:parent-style-name="Text_20_body" style:list-style-name="L59"/>
    <style:style style:name="P161" style:family="paragraph" style:parent-style-name="Text_20_body" style:list-style-name="L60"/>
    <style:style style:name="P162" style:family="paragraph" style:parent-style-name="Text_20_body" style:list-style-name="L61"/>
    <style:style style:name="P163" style:family="paragraph" style:parent-style-name="Text_20_body" style:list-style-name="L62"/>
    <style:style style:name="P164" style:family="paragraph" style:parent-style-name="Text_20_body" style:list-style-name="L63"/>
    <style:style style:name="P165" style:family="paragraph" style:parent-style-name="Text_20_body" style:list-style-name="L64"/>
    <style:style style:name="P166" style:family="paragraph" style:parent-style-name="Text_20_body" style:list-style-name="L65"/>
    <style:style style:name="P167" style:family="paragraph" style:parent-style-name="Text_20_body" style:list-style-name="L66"/>
    <style:style style:name="P168" style:family="paragraph" style:parent-style-name="Text_20_body" style:list-style-name="L67"/>
    <style:style style:name="P169" style:family="paragraph" style:parent-style-name="Text_20_body" style:list-style-name="L68"/>
    <style:style style:name="P170" style:family="paragraph" style:parent-style-name="Text_20_body" style:list-style-name="L69"/>
    <style:style style:name="P171" style:family="paragraph" style:parent-style-name="Text_20_body" style:list-style-name="L70"/>
    <style:style style:name="P172" style:family="paragraph" style:parent-style-name="Text_20_body" style:list-style-name="L59">
      <style:text-properties fo:color="#000000" loext:opacity="100%" fo:font-size="10pt" style:font-size-asian="10pt" style:font-size-complex="10pt"/>
    </style:style>
    <style:style style:name="P173" style:family="paragraph" style:parent-style-name="Text_20_body">
      <style:text-properties fo:color="#000000" loext:opacity="100%" fo:font-size="12pt" style:font-size-asian="12pt" style:font-size-complex="12pt"/>
    </style:style>
    <style:style style:name="P174" style:family="paragraph" style:parent-style-name="Text_20_body" style:list-style-name="L80"/>
    <style:style style:name="P175" style:family="paragraph" style:parent-style-name="Text_20_body" style:list-style-name="L81"/>
    <style:style style:name="P176" style:family="paragraph" style:parent-style-name="Text_20_body" style:list-style-name="L82"/>
    <style:style style:name="P177" style:family="paragraph" style:parent-style-name="Text_20_body" style:list-style-name="L83"/>
    <style:style style:name="P178" style:family="paragraph" style:parent-style-name="Text_20_body" style:list-style-name="L84"/>
    <style:style style:name="P179" style:family="paragraph" style:parent-style-name="Text_20_body" style:list-style-name="L85"/>
    <style:style style:name="P180" style:family="paragraph" style:parent-style-name="Text_20_body">
      <style:text-properties fo:font-size="16pt" style:text-underline-style="solid" style:text-underline-width="auto" style:text-underline-color="font-color" officeooo:paragraph-rsid="0018d3e1" style:font-size-asian="16pt" style:font-size-complex="16pt"/>
    </style:style>
    <style:style style:name="P181" style:family="paragraph" style:parent-style-name="Text_20_body">
      <style:text-properties fo:font-size="16pt" style:font-size-asian="16pt" style:font-size-complex="16pt"/>
    </style:style>
    <style:style style:name="P182" style:family="paragraph" style:parent-style-name="Text_20_body" style:list-style-name="L100"/>
    <style:style style:name="P183" style:family="paragraph" style:parent-style-name="Text_20_body" style:list-style-name="L101"/>
    <style:style style:name="P184" style:family="paragraph" style:parent-style-name="Text_20_body" style:list-style-name="L102"/>
    <style:style style:name="P185" style:family="paragraph" style:parent-style-name="Text_20_body" style:list-style-name="L103"/>
    <style:style style:name="P186" style:family="paragraph" style:parent-style-name="Text_20_body" style:list-style-name="L104"/>
    <style:style style:name="P187" style:family="paragraph" style:parent-style-name="Text_20_body" style:list-style-name="L105"/>
    <style:style style:name="P188" style:family="paragraph" style:parent-style-name="Text_20_body" style:list-style-name="L106"/>
    <style:style style:name="P189" style:family="paragraph" style:parent-style-name="Text_20_body" style:list-style-name="L107"/>
    <style:style style:name="P190" style:family="paragraph" style:parent-style-name="Text_20_body" style:list-style-name="L108"/>
    <style:style style:name="P191" style:family="paragraph" style:parent-style-name="Text_20_body" style:list-style-name="L109"/>
    <style:style style:name="P192" style:family="paragraph" style:parent-style-name="Text_20_body" style:list-style-name="L110"/>
    <style:style style:name="P193" style:family="paragraph" style:parent-style-name="Text_20_body" style:list-style-name="L111"/>
    <style:style style:name="P194" style:family="paragraph" style:parent-style-name="Text_20_body" style:list-style-name="L112"/>
    <style:style style:name="P195" style:family="paragraph" style:parent-style-name="Text_20_body" style:list-style-name="L113"/>
    <style:style style:name="T1" style:family="text">
      <style:text-properties fo:font-size="12pt" fo:font-weight="normal" style:font-size-asian="12pt" style:font-weight-asian="normal" style:font-size-complex="12pt" style:font-weight-complex="normal"/>
    </style:style>
    <style:style style:name="T2" style:family="text">
      <style:text-properties officeooo:rsid="000aaec8"/>
    </style:style>
    <style:style style:name="T3" style:family="text">
      <style:text-properties fo:font-weight="bold"/>
    </style:style>
    <style:style style:name="T4" style:family="text">
      <style:text-properties fo:font-variant="normal" fo:text-transform="none" fo:color="#f8faff" loext:opacity="100%" style:font-name="quote-cjk-patch" fo:font-size="12pt" fo:letter-spacing="normal" fo:font-style="normal" fo:font-weight="bold"/>
    </style:style>
    <style:style style:name="T5" style:family="text">
      <style:text-properties fo:font-variant="normal" fo:text-transform="none" fo:color="#f8faff" loext:opacity="100%" style:font-name="quote-cjk-patch" fo:font-size="12pt" fo:letter-spacing="normal" fo:font-style="normal" fo:font-weight="normal"/>
    </style:style>
    <style:style style:name="T6" style:family="text">
      <style:text-properties fo:font-variant="normal" fo:text-transform="none" style:font-name="quote-cjk-patch" fo:font-size="12pt" fo:letter-spacing="normal" fo:font-style="normal" fo:font-weight="bold"/>
    </style:style>
    <style:style style:name="T7" style:family="text">
      <style:text-properties fo:font-variant="normal" fo:text-transform="none" style:font-name="quote-cjk-patch" fo:font-size="12pt" fo:letter-spacing="normal" fo:font-style="normal" fo:font-weight="normal"/>
    </style:style>
    <style:style style:name="T8" style:family="text">
      <style:text-properties fo:font-variant="normal" fo:text-transform="none" fo:color="#000000" loext:opacity="100%" style:font-name="quote-cjk-patch" fo:font-size="12pt" fo:letter-spacing="normal" fo:font-style="normal"/>
    </style:style>
    <style:style style:name="T9" style:family="text">
      <style:text-properties fo:font-variant="normal" fo:text-transform="none" fo:color="#000000" loext:opacity="100%" style:font-name="quote-cjk-patch" fo:font-size="12pt" fo:letter-spacing="normal" fo:font-style="normal" fo:font-weight="bold"/>
    </style:style>
    <style:style style:name="T10" style:family="text">
      <style:text-properties fo:font-variant="normal" fo:text-transform="none" fo:color="#000000" loext:opacity="100%" style:font-name="quote-cjk-patch" fo:font-size="12pt" fo:letter-spacing="normal" fo:font-style="normal" fo:font-weight="bold" style:font-size-asian="12pt" style:font-size-complex="12pt"/>
    </style:style>
    <style:style style:name="T11" style:family="text">
      <style:text-properties fo:font-variant="normal" fo:text-transform="none" fo:color="#000000" loext:opacity="100%" style:font-name="quote-cjk-patch" fo:font-size="12pt" fo:letter-spacing="normal" fo:font-style="normal" fo:font-weight="bold" style:font-size-asian="16pt" style:font-weight-asian="bold" style:font-size-complex="16pt" style:font-weight-complex="bold"/>
    </style:style>
    <style:style style:name="T12" style:family="text">
      <style:text-properties fo:font-variant="normal" fo:text-transform="none" fo:color="#000000" loext:opacity="100%" style:font-name="quote-cjk-patch" fo:font-size="12pt" fo:letter-spacing="normal" fo:font-style="normal" fo:font-weight="normal"/>
    </style:style>
    <style:style style:name="T13" style:family="text">
      <style:text-properties fo:font-variant="normal" fo:text-transform="none" fo:color="#000000" loext:opacity="100%" style:font-name="quote-cjk-patch" fo:font-size="12pt" fo:letter-spacing="normal" fo:font-style="normal" fo:font-weight="normal" style:font-size-asian="16pt" style:font-size-complex="16pt"/>
    </style:style>
    <style:style style:name="T14" style:family="text">
      <style:text-properties fo:font-variant="normal" fo:text-transform="none" fo:color="#000000" loext:opacity="100%" style:font-name="quote-cjk-patch" fo:font-size="12pt" fo:letter-spacing="normal" fo:font-style="normal" style:font-size-asian="16pt" style:font-size-complex="16pt"/>
    </style:style>
    <style:style style:name="T15" style:family="text">
      <style:text-properties fo:font-variant="normal" fo:text-transform="none" fo:color="#000000" loext:opacity="100%" style:font-name="quote-cjk-patch" fo:font-size="13.5pt" fo:letter-spacing="normal" fo:font-style="normal" fo:font-weight="bold"/>
    </style:style>
    <style:style style:name="T16" style:family="text">
      <style:text-properties fo:font-variant="normal" fo:text-transform="none" fo:color="#000000" loext:opacity="100%" style:font-name="quote-cjk-patch" fo:letter-spacing="normal" fo:font-style="normal" fo:font-weight="bold" style:font-weight-asian="bold" style:font-weight-complex="bold"/>
    </style:style>
    <style:style style:name="T17" style:family="text">
      <style:text-properties fo:font-variant="normal" fo:text-transform="none" fo:color="#000000" loext:opacity="100%" style:font-name="quote-cjk-patch" fo:font-size="10pt" fo:letter-spacing="normal" fo:font-style="normal" fo:font-weight="normal" style:font-size-asian="10pt" style:font-size-complex="10pt"/>
    </style:style>
    <style:style style:name="T18" style:family="text">
      <style:text-properties fo:font-variant="normal" fo:text-transform="none" fo:color="#000000" loext:opacity="100%" style:font-name="quote-cjk-patch" fo:font-size="10pt" fo:letter-spacing="normal" fo:font-style="normal" fo:font-weight="normal" officeooo:rsid="0017f2ce" style:font-size-asian="10pt" style:font-size-complex="10pt"/>
    </style:style>
    <style:style style:name="T19" style:family="text">
      <style:text-properties fo:font-variant="normal" fo:text-transform="none" fo:color="#000000" loext:opacity="100%" style:font-name="quote-cjk-patch" fo:font-size="10pt" fo:letter-spacing="normal" fo:font-style="normal" fo:font-weight="bold" style:font-size-asian="10pt" style:font-size-complex="10pt"/>
    </style:style>
    <style:style style:name="T20" style:family="text">
      <style:text-properties fo:font-variant="normal" fo:text-transform="none" fo:color="#000000" loext:opacity="100%" style:font-name="quote-cjk-patch" fo:font-size="16pt" fo:letter-spacing="normal" fo:font-style="normal" fo:font-weight="bold" style:font-size-asian="16pt" style:font-weight-asian="bold" style:font-size-complex="16pt" style:font-weight-complex="bold"/>
    </style:style>
    <style:style style:name="T21" style:family="text">
      <style:text-properties fo:font-variant="normal" fo:text-transform="none" fo:color="#000000" loext:opacity="100%" fo:letter-spacing="normal"/>
    </style:style>
    <style:style style:name="T22" style:family="text">
      <style:text-properties fo:font-variant="normal" fo:text-transform="none" fo:color="#000000" loext:opacity="100%" fo:font-size="12pt" fo:letter-spacing="normal" fo:font-style="normal" fo:font-weight="bold"/>
    </style:style>
    <style:style style:name="T23" style:family="text">
      <style:text-properties fo:font-variant="normal" fo:text-transform="none" fo:color="#000000" loext:opacity="100%" fo:font-size="12pt" fo:letter-spacing="normal" fo:font-style="normal" fo:font-weight="bold" style:font-size-asian="12pt" style:font-size-complex="12pt"/>
    </style:style>
    <style:style style:name="T24" style:family="text">
      <style:text-properties fo:font-variant="normal" fo:text-transform="none" fo:color="#000000" loext:opacity="100%" fo:font-size="12pt" fo:letter-spacing="normal" fo:font-style="normal" fo:font-weight="normal"/>
    </style:style>
    <style:style style:name="T25" style:family="text">
      <style:text-properties fo:font-variant="normal" fo:text-transform="none" fo:color="#000000" loext:opacity="100%" fo:font-size="12pt" fo:letter-spacing="normal" fo:font-style="normal" fo:font-weight="normal" style:font-size-asian="12pt" style:font-size-complex="12pt"/>
    </style:style>
    <style:style style:name="T26" style:family="text">
      <style:text-properties fo:font-variant="normal" fo:text-transform="none" fo:color="#000000" loext:opacity="100%" style:font-name="Liberation Mono" fo:font-size="12pt" fo:letter-spacing="normal" fo:font-style="normal" fo:font-weight="bold"/>
    </style:style>
    <style:style style:name="T27" style:family="text">
      <style:text-properties fo:font-variant="normal" fo:text-transform="none" fo:color="#000000" loext:opacity="100%" style:font-name="Liberation Mono" fo:font-size="12pt" fo:letter-spacing="normal" fo:font-style="normal" fo:font-weight="bold" style:font-size-asian="12pt" style:font-size-complex="12pt"/>
    </style:style>
    <style:style style:name="T28" style:family="text">
      <style:text-properties fo:font-variant="normal" fo:text-transform="none" fo:color="#000000" loext:opacity="100%" style:font-name="Liberation Mono" fo:font-size="12pt" fo:letter-spacing="normal" fo:font-style="normal" fo:font-weight="normal"/>
    </style:style>
    <style:style style:name="T29" style:family="text">
      <style:text-properties fo:font-variant="normal" fo:text-transform="none" fo:color="#000000" loext:opacity="100%" style:font-name="Liberation Mono" fo:font-size="12pt" fo:letter-spacing="normal" fo:font-style="normal" fo:font-weight="normal" style:font-size-asian="12pt" style:font-size-complex="12pt"/>
    </style:style>
    <style:style style:name="T30" style:family="text">
      <style:text-properties fo:font-variant="normal" fo:text-transform="none" fo:color="#000000" loext:opacity="100%" style:font-name="Liberation Mono" fo:letter-spacing="normal" fo:font-style="normal" fo:font-weight="bold"/>
    </style:style>
    <style:style style:name="T31" style:family="text">
      <style:text-properties fo:font-variant="normal" fo:text-transform="none" fo:color="#000000" loext:opacity="100%" style:font-name="Liberation Mono" fo:letter-spacing="normal" fo:font-style="normal" fo:font-weight="normal"/>
    </style:style>
    <style:style style:name="T32" style:family="text">
      <style:text-properties fo:font-variant="normal" fo:text-transform="none" fo:color="#000000" loext:opacity="100%" style:font-name="Liberation Serif" fo:font-size="12pt" fo:letter-spacing="normal" fo:font-style="normal" fo:font-weight="bold" style:font-size-asian="12pt" style:font-size-complex="12pt"/>
    </style:style>
    <style:style style:name="T33"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34" style:family="text">
      <style:text-properties fo:font-variant="normal" fo:text-transform="none" fo:color="#000000" loext:opacity="100%" style:font-name="Liberation Serif" fo:font-size="12pt" fo:letter-spacing="normal" fo:font-style="normal" style:font-size-asian="12pt" style:font-size-complex="12pt"/>
    </style:style>
    <style:style style:name="T35" style:family="text">
      <style:text-properties officeooo:rsid="000cf50a"/>
    </style:style>
    <style:style style:name="T36" style:family="text">
      <style:text-properties officeooo:rsid="0017f2ce"/>
    </style:style>
    <style:style style:name="T37" style:family="text">
      <style:text-properties fo:color="#000000" loext:opacity="100%"/>
    </style:style>
    <style:style style:name="T38" style:family="text">
      <style:text-properties fo:color="#000000" loext:opacity="100%" officeooo:rsid="0017f2ce"/>
    </style:style>
    <style:style style:name="T39" style:family="text">
      <style:text-properties fo:color="#000000" loext:opacity="100%" fo:font-size="11.25pt" fo:font-weight="bold"/>
    </style:style>
    <style:style style:name="T40" style:family="text">
      <style:text-properties fo:color="#000000" loext:opacity="100%" style:font-name="Liberation Mono" fo:font-size="11.25pt" fo:font-weight="bold"/>
    </style:style>
    <style:style style:name="T41" style:family="text">
      <style:text-properties fo:color="#000000" loext:opacity="100%" style:font-name="Liberation Mono" fo:font-weight="bold"/>
    </style:style>
    <style:style style:name="T42" style:family="text">
      <style:text-properties fo:color="#000000" loext:opacity="100%" style:font-name="Liberation Mono" fo:font-size="12pt" fo:font-weight="bold" style:font-size-asian="12pt" style:font-size-complex="12pt"/>
    </style:style>
    <style:style style:name="T43" style:family="text">
      <style:text-properties fo:color="#000000" loext:opacity="100%" fo:font-size="12pt" fo:font-weight="bold" style:font-size-asian="12pt" style:font-size-complex="12pt"/>
    </style:style>
    <style:style style:name="T44" style:family="text">
      <style:text-properties fo:color="#000000" loext:opacity="100%" style:font-name="Liberation Serif" fo:font-size="12pt" fo:font-weight="bold" style:font-size-asian="12pt" style:font-size-complex="12pt"/>
    </style:style>
    <style:style style:name="T45" style:family="text">
      <style:text-properties fo:background-color="#ffff00" loext:char-shading-value="0"/>
    </style:style>
    <style:style style:name="T46" style:family="text">
      <style:text-properties fo:color="#f5f5f5" loext:opacity="100%" fo:font-size="11.25pt" fo:font-weight="bold"/>
    </style:style>
    <style:style style:name="T47" style:family="text">
      <style:text-properties fo:font-size="11.25pt" fo:font-weight="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mputational analysis of cancer genome sequencing data</text:p>
      <text:p text:style-name="P4"/>
      <text:h text:style-name="P2" text:outline-level="3"><text:span text:style-name="Strong_20_Emphasis">Αντικείμενο - Τι αναλύεται</text:span></text:h>
      <text:p text:style-name="Text_20_body">Η παράγραφος περιγράφει τα βήματα και τις τεχνολογίες που χρησιμοποιούνται για:</text:p>
      <text:list text:style-name="L1">
        <text:list-item>
          <text:p text:style-name="P37">Την προεπεξεργασία των δεδομένων αλληλούχισης (sequencing reads)</text:p>
        </text:list-item>
        <text:list-item>
          <text:p text:style-name="P37">Τον εντοπισμό σωματικών μεταλλάξεων (π.χ. SNVs, Indels)</text:p>
        </text:list-item>
        <text:list-item>
          <text:p text:style-name="P37">Τον εντοπισμό δομικών μεταβολών (structural variants - SVs)</text:p>
        </text:list-item>
        <text:list-item>
          <text:p text:style-name="P37">Την αναγνώριση καρκινικών "οδηγών" μεταλλάξεων (driver mutations)</text:p>
        </text:list-item>
        <text:list-item>
          <text:p text:style-name="P37">Την ανάλυση προτύπων μεταλλακτικών υπογραφών (mutational signatures)</text:p>
        </text:list-item>
        <text:list-item>
          <text:p text:style-name="P37">Την κατανόηση της κλωνικής σύνθεσης και εξέλιξης των όγκων</text:p>
        </text:list-item>
        <text:list-item>
          <text:p text:style-name="P37"/>
        </text:list-item>
      </text:list>
      <text:p text:style-name="P4">Preprocessing sequencing reads</text:p>
      <text:p text:style-name="P38">Τα reads (FASTQ ή BAM) χαρτογραφούνται στο ανθρώπινο αναφοράς γονιδίωμα (συνήθως GRCh37 ή GRCh38).</text:p>
      <text:p text:style-name="P20">Χρησιμοποιούνται αλγόριθμοι όπως:</text:p>
      <text:p text:style-name="P20"><text:span text:style-name="Strong_20_Emphasis"><text:tab/><text:tab/>BWA-MEM</text:span> για DNA δεδομένα</text:p>
      <text:p text:style-name="P20"><text:span text:style-name="Strong_20_Emphasis"><text:tab/><text:tab/>STAR</text:span> και <text:span text:style-name="Strong_20_Emphasis">HISAT</text:span> για RNA δεδομένα</text:p>
      <text:p text:style-name="P20"/>
      <text:p text:style-name="P20">Έλεγχος ποιότητας γίνεται με εργαλεία όπως:</text:p>
      <text:list text:style-name="L2">
        <text:list-item>
          <text:list>
            <text:list-header>
              <text:p text:style-name="P39"><text:span text:style-name="Strong_20_Emphasis">FastQC</text:span>, <text:span text:style-name="Strong_20_Emphasis">Alfred</text:span>, <text:span text:style-name="Strong_20_Emphasis">Qualimap2</text:span></text:p>
              <text:p text:style-name="P39">Προβλήματα:</text:p>
            </text:list-header>
            <text:list-item>
              <text:p text:style-name="P39">Index hopping (σε multiplexed βιβλιοθήκες)</text:p>
            </text:list-item>
            <text:list-item>
              <text:p text:style-name="P39">Λάθη ευθυγράμμισης λόγω πολυμορφισμών ή ατελών αναφορών</text:p>
              <text:p text:style-name="P39"/>
              <text:p text:style-name="P39">Προτείνεται η μετάβαση σε <text:span text:style-name="Strong_20_Emphasis">graph-based aligners</text:span> και η χρήση long-read τεχνολογιών στο μέλλον</text:p>
            </text:list-item>
          </text:list>
        </text:list-item>
      </text:list>
      <text:h text:style-name="Heading_20_3" text:outline-level="3">Τι σημαίνει πρακτικά:</text:h>
      <text:p text:style-name="Text_20_body">Είναι το κρίσιμο πρώτο βήμα για σωστή downstream ανάλυση. Αν η ευθυγράμμιση γίνει λάθος, όλα τα αποτελέσματα που ακολουθούν (μεταλλάξεις, δομικές ανακατατάξεις) μπορεί να είναι αναξιόπιστα.</text:p>
      <text:p text:style-name="P4"/>
      <text:h text:style-name="P2" text:outline-level="3"><text:soft-page-break/><text:span text:style-name="Strong_20_Emphasis">Α. Είσοδος δεδομένων (Raw δεδομένα)</text:span></text:h>
      <text:list text:style-name="L3">
        <text:list-item>
          <text:p text:style-name="P40">Τα δεδομένα φτάνουν από το sequencer συνήθως σε μορφή:</text:p>
          <text:list>
            <text:list-item>
              <text:p text:style-name="P40"><text:span text:style-name="Strong_20_Emphasis">FASTQ αρχεία</text:span> (ακατέργαστες αλληλουχίες + ποιοτικοί δείκτες)</text:p>
            </text:list-item>
            <text:list-item>
              <text:p text:style-name="P40"><text:span text:style-name="Strong_20_Emphasis">BAM αρχεία</text:span> (ήδη ευθυγραμμισμένα reads σε reference genome, αν η ευθυγράμμιση έγινε από το sequencer)</text:p>
            </text:list-item>
          </text:list>
        </text:list-item>
      </text:list>
      <text:h text:style-name="P2" text:outline-level="3"><text:span text:style-name="Strong_20_Emphasis">Β. Ευθυγράμμιση (Read alignment/mapping)</text:span></text:h>
      <text:list text:style-name="L4">
        <text:list-item>
          <text:p text:style-name="P41">Τα reads χαρτογραφούνται (mapped) στο ανθρώπινο αναφοράς γονιδίωμα (π.χ. GRCh37 ή GRCh38).</text:p>
        </text:list-item>
        <text:list-item>
          <text:p text:style-name="P41">Χρησιμοποιούνται:</text:p>
          <text:list>
            <text:list-item>
              <text:p text:style-name="P41"><text:span text:style-name="Strong_20_Emphasis">BWA-MEM</text:span> Για short και long reads DNA, θεωρείται στάνταρ εργαλείο.</text:p>
            </text:list-item>
            <text:list-item>
              <text:p text:style-name="P41"><text:span text:style-name="Strong_20_Emphasis">STAR</text:span>, <text:span text:style-name="Strong_20_Emphasis">HISAT</text:span> Για RNA-seq δεδομένα, λαμβάνοντας υπόψη splicing και διαφορετικά ισομορφικά μεταγραφικά προϊόντα.</text:p>
            </text:list-item>
          </text:list>
        </text:list-item>
      </text:list>
      <text:h text:style-name="Heading_20_3" text:outline-level="3"><text:span text:style-name="Strong_20_Emphasis">Γ. Συμπίεση δεδομένων (Compression)</text:span></text:h>
      <text:list text:style-name="L5">
        <text:list-item>
          <text:p text:style-name="P42">Τα BAM αρχεία μπορεί να γίνουν <text:span text:style-name="Strong_20_Emphasis">CRAM</text:span>, ώστε να μειωθεί το μέγεθος τους (από ~100GB σε ~30-50GB ανά genome).</text:p>
        </text:list-item>
        <text:list-item>
          <text:p text:style-name="P42">Το CRAM κάνει συμπίεση αναφοράς (reference-based compression) διατηρώντας τη δυνατότητα ανάλυσης.</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text:span text:style-name="Strong_20_Emphasis">Δ. Ποιοτικός έλεγχος sequencing (QC) ΠΡΙΝ και ΜΕΤΑ το alignment</text:span></text:h>
      <text:list text:style-name="L6">
        <text:list-item>
          <text:p text:style-name="P43"><text:span text:style-name="Strong_20_Emphasis">QC πριν το alignment</text:span></text:p>
          <text:list>
            <text:list-item>
              <text:p text:style-name="P43">Εργαλεία όπως <text:span text:style-name="Strong_20_Emphasis">FastQC</text:span> χρησιμοποιούνται για:</text:p>
              <text:list>
                <text:list-item>
                  <text:p text:style-name="P43">Κατανομή ποιοτήτων βάσεων κατά μήκος του read</text:p>
                </text:list-item>
                <text:list-item>
                  <text:p text:style-name="P43">GC content</text:p>
                </text:list-item>
                <text:list-item>
                  <text:p text:style-name="P43">Εύρεση προσαρμοστών (adapters)</text:p>
                </text:list-item>
                <text:list-item>
                  <text:p text:style-name="P43">Παρουσία duplication</text:p>
                </text:list-item>
              </text:list>
            </text:list-item>
            <text:list-item>
              <text:p text:style-name="P43">Αν υπάρχει πρόβλημα π.χ. index hopping (σε multiplexing, με λανθασμένη ανάθεση reads σε δείγματα), διορθώνεται με διπλή δεικτοδότηση (dual indexing).</text:p>
            </text:list-item>
          </text:list>
        </text:list-item>
        <text:list-item>
          <text:p text:style-name="P43"><text:span text:style-name="Strong_20_Emphasis">QC μετά το alignment</text:span></text:p>
          <text:list>
            <text:list-item>
              <text:p text:style-name="P43">Ελέγχονται:</text:p>
              <text:list>
                <text:list-item>
                  <text:p text:style-name="P43">% των reads που ευθυγραμμίζονται σωστά</text:p>
                </text:list-item>
                <text:list-item>
                  <text:p text:style-name="P43">Κατανομή του insert size</text:p>
                </text:list-item>
                <text:list-item>
                  <text:p text:style-name="P43">Παρουσία PCR διπλοτύπων</text:p>
                </text:list-item>
              </text:list>
            </text:list-item>
            <text:list-item>
              <text:p text:style-name="P43">Εργαλεία:</text:p>
              <text:list>
                <text:list-item>
                  <text:p text:style-name="P43"><text:span text:style-name="Strong_20_Emphasis">Alfred</text:span></text:p>
                </text:list-item>
                <text:list-item>
                  <text:p text:style-name="P43"><text:span text:style-name="Strong_20_Emphasis">Qualimap 2</text:span></text:p>
                </text:list-item>
              </text:list>
            </text:list-item>
          </text:list>
        </text:list-item>
      </text:list>
      <text:h text:style-name="Heading_20_3" text:outline-level="3"><text:span text:style-name="Strong_20_Emphasis">Ε. Προβλήματα &amp; Περιορισμοί που αναφέρει το άρθρο</text:span></text:h>
      <text:list text:style-name="L7">
        <text:list-item>
          <text:p text:style-name="P44">Το reference genome είναι γραμμικό, άρα:</text:p>
          <text:list>
            <text:list-item>
              <text:p text:style-name="P44">Δεν καλύπτει όλη τη γενετική ποικιλομορφία.</text:p>
            </text:list-item>
            <text:list-item>
              <text:p text:style-name="P44">Υπάρχουν περιοχές που λείπουν ή είναι ατελείς (decoy sequences, viral sequences π.χ. EBV).</text:p>
            </text:list-item>
          </text:list>
        </text:list-item>
        <text:list-item>
          <text:p text:style-name="P44">Ευθυγράμμιση σε παλαιότερα reference genome assemblies:</text:p>
          <text:list>
            <text:list-item>
              <text:p text:style-name="P44">Το GRCh38 περιλαμβάνει περισσότερες εναλλακτικές περιοχές και διορθώσεις σε σχέση με GRCh37.</text:p>
            </text:list-item>
            <text:list-item>
              <text:p text:style-name="P44">Υπάρχει όμως αδράνεια στη μετάβαση σε νέα assemblies λόγω:</text:p>
              <text:list>
                <text:list-item>
                  <text:p text:style-name="P44">Ασυμβατότητας παλαιότερων αναλύσεων</text:p>
                </text:list-item>
                <text:list-item>
                  <text:p text:style-name="P44">Κόστους επανεπεξεργασίας</text:p>
                </text:list-item>
              </text:list>
            </text:list-item>
          </text:list>
        </text:list-item>
      </text:list>
      <text:p text:style-name="Text_20_body"/>
      <text:p text:style-name="Text_20_body"/>
      <text:h text:style-name="Heading_20_3" text:outline-level="3"><text:soft-page-break/><text:span text:style-name="Strong_20_Emphasis">ΣΤ. Προβλήματα με λάθος ευθυγράμμιση (Misalignment)</text:span></text:h>
      <text:list text:style-name="L8">
        <text:list-item>
          <text:p text:style-name="P45">Αν λείπουν decoy sequences, reads από αυτές τις περιοχές μπορεί να τοποθετηθούν λάθος στο υπόλοιπο genome.</text:p>
        </text:list-item>
        <text:list-item>
          <text:p text:style-name="P45">Αυτό οδηγεί σε ψευδώς θετικές μεταλλάξεις αν δεν υπάρξει επιπλέον φιλτράρισμα.</text:p>
        </text:list-item>
      </text:list>
      <text:h text:style-name="Heading_20_3" text:outline-level="3"><text:span text:style-name="Strong_20_Emphasis"/></text:h>
      <text:h text:style-name="Heading_20_3" text:outline-level="3"><text:span text:style-name="Strong_20_Emphasis">Ζ. Προτεινόμενη Βελτίωση από το άρθρο</text:span></text:h>
      <text:list text:style-name="L9">
        <text:list-item>
          <text:p text:style-name="P46">Χρήση <text:span text:style-name="Strong_20_Emphasis">graph-based alignment</text:span>, που λαμβάνει υπόψη:</text:p>
          <text:list>
            <text:list-item>
              <text:p text:style-name="P46">Πολυμορφισμούς του πληθυσμού</text:p>
            </text:list-item>
            <text:list-item>
              <text:p text:style-name="P46">Δομικές παραλλαγές</text:p>
            </text:list-item>
          </text:list>
        </text:list-item>
        <text:list-item>
          <text:p text:style-name="P46">Σε συνδυασμό με <text:span text:style-name="Strong_20_Emphasis">long-read τεχνολογίες</text:span>, ιδανικά μπορεί να οδηγήσει σε πολύ πιο ακριβή ανακατασκευή του καρκινικού γονιδιώματος.</text:p>
        </text:list-item>
      </text:list>
      <text:p text:style-name="Text_20_body"/>
      <text:p text:style-name="Text_20_body"/>
      <text:p text:style-name="Text_20_body">Αν η προεπεξεργασία γίνει λάθος (π.χ. κακή ευθυγράμμιση, αμέλεια QC), τα αποτελέσματα variant calling και η τελική βιολογική ερμηνεία μπορεί να είναι πλήρως λανθασμένα.</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text:soft-page-break/>Detecting SNVs and indels</text:p>
      <text:p text:style-name="P4"/>
      <text:h text:style-name="P1" text:outline-level="2">Τι περιλαμβάνει η ενότητα αυτή</text:h>
      <text:p text:style-name="Text_20_body">Αναφέρεται στη διαδικασία εντοπισμού:</text:p>
      <text:list text:style-name="L10">
        <text:list-item>
          <text:p text:style-name="P47"><text:span text:style-name="Strong_20_Emphasis">SNVs (Single Nucleotide Variants):</text:span> Μεταλλάξεις που αλλάζουν μία μόνο βάση στο DNA.</text:p>
        </text:list-item>
        <text:list-item>
          <text:p text:style-name="P47"><text:span text:style-name="Strong_20_Emphasis">Indels (Insertions &amp; Deletions):</text:span> Μικρές εισαγωγές ή διαγραφές λιγότερες από 50bp.</text:p>
        </text:list-item>
      </text:list>
      <text:p text:style-name="Text_20_body">Αυτό είναι από τα πιο κρίσιμα βήματα στην ανάλυση γονιδιώματος καρκίνου, διότι τα SNVs και τα indels μπορούν να αποτελούν:</text:p>
      <text:list text:style-name="L11">
        <text:list-item>
          <text:p text:style-name="P48">Καρκινογόνες μεταλλάξεις</text:p>
        </text:list-item>
        <text:list-item>
          <text:p text:style-name="P48"><text:s/>Θεραπευτικούς στόχους</text:p>
        </text:list-item>
        <text:list-item>
          <text:p text:style-name="P48">Δείκτες πρόγνωσης</text:p>
        </text:list-item>
      </text:list>
      <text:p text:style-name="Horizontal_20_Line"/>
      <text:h text:style-name="Heading_20_2" text:outline-level="2">Αναλυτικά Σημεία από το άρθρο σου:</text:h>
      <text:h text:style-name="Heading_20_3" text:outline-level="3"><text:span text:style-name="Strong_20_Emphasis">Α. Βασική αρχή ανίχνευσης μεταλλάξεων</text:span></text:h>
      <text:list text:style-name="L12">
        <text:list-item>
          <text:p text:style-name="P49">Συνήθως έχουμε:</text:p>
          <text:list>
            <text:list-item>
              <text:p text:style-name="P49">Δείγμα από όγκο (<text:span text:style-name="Strong_20_Emphasis">tumour sample</text:span>)</text:p>
            </text:list-item>
            <text:list-item>
              <text:p text:style-name="P49">Αντίστοιχο φυσιολογικό δείγμα (<text:span text:style-name="Strong_20_Emphasis">matched normal sample</text:span>, συνήθως αίμα)</text:p>
            </text:list-item>
          </text:list>
        </text:list-item>
        <text:list-item>
          <text:p text:style-name="P49">Ανιχνεύουμε παραλλαγές που:</text:p>
          <text:list>
            <text:list-item>
              <text:p text:style-name="P49">Υπάρχουν στον όγκο</text:p>
            </text:list-item>
            <text:list-item>
              <text:p text:style-name="P49">Απουσιάζουν στο φυσιολογικό δείγμα</text:p>
            </text:list-item>
            <text:list-item>
              <text:p text:style-name="P49">Αυτές θεωρούνται σωματικές μεταλλάξεις (somatic mutations)</text:p>
            </text:list-item>
          </text:list>
        </text:list-item>
      </text:list>
      <text:p text:style-name="Horizontal_20_Line"/>
      <text:h text:style-name="Heading_20_3" text:outline-level="3"><text:span text:style-name="Strong_20_Emphasis">Β. Variant Allele Fraction (VAF)</text:span></text:h>
      <text:list text:style-name="L13">
        <text:list-item>
          <text:p text:style-name="P50">Ο VAF είναι το ποσοστό των reads στο συγκεκριμένο σημείο του γονιδιώματος που φέρουν τη μετάλλαξη.</text:p>
        </text:list-item>
      </text:list>
      <text:p text:style-name="Text_20_body">Για γερμινικές μεταλλάξεις:</text:p>
      <text:list text:style-name="L14">
        <text:list-item>
          <text:p text:style-name="P51"><text:span text:style-name="Strong_20_Emphasis">VAF ≈ 50%</text:span> για ετερόζυγες</text:p>
        </text:list-item>
        <text:list-item>
          <text:p text:style-name="P51"><text:span text:style-name="Strong_20_Emphasis">VAF ≈ 100%</text:span> για ομόζυγες</text:p>
          <text:p text:style-name="P51"/>
        </text:list-item>
      </text:list>
      <text:p text:style-name="Text_20_body"><text:soft-page-break/>Για σωματικές μεταλλάξεις:</text:p>
      <text:list text:style-name="L15">
        <text:list-item>
          <text:p text:style-name="P52">Ο VAF ποικίλει, συχνά χαμηλότερος από 50%</text:p>
        </text:list-item>
        <text:list-item>
          <text:p text:style-name="P52">Εξαρτάται από:</text:p>
          <text:list>
            <text:list-item>
              <text:p text:style-name="P52">Καθαρότητα όγκου (tumour purity)</text:p>
            </text:list-item>
            <text:list-item>
              <text:p text:style-name="P52">Αν η μετάλλαξη είναι κλωνική ή υποκλωνική</text:p>
            </text:list-item>
            <text:list-item>
              <text:p text:style-name="P52">Αλλαγές στον αριθμό αντιγράφων (copy number alterations)</text:p>
            </text:list-item>
          </text:list>
        </text:list-item>
      </text:list>
      <text:p text:style-name="Horizontal_20_Line"/>
      <text:h text:style-name="Heading_20_3" text:outline-level="3"><text:span text:style-name="Strong_20_Emphasis">Γ. Προκλήσεις στην ανίχνευση</text:span></text:h>
      <text:list text:style-name="L16">
        <text:list-item>
          <text:p text:style-name="P53">Σε δείγματα με χαμηλή καθαρότητα όγκου (πολλοί φυσιολογικοί ιστοί):</text:p>
          <text:list>
            <text:list-item>
              <text:p text:style-name="P53">Ο VAF μπορεί να είναι πολύ χαμηλός</text:p>
            </text:list-item>
            <text:list-item>
              <text:p text:style-name="P53">Χρειάζεται βαθύ sequencing ή ευαίσθητοι αλγόριθμοι</text:p>
            </text:list-item>
          </text:list>
        </text:list-item>
      </text:list>
      <text:p text:style-name="Horizontal_20_Line"/>
      <text:h text:style-name="Heading_20_3" text:outline-level="3"><text:span text:style-name="Strong_20_Emphasis">Δ. Αλγόριθμοι για variant calling</text:span></text:h>
      <text:p text:style-name="Text_20_body">Το άρθρο αναφέρει ότι οι πρώτες μέθοδοι ήταν απλοϊκές, βασισμένες σε "σκληρά όρια" (π.χ. min reads, min VAF).</text:p>
      <text:p text:style-name="Text_20_body">Σήμερα, πιο εξελιγμένοι αλγόριθμοι εκτιμούν ταυτόχρονα:</text:p>
      <text:p text:style-name="P21"><text:s/>Το γονότυπο και στο tumour και στο normal<text:line-break/> Την καθαρότητα όγκου<text:line-break/> Το ploidy του όγκου<text:span text:style-name="T2">(</text:span><text:span text:style-name="Strong_20_Emphasis">Ploidy</text:span> = Ο αριθμός πλήρων σετ χρωμοσωμάτων σε ένα κύτταρο.<text:span text:style-name="T2">)</text:span><text:line-break/> Το copy number στο συγκεκριμένο σημείο<text:line-break/> Το αναμενόμενο ποσοστό μεταλλάξεων</text:p>
      <text:p text:style-name="Text_20_body"><text:span text:style-name="Strong_20_Emphasis">Παραδείγματα εργαλείων:</text:span></text:p>
      <table:table table:name="Table1" table:style-name="Table1">
        <table:table-column table:style-name="Table1.A"/>
        <table:table-column table:style-name="Table1.B"/>
        <table:table-header-rows>
          <table:table-row>
            <table:table-cell table:style-name="Table1.A1" office:value-type="string">
              <text:p text:style-name="Table_20_Heading">Εργαλείο</text:p>
            </table:table-cell>
            <table:table-cell table:style-name="Table1.A1" office:value-type="string">
              <text:p text:style-name="Table_20_Heading">Σύντομη Περιγραφή</text:p>
            </table:table-cell>
          </table:table-row>
        </table:table-header-rows>
        <table:table-row>
          <table:table-cell table:style-name="Table1.A1" office:value-type="string">
            <text:p text:style-name="Table_20_Contents"><text:span text:style-name="Strong_20_Emphasis">MuTect2</text:span></text:p>
          </table:table-cell>
          <table:table-cell table:style-name="Table1.A1" office:value-type="string">
            <text:p text:style-name="Table_20_Contents">Πολύ δημοφιλές για somatic variant calling, GATK-based</text:p>
          </table:table-cell>
        </table:table-row>
        <table:table-row>
          <table:table-cell table:style-name="Table1.A1" office:value-type="string">
            <text:p text:style-name="Table_20_Contents"><text:span text:style-name="Strong_20_Emphasis">Strelka2</text:span></text:p>
          </table:table-cell>
          <table:table-cell table:style-name="Table1.A1" office:value-type="string">
            <text:p text:style-name="Table_20_Contents">Γρήγορο και ευαίσθητο για SNVs και Indels</text:p>
          </table:table-cell>
        </table:table-row>
        <table:table-row>
          <table:table-cell table:style-name="Table1.A1" office:value-type="string">
            <text:p text:style-name="Table_20_Contents"><text:span text:style-name="Strong_20_Emphasis">VarDict</text:span></text:p>
          </table:table-cell>
          <table:table-cell table:style-name="Table1.A1" office:value-type="string">
            <text:p text:style-name="Table_20_Contents">Ιδιαίτερα ευαίσθητο, χρήσιμο για δύσκολα δείγματα</text:p>
          </table:table-cell>
        </table:table-row>
        <table:table-row>
          <table:table-cell table:style-name="Table1.A1" office:value-type="string">
            <text:p text:style-name="Table_20_Contents"><text:span text:style-name="Strong_20_Emphasis">CaVEMan</text:span></text:p>
          </table:table-cell>
          <table:table-cell table:style-name="Table1.A1" office:value-type="string">
            <text:p text:style-name="Table_20_Contents">Χρησιμοποιείται από μεγάλα projects όπως PCAWG</text:p>
          </table:table-cell>
        </table:table-row>
        <table:table-row>
          <table:table-cell table:style-name="Table1.A1" office:value-type="string">
            <text:p text:style-name="Table_20_Contents"><text:span text:style-name="Strong_20_Emphasis">MuSE</text:span></text:p>
          </table:table-cell>
          <table:table-cell table:style-name="Table1.A1" office:value-type="string">
            <text:p text:style-name="Table_20_Contents">Στατιστικό μοντέλο με έμφαση στη διάκριση μεταλλάξεων</text:p>
          </table:table-cell>
        </table:table-row>
      </table:table>
      <text:p text:style-name="Horizontal_20_Line"/>
      <text:h text:style-name="Heading_20_3" text:outline-level="3"><text:soft-page-break/><text:span text:style-name="Strong_20_Emphasis"/></text:h>
      <text:h text:style-name="Heading_20_3" text:outline-level="3"><text:span text:style-name="Strong_20_Emphasis"/></text:h>
      <text:h text:style-name="Heading_20_3" text:outline-level="3"><text:span text:style-name="Strong_20_Emphasis">Ε. Τι γίνεται αν ΔΕΝ υπάρχει matched normal;</text:span></text:h>
      <text:list text:style-name="L17">
        <text:list-item>
          <text:p text:style-name="P54">Συνήθως σε κλινικές εφαρμογές δεν υπάρχει φυσιολογικό δείγμα.</text:p>
        </text:list-item>
        <text:list-item>
          <text:p text:style-name="P54">Λύσεις:</text:p>
          <text:list>
            <text:list-item>
              <text:p text:style-name="P54"><text:span text:style-name="Strong_20_Emphasis">Φιλτράρισμα γερμινικών παραλλαγών</text:span> μέσω βάσεων δεδομένων:</text:p>
              <text:list>
                <text:list-item>
                  <text:p text:style-name="P54"><text:span text:style-name="Strong_20_Emphasis">dbSNP</text:span></text:p>
                </text:list-item>
                <text:list-item>
                  <text:p text:style-name="P54"><text:span text:style-name="Strong_20_Emphasis">gnomAD</text:span></text:p>
                </text:list-item>
              </text:list>
            </text:list-item>
            <text:list-item>
              <text:p text:style-name="P54"><text:span text:style-name="Strong_20_Emphasis">Χρήση "panel of normals"</text:span>:</text:p>
              <text:list>
                <text:list-item>
                  <text:p text:style-name="P54">Δείγματα από υγιή άτομα, επεξεργασμένα με τον ίδιο τρόπο</text:p>
                </text:list-item>
                <text:list-item>
                  <text:p text:style-name="P54">Μειώνει τα false positives που οφείλονται σε artefacts ή πληθυσμιακές παραλλαγές</text:p>
                </text:list-item>
              </text:list>
            </text:list-item>
          </text:list>
        </text:list-item>
      </text:list>
      <text:p text:style-name="Horizontal_20_Line"/>
      <text:h text:style-name="Heading_20_3" text:outline-level="3"><text:span text:style-name="Strong_20_Emphasis">ΣΤ. Επιπλέον Φιλτράρισμα</text:span></text:h>
      <text:p text:style-name="Text_20_body">Για ακόμη πιο αυστηρό φιλτράρισμα:</text:p>
      <text:p text:style-name="Text_20_body"><text:s/>Απορρίπτονται παραλλαγές που:</text:p>
      <text:list text:style-name="L18">
        <text:list-item>
          <text:p text:style-name="P55">Υποστηρίζονται από reads στο φυσιολογικό δείγμα</text:p>
        </text:list-item>
        <text:list-item>
          <text:p text:style-name="P55">Δείχνουν strand bias (βρίσκονται μόνο σε reads μίας κατεύθυνσης)</text:p>
        </text:list-item>
        <text:list-item>
          <text:p text:style-name="P55">Έχουν χαμηλή ποιότητα χαρτογράφησης</text:p>
        </text:list-item>
        <text:list-item>
          <text:p text:style-name="P55">Βρίσκονται σε θορυβώδεις περιοχές του γονιδιώματος</text:p>
        </text:list-item>
      </text:list>
      <text:p text:style-name="Text_20_body">Μπορεί να γίνει χρήση machine learning εργαλείων για βελτίωση:</text:p>
      <text:list text:style-name="L19">
        <text:list-item>
          <text:p text:style-name="P56"><text:span text:style-name="Strong_20_Emphasis">DeepVariant</text:span> Χρησιμοποιεί CNN (Convolutional Neural Network) για αναγνώριση μοτίβων</text:p>
        </text:list-item>
        <text:list-item>
          <text:p text:style-name="P56"><text:span text:style-name="Strong_20_Emphasis">MosaicForecast</text:span> <text:s/>Εκτίμηση μωσαϊκών μεταλλάξεων, χρησιμοποιώντας phasing και ML</text:p>
        </text:list-item>
      </text:list>
      <text:p text:style-name="Horizontal_20_Line"/>
      <text:p text:style-name="Text_20_body"/>
      <text:p text:style-name="Text_20_body"/>
      <text:p text:style-name="Text_20_body"/>
      <text:p text:style-name="Text_20_body"/>
      <text:h text:style-name="Heading_20_3" text:outline-level="3"><text:soft-page-break/><text:span text:style-name="Strong_20_Emphasis">Ζ. Ανίχνευση Indels</text:span></text:h>
      <text:list text:style-name="L20">
        <text:list-item>
          <text:p text:style-name="P57">Πολύ πιο δύσκολη σε σχέση με SNVs λόγω:</text:p>
          <text:list>
            <text:list-item>
              <text:p text:style-name="P57">Πολυπλοκότητας στην ευθυγράμμιση</text:p>
            </text:list-item>
            <text:list-item>
              <text:p text:style-name="P57">Περιοχών χαμηλής ποιότητας</text:p>
            </text:list-item>
          </text:list>
        </text:list-item>
        <text:list-item>
          <text:p text:style-name="P57">Στρατηγικές:</text:p>
          <text:list>
            <text:list-item>
              <text:p text:style-name="P57">Τοπική συναρμολόγηση reads (<text:span text:style-name="Strong_20_Emphasis">local assembly</text:span>)</text:p>
            </text:list-item>
          </text:list>
        </text:list-item>
      </text:list>
      <text:p text:style-name="Text_20_body"><text:span text:style-name="Strong_20_Emphasis">Εργαλεία:</text:span></text:p>
      <table:table table:name="Table2" table:style-name="Table2">
        <table:table-column table:style-name="Table2.A"/>
        <table:table-column table:style-name="Table2.B"/>
        <table:table-header-rows>
          <table:table-row>
            <table:table-cell table:style-name="Table2.A1" office:value-type="string">
              <text:p text:style-name="Table_20_Heading">Εργαλείο</text:p>
            </table:table-cell>
            <table:table-cell table:style-name="Table2.A1" office:value-type="string">
              <text:p text:style-name="Table_20_Heading">Περιγραφή</text:p>
            </table:table-cell>
          </table:table-row>
        </table:table-header-rows>
        <table:table-row>
          <table:table-cell table:style-name="Table2.A1" office:value-type="string">
            <text:p text:style-name="Table_20_Contents"><text:span text:style-name="Strong_20_Emphasis">GATK HaplotypeCaller</text:span></text:p>
          </table:table-cell>
          <table:table-cell table:style-name="Table2.A1" office:value-type="string">
            <text:p text:style-name="Table_20_Contents">Για germline SNVs και Indels</text:p>
          </table:table-cell>
        </table:table-row>
        <table:table-row>
          <table:table-cell table:style-name="Table2.A1" office:value-type="string">
            <text:p text:style-name="Table_20_Contents"><text:span text:style-name="Strong_20_Emphasis">MuTect2</text:span></text:p>
          </table:table-cell>
          <table:table-cell table:style-name="Table2.A1" office:value-type="string">
            <text:p text:style-name="Table_20_Contents">Επέκταση για somatic SNVs και Indels</text:p>
          </table:table-cell>
        </table:table-row>
        <table:table-row>
          <table:table-cell table:style-name="Table2.A1" office:value-type="string">
            <text:p text:style-name="Table_20_Contents"><text:span text:style-name="Strong_20_Emphasis">SvABA</text:span></text:p>
          </table:table-cell>
          <table:table-cell table:style-name="Table2.A1" office:value-type="string">
            <text:p text:style-name="Table_20_Contents">Εξειδικευμένο για Indels και μικρές δομικές παραλλαγές</text:p>
          </table:table-cell>
        </table:table-row>
        <table:table-row>
          <table:table-cell table:style-name="Table2.A1" office:value-type="string">
            <text:p text:style-name="Table_20_Contents"><text:span text:style-name="Strong_20_Emphasis">Platypus</text:span></text:p>
          </table:table-cell>
          <table:table-cell table:style-name="Table2.A1" office:value-type="string">
            <text:p text:style-name="Table_20_Contents">Συνδυαστική προσέγγιση για SNVs και Indels</text:p>
          </table:table-cell>
        </table:table-row>
      </table:table>
      <text:list text:style-name="L21">
        <text:list-item>
          <text:p text:style-name="P58">Ακόμη και με πολλαπλούς callers, η ακρίβεια στα Indels είναι χαμηλότερη από ότι στα SNVs.</text:p>
        </text:list-item>
      </text:list>
      <text:p text:style-name="Horizontal_20_Line"/>
      <text:h text:style-name="Heading_20_3" text:outline-level="3"><text:span text:style-name="Strong_20_Emphasis">Η. Σύγκριση Εργαλείων &amp; Benchmarking</text:span></text:h>
      <text:list text:style-name="L22">
        <text:list-item>
          <text:p text:style-name="P59">Διαφορετικοί συνδυασμοί aligner και caller δίνουν διαφορετικά αποτελέσματα.</text:p>
        </text:list-item>
        <text:list-item>
          <text:p text:style-name="P59">PCR-free βιβλιοθήκες δίνουν καλύτερη ποιότητα και ακρίβεια.</text:p>
        </text:list-item>
        <text:list-item>
          <text:p text:style-name="P59">Για subclonal μεταλλάξεις:</text:p>
          <text:list>
            <text:list-item>
              <text:p text:style-name="P59">Συνιστάται βάθος ≥ 100x στο tumour sample.</text:p>
            </text:list-item>
          </text:list>
        </text:list-item>
        <text:list-item>
          <text:p text:style-name="P59">Μελέτες δείχνουν:</text:p>
          <text:list>
            <text:list-item>
              <text:p text:style-name="P59">Υψηλή ειδικότητα (specificity)</text:p>
            </text:list-item>
            <text:list-item>
              <text:p text:style-name="P59">Μεταβλητή ευαισθησία (sensitivity), ειδικά για χαμηλό VAF</text:p>
            </text:list-item>
          </text:list>
        </text:list-item>
      </text:list>
      <text:p text:style-name="Horizontal_20_Line"/>
      <text:h text:style-name="Heading_20_3" text:outline-level="3"><text:span text:style-name="Strong_20_Emphasis">Θ. Συνδυασμός Εργαλείων (Ensemble approach)</text:span></text:h>
      <text:list text:style-name="L23">
        <text:list-item>
          <text:p text:style-name="P60">Τα μεγάλα projects (π.χ. PCAWG) χρησιμοποιούν consensus από πολλούς callers:</text:p>
          <text:list>
            <text:list-item>
              <text:p text:style-name="P60">Π.χ. Κρατούν μόνο μεταλλάξεις που ανιχνεύονται από τουλάχιστον 2 από 4 εργαλεία</text:p>
            </text:list-item>
          </text:list>
        </text:list-item>
        <text:list-item>
          <text:p text:style-name="P60">Προσοχή:</text:p>
          <text:list>
            <text:list-item>
              <text:p text:style-name="P60">Αυξάνει ειδικότητα (λιγότερα false positives)</text:p>
            </text:list-item>
            <text:list-item>
              <text:p text:style-name="P60">Μειώνει ευαισθησία (μπορεί να χάσεις πραγματικές μεταλλάξεις)</text:p>
            </text:list-item>
          </text:list>
        </text:list-item>
      </text:list>
      <text:p text:style-name="Horizontal_20_Line"/>
      <text:h text:style-name="Heading_20_2" text:outline-level="2"><text:soft-page-break/>Συνοψίζοντας</text:h>
      <text:p text:style-name="Text_20_body"><text:s/>Η ανίχνευση SNVs &amp; Indels είναι θεμέλιο στην καρκινική γονιδιωματική<text:line-break/> Η ακρίβεια επηρεάζεται από τεχνικούς και βιολογικούς παράγοντες<text:line-break/> Χρειάζονται εξελιγμένοι αλγόριθμοι, αυστηρό QC και σωστή στρατηγική φιλτραρίσματος<text:line-break/> Οι Indels παραμένουν πιο δύσκολοι από τα SNVs<text:line-break/> Ο συνδυασμός εργαλείων και machine learning μπορεί να βελτιώσει σημαντικά την απόδοση</text:p>
      <text:p text:style-name="P4"/>
      <text:p text:style-name="P4"/>
      <text:p text:style-name="P4">Comparison of algorithms and variant filtering</text:p>
      <text:p text:style-name="P4"/>
      <text:list text:style-name="L24">
        <text:list-item>
          <text:p text:style-name="P61"><text:span text:style-name="Strong_20_Emphasis">Μεταβλητότητα απόδοσης:</text:span> Πολλές μελέτες έχουν δείξει ότι η απόδοση των αλγορίθμων ανίχνευσης μεταλλάξεων ποικίλει σημαντικά ανάλογα με τη μέθοδο, τον συνδυασμό του αλγόριθμου ευθυγράμμισης (aligner) και του αλγόριθμου ανίχνευσης (caller), καθώς και το πρωτόκολλο προετοιμασίας βιβλιοθήκης DNA (library preparation). Οι PCR-free βιβλιοθήκες αποδίδουν καλύτερα λόγω πιο ομοιόμορφης κάλυψης και λιγότερου bias σε σχέση με τις PCR-based.</text:p>
        </text:list-item>
        <text:list-item>
          <text:p text:style-name="P61"><text:span text:style-name="Strong_20_Emphasis">Φιλτράρισμα παραλλαγών:</text:span> Η απομάκρυνση παραλλαγών που υποστηρίζονται από reads με χαμηλή ποιότητα ή «soft-clipping», καθώς και με ενδείξεις bias (θέσης, κατεύθυνσης), βελτιώνει την ακρίβεια ανίχνευσης μικρομεταλλάξεων (SNVs).</text:p>
        </text:list-item>
        <text:list-item>
          <text:p text:style-name="P61"><text:span text:style-name="Strong_20_Emphasis">Βάθος αλληλούχησης:</text:span> Για αξιόπιστη ανίχνευση υποκλωνικών μεταλλάξεων, συνιστάται βάθος τουλάχιστον 100× στον όγκο ιστού (tumour).</text:p>
        </text:list-item>
        <text:list-item>
          <text:p text:style-name="P61"><text:span text:style-name="Strong_20_Emphasis">Ευαισθησία και ειδικότητα:</text:span> Οι αλγόριθμοι γενικά έχουν υψηλή ειδικότητα (λίγα ψευδώς θετικά), αλλά η ευαισθησία (ικανότητα να εντοπίζουν όλες τις πραγματικές μεταλλάξεις) ποικίλει πολύ, ιδιαίτερα για μεταλλάξεις με χαμηλό λόγο αλληλόμορφων (VAF).</text:p>
        </text:list-item>
        <text:list-item>
          <text:p text:style-name="P61"><text:span text:style-name="Strong_20_Emphasis">Συνδυασμός αλγορίθμων:</text:span> Η χρήση συνδυασμού (ensemble) πολλών αλγορίθμων μειώνει τα ψευδώς θετικά. Απλοί κανόνες όπως η αποδοχή μόνο μεταλλάξεων που καλούνται από περισσότερους αλγορίθμους («majority vote») χρησιμοποιούνται συχνά σε μεγάλα έργα, π.χ. PCAWG. Ωστόσο, αυτή η προσέγγιση μπορεί να μειώσει την ευαισθησία.</text:p>
        </text:list-item>
        <text:list-item>
          <text:p text:style-name="P61"><text:span text:style-name="Strong_20_Emphasis">Μηχανική μάθηση:</text:span> Πιο σύνθετες μέθοδοι με μηχανική μάθηση έχουν προταθεί για να βελτιώσουν την ευαισθησία και ειδικότητα, επιτρέποντας την εκμάθηση πιο πολύπλοκων προτύπων σφαλμάτων που δεν μπορεί να καλύψει ένα απλό μοντέλο.</text:p>
        </text:list-item>
        <text:list-item>
          <text:p text:style-name="P61"><text:span text:style-name="Strong_20_Emphasis">Ειδικά φίλτρα:</text:span> Επιπλέον φίλτρα αφαιρούν ψευδώς θετικές κλήσεις με βάση παράγοντες όπως bias κλώνου (strand bias), ποιότητα ευθυγράμμισης, παρουσία παρακείμενων indels, και «θόρυβο» στην ευθυγράμμιση. Αυτά δεν μοντελοποιούνται εύκολα σε γραμμικά στατιστικά μοντέλα.</text:p>
        </text:list-item>
        <text:list-item>
          <text:p text:style-name="P61"><text:span text:style-name="Strong_20_Emphasis">Οπτικός έλεγχος και επιβεβαίωση:</text:span> Η οπτική επιθεώρηση των αλληλουχιών σε genome browsers και η πειραματική επικύρωση παραμένουν αναγκαίες αλλά χρονοβόρες διαδικασίες.</text:p>
        </text:list-item>
        <text:list-item>
          <text:p text:style-name="P61"><text:soft-page-break/><text:span text:style-name="Strong_20_Emphasis">Προχωρημένα εργαλεία:</text:span> Εργαλεία όπως το DeepVariant χρησιμοποιούν εικόνες «pile-up» των reads και CNN για την ανίχνευση μεταλλάξεων. Αντίστοιχα μοντέλα αναπτύσσονται και για τις σωματικές μεταλλάξεις (somatic mutations).</text:p>
        </text:list-item>
        <text:list-item>
          <text:p text:style-name="P61"><text:span text:style-name="Strong_20_Emphasis">Προβλήματα με indels:</text:span> Η ανίχνευση των indels είναι πιο πολύπλοκη λόγω δυσκολιών στην ευθυγράμμιση. Χρησιμοποιούνται τεχνικές τοπικής επανασυναρμολόγησης και επανευθυγράμμισης (reassembly and realignment), π.χ. στο GATK HaplotypeCaller και MuTect2. Παρόλο που η ένωση αποτελεσμάτων πολλαπλών εργαλείων βελτιώνει την απόδοση, η ευαισθησία στα indels παραμένει σχετικά χαμηλή σε σχέση με τα SNVs.</text:p>
        </text:list-item>
      </text:list>
      <text:p text:style-name="P8"/>
      <text:p text:style-name="P8"/>
      <text:p text:style-name="P8"/>
      <text:h text:style-name="P3" text:outline-level="4"><text:span text:style-name="Strong_20_Emphasis"><text:span text:style-name="T9">1. Απόδοση Αλγορίθμων Κλήσης Μεταλλαγών</text:span></text:span></text:h>
      <text:list text:style-name="L25">
        <text:list-item>
          <text:p text:style-name="P62"><text:span text:style-name="Strong_20_Emphasis"><text:span text:style-name="T9">Μεγάλη διακύμανση</text:span></text:span><text:span text:style-name="T12"> σε ευαισθησία (sensitivity) και ειδικότητα (specificity) ανάλογα με τον συνδυασμό ευθυγραμμιστή (aligner) και αλγορίθμου κλήσης (caller).</text:span></text:p>
        </text:list-item>
        <text:list-item>
          <text:p text:style-name="P62"><text:span text:style-name="Strong_20_Emphasis"><text:span text:style-name="T9">Βιβλιοθήκες χωρίς PCR</text:span></text:span><text:span text:style-name="T12"> (PCR-free) είναι πιο ακριβείς λόγω ομοιόμορφης κάλυψης και μειωμένης GC-προκατάληψης.</text:span></text:p>
        </text:list-item>
        <text:list-item>
          <text:p text:style-name="P62"><text:span text:style-name="Strong_20_Emphasis"><text:span text:style-name="T9">Βάθος αλληλούχησης ≥100×</text:span></text:span><text:span text:style-name="T12"> απαιτείται για ανίχνευση υποκλωνικών μεταλλαγών.</text:span></text:p>
        </text:list-item>
      </text:list>
      <text:h text:style-name="P15" text:outline-level="4"><text:span text:style-name="Strong_20_Emphasis"><text:span text:style-name="T9">2. Στρατηγικές Βελτιστοποίησης</text:span></text:span></text:h>
      <text:list text:style-name="L26">
        <text:list-item>
          <text:p text:style-name="P63"><text:span text:style-name="Strong_20_Emphasis"><text:span text:style-name="T9">Συνδυασμός πολλαπλών αλγορίθμων</text:span></text:span><text:span text:style-name="T12"> (π.χ., συναίνεση ≥2/4 μεθόδων στο PCAWG) μειώνει ψευδώς θετικά, αλλά μπορεί να χάσει αληθινές μεταλλάξεις (υψηλή ειδικότητα, χαμηλότερη ευαισθησία).</text:span></text:p>
        </text:list-item>
        <text:list-item>
          <text:p text:style-name="P63"><text:span text:style-name="Strong_20_Emphasis"><text:span text:style-name="T9">Μηχανική μάθηση</text:span></text:span><text:span text:style-name="T12"> (CNN όπως στο DeepVariant) αναλύει εικόνες "pile-up" για βελτίωση και των δύο μετρικών, αλλά απαιτεί μεγάλα εκπαιδευτικά δεδομένα.</text:span></text:p>
        </text:list-item>
      </text:list>
      <text:h text:style-name="P15" text:outline-level="4"><text:span text:style-name="Strong_20_Emphasis"><text:span text:style-name="T9">3. Φίλτρα για Ψευδώς Θετικά</text:span></text:span></text:h>
      <text:list text:style-name="L27">
        <text:list-item>
          <text:p text:style-name="P64"><text:span text:style-name="Strong_20_Emphasis"><text:span text:style-name="T9">Αποκλεισμός μεταλλαγών με</text:span></text:span><text:span text:style-name="T12">:</text:span></text:p>
          <text:list>
            <text:list-item>
              <text:p text:style-name="P123">Στρατοκλίση (strand bias).</text:p>
            </text:list-item>
            <text:list-item>
              <text:p text:style-name="P123">Χαμηλή ποιότητα χαρτογράφησης (mapping quality).</text:p>
            </text:list-item>
            <text:list-item>
              <text:p text:style-name="P123">Θόρυβο στην περιοχή (π.χ., παρουσία γειτονικών indel).</text:p>
            </text:list-item>
          </text:list>
        </text:list-item>
        <text:list-item>
          <text:p text:style-name="P65"><text:span text:style-name="Strong_20_Emphasis"><text:span text:style-name="T9">Οπτικός έλεγχος</text:span></text:span><text:span text:style-name="T12"> (π.χ., μέσω genome browser) παραμένει χρήσιμος για αμφίβολες περιπτώσεις.</text:span></text:p>
        </text:list-item>
      </text:list>
      <text:h text:style-name="P15" text:outline-level="4"><text:soft-page-break/><text:span text:style-name="Strong_20_Emphasis"><text:span text:style-name="T9">4. Προκλήσεις σε Indels</text:span></text:span></text:h>
      <text:list text:style-name="L28">
        <text:list-item>
          <text:p text:style-name="P66"><text:span text:style-name="Strong_20_Emphasis"><text:span text:style-name="T9">Δυσκολότερη ανίχνευση</text:span></text:span><text:span text:style-name="T12"> λόγω προβλημάτων ευθυγράμμισης.</text:span></text:p>
        </text:list-item>
        <text:list-item>
          <text:p text:style-name="P66"><text:span text:style-name="Strong_20_Emphasis"><text:span text:style-name="T9">Εργαλεία με επανασυναρμολόγηση</text:span></text:span><text:span text:style-name="T12"> (GATK HaplotypeCaller, MuTect2) βελτιώνουν ακρίβεια.</text:span></text:p>
        </text:list-item>
        <text:list-item>
          <text:p text:style-name="P66"><text:span text:style-name="Strong_20_Emphasis"><text:span text:style-name="T9">Στο PCAWG</text:span></text:span><text:span text:style-name="T12">, τα indel είχαν </text:span><text:span text:style-name="Strong_20_Emphasis"><text:span text:style-name="T9">91% ακρίβεια και 60% ευαισθησία</text:span></text:span><text:span text:style-name="T12"> vs. </text:span><text:span text:style-name="Strong_20_Emphasis"><text:span text:style-name="T9">95% και 97.5%</text:span></text:span><text:span text:style-name="T12"> για SNVs.</text:span></text:p>
        </text:list-item>
      </text:list>
      <text:h text:style-name="P15" text:outline-level="4"><text:span text:style-name="Strong_20_Emphasis"><text:span text:style-name="T9">5. Ανίχνευση Οδηγών (Drivers) Μεταλλαγών</text:span></text:span></text:h>
      <text:list text:style-name="L29">
        <text:list-item>
          <text:p text:style-name="P67"><text:span text:style-name="Strong_20_Emphasis"><text:span text:style-name="T9">Μέθοδοι βασισμένες σε συχνότητα</text:span></text:span><text:span text:style-name="T12"> (π.χ., MutSig2CV, dNdScv) λαμβάνουν υπόψη:</text:span></text:p>
          <text:list>
            <text:list-item>
              <text:p text:style-name="P124">Επιγραφωματικούς παράγοντες, χρόνο αντιγραφής DNA, δραστηριότητα επισκευής.</text:p>
            </text:list-item>
            <text:list-item>
              <text:p text:style-name="P124">Θερμά σημεία (hotspots) από ενζυμικές διεργασίες (π.χ., APOBEC3A).</text:p>
            </text:list-item>
          </text:list>
        </text:list-item>
        <text:list-item>
          <text:p text:style-name="P68"><text:span text:style-name="Strong_20_Emphasis"><text:span text:style-name="T9">Σημαντικά εργαλεία αναφοράς</text:span></text:span><text:span text:style-name="T12">: COSMIC, ClinVar, OncoKB.</text:span></text:p>
        </text:list-item>
      </text:list>
      <text:h text:style-name="P15" text:outline-level="4"><text:span text:style-name="Strong_20_Emphasis"><text:span text:style-name="T9">Συμπεράσματα</text:span></text:span></text:h>
      <text:list text:style-name="L30">
        <text:list-item>
          <text:p text:style-name="P69"><text:span text:style-name="Strong_20_Emphasis"><text:span text:style-name="T9">Επιλογή εργαλείων</text:span></text:span><text:span text:style-name="T12">: Εξαρτάται από το trade-off ανάμεσα σε ευαισθησία και ειδικότητα.</text:span></text:p>
        </text:list-item>
        <text:list-item>
          <text:p text:style-name="P69"><text:span text:style-name="Strong_20_Emphasis"><text:span text:style-name="T9">Προοπτικές</text:span></text:span><text:span text:style-name="T12">: Μηχανική μάθηση και ολοκλήρωση πολλαπλών μεθόδων αυξάνουν αξιοπιστία.</text:span></text:p>
        </text:list-item>
        <text:list-item>
          <text:p text:style-name="P69"><text:span text:style-name="Strong_20_Emphasis"><text:span text:style-name="T9">Indels και μη-κωδικοί μεταλλάξεις</text:span></text:span><text:span text:style-name="T12">: Απαιτούν εξειδικευμένες προσεγγίσεις.</text:span></text:p>
        </text:list-item>
      </text:list>
      <text:p text:style-name="P12"/>
      <text:p text:style-name="P16"><text:span text:style-name="Strong_20_Emphasis"><text:span text:style-name="T9">Σημείωση</text:span></text:span><text:span text:style-name="T12">: Η ανάλυση υπογραμμίζει τη σημασία του πειραματικού σχεδιασμού (π.χ., βάθος αλληλούχησης, τύπος βιβλιοθήκης) και τη δυναμική του τομέα με νέες τεχνικές (CNN, consensus calling).</text:span></text:p>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35">I</text:span>dentification of cancer drivers. </text:p>
      <text:p text:style-name="P8"/>
      <text:list text:style-name="L31">
        <text:list-item>
          <text:p text:style-name="P142"><text:span text:style-name="Strong_20_Emphasis">Διαθεσιμότητα μεγάλων συλλογών καρκινικών γονιδιωμάτων:</text:span> Η ύπαρξη μεγάλου αριθμού γονιδιωμάτων καρκίνου επιτρέπει τον εντοπισμό μεταλλάξεων που λειτουργούν ως «οδηγοί» (driver mutations) με μεθόδους βασισμένες σε δεδομένα.</text:p>
        </text:list-item>
        <text:list-item>
          <text:p text:style-name="P142"><text:span text:style-name="Strong_20_Emphasis">Ένδειξη θετικής επιλογής:</text:span> Όταν μια μετάλλαξη εμφανίζεται σε συχνότητα υψηλότερη από την αναμενόμενη σε πολλαπλά δείγματα, θεωρείται ένδειξη θετικής επιλογής και χαρακτηρίζεται ως πιθανό «driver» που συμβάλλει στην καρκινογένεση.</text:p>
        </text:list-item>
        <text:list-item>
          <text:p text:style-name="P142"><text:span text:style-name="Strong_20_Emphasis">Μοντέλα υπολογισμού βάσης μεταλλάξεων:</text:span></text:p>
          <text:list>
            <text:list-item>
              <text:p text:style-name="P142">Αρχικά, τα μοντέλα υπολόγιζαν ένα σταθερό ποσοστό μεταλλάξεων κατά μήκος ολόκληρου του γονιδιώματος.</text:p>
            </text:list-item>
            <text:list-item>
              <text:p text:style-name="P142">Βελτιωμένα μοντέλα χρησιμοποιούσαν τον αριθμό συνώνυμων μεταλλάξεων (που δεν αλλάζουν την αλληλουχία αμινοξέων) για να εκτιμήσουν το υπόβαθρο.</text:p>
            </text:list-item>
            <text:list-item>
              <text:p text:style-name="P142">Σήμερα, πιο σύνθετα μοντέλα όπως τα <text:span text:style-name="Strong_20_Emphasis">MutSig2CV</text:span> και <text:span text:style-name="Strong_20_Emphasis">dNdScv</text:span> λαμβάνουν υπόψη παράγοντες που επηρεάζουν τη συχνότητα μεταλλάξεων, όπως:</text:p>
              <text:list>
                <text:list-item>
                  <text:p text:style-name="P142">Ενεργότητα μεταγραφής,</text:p>
                </text:list-item>
                <text:list-item>
                  <text:p text:style-name="P142">Χρονική στιγμή αντιγραφής DNA,</text:p>
                </text:list-item>
                <text:list-item>
                  <text:p text:style-name="P142">Επιγενετικό περιβάλλον (π.χ. ανοιχτό ή κλειστό χρωματίνη),</text:p>
                </text:list-item>
                <text:list-item>
                  <text:p text:style-name="P142">Δραστηριότητα επιδιόρθωσης DNA,</text:p>
                </text:list-item>
                <text:list-item>
                  <text:p text:style-name="P142">Θέσεις δέσμευσης πρωτεϊνών στο DNA.</text:p>
                </text:list-item>
              </text:list>
            </text:list-item>
          </text:list>
        </text:list-item>
        <text:list-item>
          <text:p text:style-name="P142"><text:span text:style-name="Strong_20_Emphasis">Μέθοδοι που εξετάζουν mutational processes:</text:span> Εργαλεία όπως το <text:span text:style-name="Strong_20_Emphasis">MutPanning</text:span> ενσωματώνουν γνώσεις για τις διαδικασίες που προκαλούν μεταλλάξεις και την προτίμησή τους σε συγκεκριμένες τρι-νουκλεοτιδικές αλληλουχίες, βελτιώνοντας τον εντοπισμό οδηγών γονιδίων.</text:p>
        </text:list-item>
        <text:list-item>
          <text:p text:style-name="P142"><text:span text:style-name="Strong_20_Emphasis">Επιπλέον ενδείξεις θετικής επιλογής:</text:span></text:p>
          <text:list>
            <text:list-item>
              <text:p text:style-name="P142">Απροσδόκητη συγκέντρωση μεταλλάξεων στη γραμμική αλληλουχία των αμινοξέων,</text:p>
            </text:list-item>
            <text:list-item>
              <text:p text:style-name="P142">Εμπλουτισμός μεταλλάξεων σε τρισδιάστατες θέσεις κρίσιμες για τη λειτουργία της πρωτεΐνης,</text:p>
            </text:list-item>
            <text:list-item>
              <text:p text:style-name="P142">Εμπλουτισμός σε ρυθμιστικά στοιχεία και εξελικτικά συντηρημένες περιοχές.</text:p>
            </text:list-item>
          </text:list>
        </text:list-item>
        <text:list-item>
          <text:p text:style-name="P142"><text:span text:style-name="Strong_20_Emphasis">Μη οδηγούσες hotspots:</text:span> Για παράδειγμα, η κυτιδίνη δεαμινάση APOBEC3A προκαλεί πολύ συχνά μεταλλάξεις σε συγκεκριμένες δομές DNA (hairpins), δημιουργώντας «hotspots» που όμως δεν είναι απαραίτητα οδηγοί καρκίνου.</text:p>
        </text:list-item>
        <text:list-item>
          <text:p text:style-name="P142"><text:span text:style-name="Strong_20_Emphasis">Σημαντικότητα και στατιστική αξιολόγηση:</text:span> Για όλα τα μοντέλα, η σωστή εκτίμηση της στατιστικής σημαντικότητας μέσω διαγραμμάτων quantile-quantile και ελέγχου ψευδώς θετικών ανακαλύψεων (false discovery rates) είναι κρίσιμη.</text:p>
        </text:list-item>
      </text:list>
      <text:p text:style-name="Horizontal_20_Line"><text:soft-page-break/></text:p>
      <text:h text:style-name="Heading_20_3" text:outline-level="3">Προτεραιοποίηση και ανάλυση λειτουργικών επιπτώσεων των μεταλλάξεων</text:h>
      <text:list text:style-name="L32">
        <text:list-item>
          <text:p text:style-name="P143"><text:span text:style-name="Strong_20_Emphasis">Δυσκολίες στην ανάλυση:</text:span> Είναι δύσκολο να προβλεφθούν οι λειτουργικές συνέπειες των σωματικών μεταλλάξεων.</text:p>
        </text:list-item>
        <text:list-item>
          <text:p text:style-name="P143"><text:span text:style-name="Strong_20_Emphasis">Επιλογή βάσης δεδομένων μεταγραφών:</text:span> Η χρήση διαφορετικών βάσεων δεδομένων (RefSeq, UCSC, GENCODE, ENSEMBL) επηρεάζει σημαντικά την ερμηνεία, καθώς η ίδια μετάλλαξη μπορεί να έχει διαφορετικές επιπτώσεις σε διαφορετικά μεταγράμματα.</text:p>
        </text:list-item>
        <text:list-item>
          <text:p text:style-name="P143"><text:span text:style-name="Strong_20_Emphasis">Εργαλεία ανάλυσης:</text:span></text:p>
          <text:list>
            <text:list-item>
              <text:p text:style-name="P143"><text:span text:style-name="Strong_20_Emphasis">Variant Effect Predictor (VEP), SnpEff, ANNOVAR</text:span> είναι δημοφιλή εργαλεία που προβλέπουν τις συνέπειες των μεταλλάξεων σε μεταγραφές.</text:p>
            </text:list-item>
            <text:list-item>
              <text:p text:style-name="P143">Υπάρχουν διαφορές μεταξύ τους, ιδιαίτερα για μεταλλάξεις σε σημεία ψαλιδίσματος (splice sites) και μη κωδικοποιητικά τμήματα DNA.</text:p>
            </text:list-item>
          </text:list>
        </text:list-item>
        <text:list-item>
          <text:p text:style-name="P143"><text:span text:style-name="Strong_20_Emphasis">Έλεγχος σε βάσεις δεδομένων μεταλλάξεων:</text:span> Τα εργαλεία συχνά διασταυρώνουν τις μεταλλάξεις με βάσεις όπως:</text:p>
          <text:list>
            <text:list-item>
              <text:p text:style-name="P143"><text:span text:style-name="Strong_20_Emphasis">COSMIC</text:span> (Catalogue of Somatic Mutations In Cancer),</text:p>
            </text:list-item>
            <text:list-item>
              <text:p text:style-name="P143"><text:span text:style-name="Strong_20_Emphasis">ClinVar</text:span> (κλινική σημασία μεταλλάξεων),</text:p>
            </text:list-item>
            <text:list-item>
              <text:p text:style-name="P143"><text:span text:style-name="Strong_20_Emphasis">OncoKB</text:span> (ενεργές θεραπευτικές ενδείξεις).</text:p>
            </text:list-item>
          </text:list>
        </text:list-item>
        <text:list-item>
          <text:p text:style-name="P143"><text:span text:style-name="Strong_20_Emphasis">Μη κωδικοποιητικές παραλλαγές:</text:span> Η λειτουργία τους είναι πιο δύσκολο να ερμηνευτεί, αλλά μπορούν να ενημερωθούν μέσω δεδομένων ειδικών για τον τύπο κυττάρου, όπως:</text:p>
          <text:list>
            <text:list-item>
              <text:p text:style-name="P143">Ανοικτές περιοχές χρωματίνης (DNase I hypersensitive sites, ATAC-seq),</text:p>
            </text:list-item>
            <text:list-item>
              <text:p text:style-name="P143">Ρυθμιστικά στοιχεία (π.χ. H3K27ac histone marks για enhancers),</text:p>
            </text:list-item>
            <text:list-item>
              <text:p text:style-name="P143">Συμβατά δεδομένα μεταγραφώματος (transcriptome).</text:p>
            </text:list-item>
          </text:list>
        </text:list-item>
      </text:list>
      <text:p text:style-name="P12"/>
      <text:h text:style-name="P7" text:outline-level="4"><text:span text:style-name="Strong_20_Emphasis"><text:span text:style-name="T6">1. Βασικές Αρχές</text:span></text:span></text:h>
      <text:list text:style-name="L33">
        <text:list-item>
          <text:p text:style-name="P70"><text:span text:style-name="Strong_20_Emphasis"><text:span text:style-name="T9">Ορισμός Driver Μεταλλαγών</text:span></text:span><text:span text:style-name="T12">: Είναι μεταλλάξεις που εμφανίζονται συχνότερα από το αναμενόμενο τυχαίο θόρυβο, υποδεικνύοντας </text:span><text:span text:style-name="Strong_20_Emphasis"><text:span text:style-name="T9">θετική επιλογή</text:span></text:span><text:span text:style-name="T12"> στον καρκίνο.</text:span></text:p>
        </text:list-item>
        <text:list-item>
          <text:p text:style-name="P71"><text:span text:style-name="Strong_20_Emphasis"><text:span text:style-name="T9">Εξέλιξη Μοντέλων</text:span></text:span><text:span text:style-name="T12">:</text:span></text:p>
          <text:list>
            <text:list-item>
              <text:p text:style-name="P70"><text:span text:style-name="Strong_20_Emphasis"><text:span text:style-name="T9">Παλαιότερα μοντέλα</text:span></text:span><text:span text:style-name="T12">: Υπέθεταν σταθερό ρυθμό μεταλλάξεων σε όλο το γονιδίωμα.</text:span></text:p>
            </text:list-item>
            <text:list-item>
              <text:p text:style-name="P70"><text:span text:style-name="Strong_20_Emphasis"><text:span text:style-name="T9">Βελτιωμένες προσεγγίσεις</text:span></text:span><text:span text:style-name="T12">: Χρησιμοποιούν </text:span><text:span text:style-name="Strong_20_Emphasis"><text:span text:style-name="T9">σιωπηλές (synonymous) μεταλλάξεις</text:span></text:span><text:span text:style-name="T12"> ως βάση για το background θόρυβο.</text:span></text:p>
            </text:list-item>
            <text:list-item>
              <text:p text:style-name="P71"><text:soft-page-break/><text:span text:style-name="Strong_20_Emphasis"><text:span text:style-name="T9">Σύγχρονες μέθοδοι</text:span></text:span><text:span text:style-name="T12"> (π.χ., MutSig2CV, dNdScv): Ενσωματώνουν πολλαπλές μεταβλητές όπως:</text:span></text:p>
              <text:list>
                <text:list-item>
                  <text:p text:style-name="P125">Μεταγραφική δραστηριότητα.</text:p>
                </text:list-item>
                <text:list-item>
                  <text:p text:style-name="P125">Χρόνος αντιγραφής του DNA.</text:p>
                </text:list-item>
                <text:list-item>
                  <text:p text:style-name="P125">Επιγραφωματικό πλαίσιο (άνοιγμα/κλείσιμο της χρωματίνης).</text:p>
                </text:list-item>
                <text:list-item>
                  <text:p text:style-name="P125">Δραστηριότητα επισκευής DNA.</text:p>
                </text:list-item>
                <text:list-item>
                  <text:p text:style-name="P125">Θέσεις δέσμευσης πρωτεϊνών στο DNA.</text:p>
                </text:list-item>
              </text:list>
            </text:list-item>
          </text:list>
        </text:list-item>
      </text:list>
      <text:h text:style-name="P15" text:outline-level="4"><text:span text:style-name="Strong_20_Emphasis"><text:span text:style-name="T9">2. Επιπλέον Σήματα Θετικής Επιλογής</text:span></text:span></text:h>
      <text:list text:style-name="L34">
        <text:list-item>
          <text:p text:style-name="P72"><text:span text:style-name="Strong_20_Emphasis"><text:span text:style-name="T9">Συσσωρεύσεις μεταλλαγών</text:span></text:span><text:span text:style-name="T12"> (clustering):</text:span></text:p>
          <text:list>
            <text:list-item>
              <text:p text:style-name="P73"><text:span text:style-name="T12">Στη </text:span><text:span text:style-name="Strong_20_Emphasis"><text:span text:style-name="T9">γραμμική αλληλουχία</text:span></text:span><text:span text:style-name="T12"> των αμινοξέων (π.χ., σε κρίσιμες θέσεις πρωτεϊνών).</text:span></text:p>
            </text:list-item>
            <text:list-item>
              <text:p text:style-name="P73"><text:span text:style-name="T12">Σε </text:span><text:span text:style-name="Strong_20_Emphasis"><text:span text:style-name="T9">3D δομές</text:span></text:span><text:span text:style-name="T12"> πρωτεϊνών (λειτουργικά σημαντικές περιοχές).</text:span></text:p>
            </text:list-item>
            <text:list-item>
              <text:p text:style-name="P73"><text:span text:style-name="T12">Σε </text:span><text:span text:style-name="Strong_20_Emphasis"><text:span text:style-name="T9">ρυθμιστικά στοιχεία</text:span></text:span><text:span text:style-name="T12"> (enhancers/promoters) ή εξελιγκτικά συντηρημένες περιοχές.</text:span></text:p>
            </text:list-item>
          </text:list>
        </text:list-item>
        <text:list-item>
          <text:p text:style-name="P72"><text:span text:style-name="Strong_20_Emphasis"><text:span text:style-name="T9">Παραδείγματα μη-driver hotspots</text:span></text:span><text:span text:style-name="T12">:</text:span></text:p>
          <text:list>
            <text:list-item>
              <text:p text:style-name="P73"><text:span text:style-name="T12">Η κυτιδίνη δεαμινάση </text:span><text:span text:style-name="Strong_20_Emphasis"><text:span text:style-name="T9">APOBEC3A</text:span></text:span><text:span text:style-name="T12"> δημιουργεί επαναλαμβανόμενες μεταλλάξεις σε δομές "hairpin" του DNA, οι οποίες </text:span><text:span text:style-name="Strong_20_Emphasis"><text:span text:style-name="T9">δεν αντιπροσωπεύουν drivers</text:span></text:span><text:span text:style-name="T12">.</text:span></text:p>
            </text:list-item>
          </text:list>
        </text:list-item>
      </text:list>
      <text:h text:style-name="P15" text:outline-level="4"><text:span text:style-name="Strong_20_Emphasis"><text:span text:style-name="T9">3. Στατιστική Αξιολόγηση</text:span></text:span></text:h>
      <text:list text:style-name="L35">
        <text:list-item>
          <text:p text:style-name="P74"><text:span text:style-name="Strong_20_Emphasis"><text:span text:style-name="T9">Απαιτήσεις για αξιόπιστα αποτελέσματα</text:span></text:span><text:span text:style-name="T12">:</text:span></text:p>
          <text:list>
            <text:list-item>
              <text:p text:style-name="P75"><text:span text:style-name="T12">Ανάλυση </text:span><text:span text:style-name="Strong_20_Emphasis"><text:span text:style-name="T9">quantile-quantile (Q-Q) plots</text:span></text:span><text:span text:style-name="T12"> για έλεγχο κατανομής p-values.</text:span></text:p>
            </text:list-item>
            <text:list-item>
              <text:p text:style-name="P75"><text:span text:style-name="T12">Υπολογισμός </text:span><text:span text:style-name="Strong_20_Emphasis"><text:span text:style-name="T9">False Discovery Rate (FDR)</text:span></text:span><text:span text:style-name="T12"> για στατιστική σημαντικότητα.</text:span></text:p>
            </text:list-item>
          </text:list>
        </text:list-item>
      </text:list>
      <text:h text:style-name="P15" text:outline-level="4"><text:span text:style-name="Strong_20_Emphasis"><text:span text:style-name="T9">4. Προκλήσεις στη Λειτουργική Ερμηνεία</text:span></text:span></text:h>
      <text:list text:style-name="L36">
        <text:list-item>
          <text:p text:style-name="P76"><text:span text:style-name="Strong_20_Emphasis"><text:span text:style-name="T9">Επιλογή βάσης δεδομένων γονιδίων</text:span></text:span><text:span text:style-name="T12"> (RefSeq, GENCODE, κ.ά.): Η ίδια μετάλλαξη μπορεί να έχει διαφορετικό αντίκτυπο ανάλογα με το transcript.</text:span></text:p>
        </text:list-item>
        <text:list-item>
          <text:p text:style-name="P76"><text:span text:style-name="Strong_20_Emphasis"><text:span text:style-name="T9">Διαφορές μεταξύ εργαλείων</text:span></text:span><text:span text:style-name="T12"> (VEP, SnpEff, ANNOVAR): Ειδικά για μεταλλάξεις σε </text:span><text:span text:style-name="Strong_20_Emphasis"><text:span text:style-name="T9">τομείς splicing ή μη-κωδικό DNA</text:span></text:span><text:span text:style-name="T12">.</text:span></text:p>
        </text:list-item>
        <text:list-item>
          <text:p text:style-name="P77"><text:span text:style-name="Strong_20_Emphasis"><text:span text:style-name="T9">Βάσεις δεδομένων για κλινική σημασία</text:span></text:span><text:span text:style-name="T12">:</text:span></text:p>
          <text:list>
            <text:list-item>
              <text:p text:style-name="P76"><text:span text:style-name="Strong_20_Emphasis"><text:span text:style-name="T9">COSMIC</text:span></text:span><text:span text:style-name="T12">: Κατάλογος σωματικών μεταλλαγών στον καρκίνο.</text:span></text:p>
            </text:list-item>
            <text:list-item>
              <text:p text:style-name="P76"><text:span text:style-name="Strong_20_Emphasis"><text:span text:style-name="T9">ClinVar/OncoKB</text:span></text:span><text:span text:style-name="T12">: Πληροφορίες για παθογόνες και θεραπευτικά δράσιμες μεταλλάξεις.</text:span></text:p>
            </text:list-item>
          </text:list>
        </text:list-item>
      </text:list>
      <text:h text:style-name="P15" text:outline-level="4"><text:soft-page-break/><text:span text:style-name="Strong_20_Emphasis"><text:span text:style-name="T9">5. Ειδικές Περιπτώσεις: Μη-Κωδικές Μεταλλάξεις</text:span></text:span></text:h>
      <text:list text:style-name="L37">
        <text:list-item>
          <text:p text:style-name="P78"><text:span text:style-name="Strong_20_Emphasis"><text:span text:style-name="T9">Δυσκολότερη ανάλυση</text:span></text:span><text:span text:style-name="T12"> λόγω έλλειψης άμεσης λειτουργικής επίδρασης.</text:span></text:p>
        </text:list-item>
        <text:list-item>
          <text:p text:style-name="P79"><text:span text:style-name="Strong_20_Emphasis"><text:span text:style-name="T9">Βοηθητικά δεδομένα</text:span></text:span><text:span text:style-name="T12">:</text:span></text:p>
          <text:list>
            <text:list-item>
              <text:p text:style-name="P78"><text:span text:style-name="Strong_20_Emphasis"><text:span text:style-name="T9">Ανοικτές χρωματίνες</text:span></text:span><text:span text:style-name="T12"> (DNase I/ATAC-seq).</text:span></text:p>
            </text:list-item>
            <text:list-item>
              <text:p text:style-name="P78"><text:span text:style-name="Strong_20_Emphasis"><text:span text:style-name="T9">Ενισχυτές (enhancers)</text:span></text:span><text:span text:style-name="T12"> (H3K27Ac histone marks).</text:span></text:p>
            </text:list-item>
            <text:list-item>
              <text:p text:style-name="P78"><text:span text:style-name="Strong_20_Emphasis"><text:span text:style-name="T9">Στοιχεία ρύθμισης</text:span></text:span><text:span text:style-name="T12"> + δεδομένα μεταγραφωματικού (transcriptome).</text:span></text:p>
            </text:list-item>
          </text:list>
        </text:list-item>
      </text:list>
      <text:p text:style-name="P12"/>
      <text:h text:style-name="P5" text:outline-level="3"><text:span text:style-name="Strong_20_Emphasis"><text:span text:style-name="T15">Συμπεράσματα</text:span></text:span></text:h>
      <text:list text:style-name="L38">
        <text:list-item>
          <text:p text:style-name="P80"><text:span text:style-name="Strong_20_Emphasis"><text:span text:style-name="T9">Driver ανίχνευση βασίζεται</text:span></text:span><text:span text:style-name="T12"> σε </text:span><text:span text:style-name="Strong_20_Emphasis"><text:span text:style-name="T9">συχνότητα, clustering και λειτουργικό πλαίσιο</text:span></text:span><text:span text:style-name="T12">.</text:span></text:p>
        </text:list-item>
        <text:list-item>
          <text:p text:style-name="P81"><text:span text:style-name="Strong_20_Emphasis"><text:span text:style-name="T9">Κρίσιμοι παράγοντες</text:span></text:span><text:span text:style-name="T12">:</text:span></text:p>
          <text:list>
            <text:list-item>
              <text:p text:style-name="P126">Στατιστική διόρθωση για πολλαπλές δοκιμές (FDR).</text:p>
            </text:list-item>
            <text:list-item>
              <text:p text:style-name="P80"><text:span text:style-name="T12">Ολοκλήρωση </text:span><text:span text:style-name="Strong_20_Emphasis"><text:span text:style-name="T9">γονιδιωμικών, επιγραφωμικών και δομικών δεδομένων</text:span></text:span><text:span text:style-name="T12">.</text:span></text:p>
            </text:list-item>
          </text:list>
        </text:list-item>
        <text:list-item>
          <text:p text:style-name="P81"><text:span text:style-name="Strong_20_Emphasis"><text:span text:style-name="T9">Προοπτικές</text:span></text:span><text:span text:style-name="T12">:</text:span></text:p>
          <text:list>
            <text:list-item>
              <text:p text:style-name="P126">Βελτίωση μοντέλων για μη-κωδικές μεταλλάξεις.</text:p>
            </text:list-item>
            <text:list-item>
              <text:p text:style-name="P80"><text:span text:style-name="T12">Αποφυγή </text:span><text:span text:style-name="Strong_20_Emphasis"><text:span text:style-name="T9">ψευδών hotspots</text:span></text:span><text:span text:style-name="T12"> (π.χ., APOBEC3A).</text:span></text:p>
            </text:list-item>
          </text:list>
        </text:list-item>
      </text:list>
      <text:p text:style-name="P16"><text:span text:style-name="Strong_20_Emphasis"><text:span text:style-name="T9">Σημείωση</text:span></text:span><text:span text:style-name="T12">: Η ανάλυση υπογραμμίζει τη σύνθετη φύση της ερμηνείας μεταλλαγών και την ανάγκη για ολοκληρωμένες προσεγγίσεις.</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Sources of errors in SNV and indel identification. </text:p>
      <text:p text:style-name="P8"/>
      <text:p text:style-name="P11">Η παράγραφος αναφέρεται στα διάφορα αίτια λαθών ή τεχνητών σημάτων (artefacts) που εμφανίζονται κατά την ανίχνευση απλών νουκλεοτιδικών μεταλλάξεων (SNVs) και μικρών επαναλήψεων ή διαγραφών (indels) σε δεδομένα γονιδιωματικής αλληλούχησης.</text:p>
      <text:p text:style-name="P11"/>
      <text:h text:style-name="P10" text:outline-level="4">1. <text:span text:style-name="Strong_20_Emphasis">Λανθασμένη ταξινόμηση κληρονομούμενων (germline) μεταλλάξεων ως σωματικές (somatic)</text:span></text:h>
      <text:p text:style-name="Text_20_body">Αυτή είναι μια γνωστή πηγή σφαλμάτων, αλλά υπάρχουν και άλλες που πρέπει να ληφθούν υπόψη.</text:p>
      <text:p text:style-name="Horizontal_20_Line"/>
      <text:h text:style-name="Heading_20_4" text:outline-level="4">2. <text:span text:style-name="Strong_20_Emphasis">Σφάλματα κατά την ενίσχυση του DNA (DNA amplification errors)</text:span></text:h>
      <text:list text:style-name="L39">
        <text:list-item>
          <text:p text:style-name="P144">Πριν την εμφάνιση της μεθόδου <text:span text:style-name="Strong_20_Emphasis">PCR-free</text:span> για την προετοιμασία βιβλιοθηκών αλληλούχησης, η ενίσχυση με PCR ήταν απαραίτητη για να υπάρξει αρκετό DNA για ανάλυση.</text:p>
        </text:list-item>
        <text:list-item>
          <text:p text:style-name="P144">Σε περιπτώσεις όπου η ποσότητα DNA είναι πολύ μικρή (&lt;0,1 μg), το PCR χρησιμοποιείται ακόμα.</text:p>
        </text:list-item>
        <text:list-item>
          <text:p text:style-name="P144">Η ενίσχυση με PCR μπορεί να προκαλέσει:</text:p>
          <text:list>
            <text:list-item>
              <text:p text:style-name="P144">Θόρυβο (stutter noise) σε επαναλαμβανόμενες περιοχές DNA,</text:p>
            </text:list-item>
            <text:list-item>
              <text:p text:style-name="P144">Μεροληψία ανάλογα με το ποσοστό GC,</text:p>
            </text:list-item>
            <text:list-item>
              <text:p text:style-name="P144">Τεχνητές μονονουκλεοτιδικές αλλαγές (artefacts).</text:p>
            </text:list-item>
          </text:list>
        </text:list-item>
        <text:list-item>
          <text:p text:style-name="P144">Παρόμοια προβλήματα προκύπτουν και από την <text:span text:style-name="Strong_20_Emphasis">ολική ενίσχυση γονιδιώματος</text:span> (WGA) που χρησιμοποιείται σε ορισμένες μεθόδους, ιδιαίτερα σε παλαιά δεδομένα όπως τα πρώτα σύνολα δεδομένων του TCGA, όπου τα artefacts πρέπει να φιλτραριστούν προσεκτικά.</text:p>
        </text:list-item>
      </text:list>
      <text:p text:style-name="Horizontal_20_Line"/>
      <text:h text:style-name="Heading_20_4" text:outline-level="4">3. <text:span text:style-name="Strong_20_Emphasis">Οξειδωτική βλάβη DNA</text:span></text:h>
      <text:list text:style-name="L40">
        <text:list-item>
          <text:p text:style-name="P145">Κατά τη διάρκεια της διάσπασης του DNA, το γουανίνη μπορεί να οξειδωθεί σε 8-οξογουανίνη, προκαλώντας λάθη όπως μετατροπές C &gt; A (σε συγκεκριμένο πλαίσιο CCG &gt; CAG).</text:p>
        </text:list-item>
        <text:list-item>
          <text:p text:style-name="P145">Αυτές οι βλάβες μπορεί να λανθασμένα θεωρηθούν πραγματικές μεταλλάξεις αν δεν εντοπιστούν από ειδικά υπολογιστικά εργαλεία (π.χ. <text:span text:style-name="Strong_20_Emphasis">D-ToxoG</text:span>) ή αν δεν απαιτείται επιβεβαίωση της μετάλλαξης και στα δύο DNA κλώνους.</text:p>
        </text:list-item>
      </text:list>
      <text:p text:style-name="Horizontal_20_Line"/>
      <text:p text:style-name="Text_20_body"/>
      <text:p text:style-name="Text_20_body"/>
      <text:p text:style-name="Text_20_body"/>
      <text:h text:style-name="Heading_20_4" text:outline-level="4"><text:soft-page-break/>4. <text:span text:style-name="Strong_20_Emphasis">Επεξεργασία και φύλαξη δειγμάτων (FFPE samples)</text:span></text:h>
      <text:list text:style-name="L41">
        <text:list-item>
          <text:p text:style-name="P146">Πολλά κλινικά δείγματα φυλάσσονται σε μορφή <text:span text:style-name="Strong_20_Emphasis">FFPE</text:span> (formalin-fixed paraffin-embedded).</text:p>
        </text:list-item>
        <text:list-item>
          <text:p text:style-name="P146">Η διαδικασία αυτή προκαλεί:</text:p>
          <text:list>
            <text:list-item>
              <text:p text:style-name="P146">Κατάτμηση DNA,</text:p>
            </text:list-item>
            <text:list-item>
              <text:p text:style-name="P146">Βάσεις που αλλάζουν (π.χ. αποαμίνωση κυτοσίνης σε θυμίνες, ειδικά σε μεθυλιωμένα CpG σημεία).</text:p>
            </text:list-item>
          </text:list>
        </text:list-item>
        <text:list-item>
          <text:p text:style-name="P146">Για τέτοια δείγματα απαιτούνται ειδικά πρωτόκολλα και αλγόριθμοι ανίχνευσης μεταλλάξεων για να μειωθούν τα λάθη.</text:p>
        </text:list-item>
      </text:list>
      <text:p text:style-name="Horizontal_20_Line"/>
      <text:h text:style-name="Heading_20_4" text:outline-level="4">5. <text:span text:style-name="Strong_20_Emphasis">Μείγματα κυττάρων και επιμολύνσεις</text:span></text:h>
      <text:list text:style-name="L42">
        <text:list-item>
          <text:p text:style-name="P147">Η παρουσία μη καρκινικών κυττάρων στο δείγμα όγκου μειώνει την ευαισθησία ανίχνευσης σωματικών μεταλλάξεων.</text:p>
        </text:list-item>
        <text:list-item>
          <text:p text:style-name="P147">Η πιο σοβαρή περίπτωση είναι <text:span text:style-name="Strong_20_Emphasis">διασταυρούμενη επιμόλυνση μεταξύ ατόμων</text:span>, π.χ. όταν δείγμα όγκου ζευγαρώνεται λανθασμένα με δείγμα φυσιολογικού ιστού άλλου ατόμου, προκαλώντας ψευδώς θετικά αποτελέσματα.</text:p>
        </text:list-item>
        <text:list-item>
          <text:p text:style-name="P147">Υπάρχουν ειδικά εργαλεία (ContEst, ART-DeCO, Conpair) που εκτιμούν το ποσοστό επιμόλυνσης με βάση τον αλληλότυπο (allele fraction) ομοζυγωτικών πολυμορφισμών.</text:p>
        </text:list-item>
        <text:list-item>
          <text:p text:style-name="P147">Άλλα εργαλεία (BAMixChecker, NGSCheckMate, HYSIS) ανιχνεύουν ανταλλαγές δειγμάτων (sample swaps) συγκρίνοντας γονιδιακές πολυμορφίες.</text:p>
        </text:list-item>
      </text:list>
      <text:p text:style-name="Horizontal_20_Line"/>
      <text:h text:style-name="Heading_20_4" text:outline-level="4">6. <text:span text:style-name="Strong_20_Emphasis">Επιμόλυνση του «φυσιολογικού» δείγματος από καρκινικά κύτταρα</text:span></text:h>
      <text:list text:style-name="L43">
        <text:list-item>
          <text:p text:style-name="P148">Σε κάποιες περιπτώσεις, το δείγμα «φυσιολογικού» ιστού μπορεί να περιέχει καρκινικά κύτταρα που έχουν εισβάλει στον υγιή ιστό.</text:p>
        </text:list-item>
        <text:list-item>
          <text:p text:style-name="P148">Αλγόριθμοι όπως ο <text:span text:style-name="Strong_20_Emphasis">DeTiN</text:span> βοηθούν να αποφευχθεί η λανθασμένη απόρριψη αληθινών σωματικών μεταλλάξεων σε αυτές τις περιπτώσεις.</text:p>
        </text:list-item>
      </text:list>
      <text:p text:style-name="P11"/>
      <text:p text:style-name="P11"/>
      <text:p text:style-name="P11"/>
      <text:p text:style-name="P11"/>
      <text:p text:style-name="P11"/>
      <text:p text:style-name="P11"/>
      <text:p text:style-name="P11"/>
      <text:p text:style-name="P11"/>
      <text:p text:style-name="P11"/>
      <text:h text:style-name="Heading_20_4" text:outline-level="4"><text:soft-page-break/><text:span text:style-name="Strong_20_Emphasis"><text:span text:style-name="T10">1. Σφάλματα από Επεξεργασία DNA</text:span></text:span></text:h>
      <text:list text:style-name="L44">
        <text:list-item>
          <text:list>
            <text:list-item>
              <text:p text:style-name="P82"><text:span text:style-name="T12">Η </text:span><text:span text:style-name="Strong_20_Emphasis"><text:span text:style-name="T9">PCR ενίσχυση</text:span></text:span><text:span text:style-name="T12"> (σε βιβλιοθήκες μη PCR-free) προκαλεί:</text:span></text:p>
              <text:p text:style-name="P82"><text:span text:style-name="T12"><text:s text:c="10"/>Θόρυβο σε επαναλαμβανόμενες περιοχές (</text:span><text:span text:style-name="Emphasis"><text:span text:style-name="T12">stutter noise</text:span></text:span><text:span text:style-name="T12">).</text:span></text:p>
              <text:list>
                <text:list-header>
                  <text:p text:style-name="P84"><text:span text:style-name="Strong_20_Emphasis"><text:span text:style-name="T9"><text:s text:c="10"/>GC-προκατάληψη</text:span></text:span><text:span text:style-name="T12"> (ανισόμορφη κάλυψη).</text:span></text:p>
                  <text:p text:style-name="P127"><text:s text:c="10"/>Ψευδείς μονονουκλεοτιδικές μεταλλάξεις.</text:p>
                  <text:p text:style-name="P127"/>
                </text:list-header>
              </text:list>
            </text:list-item>
            <text:list-item>
              <text:p text:style-name="P85"><text:span text:style-name="Strong_20_Emphasis"><text:span text:style-name="T9">Ολική Ενίσχυση Γονιδιώματος (WGA)</text:span></text:span><text:span text:style-name="T12">:</text:span></text:p>
              <text:list>
                <text:list-header>
                  <text:p text:style-name="P128"><text:s text:c="8"/>Χρησιμοποιήθηκε σε παλιά δεδομένα (π.χ., TCGA), δημιουργώντας </text:p>
                  <text:p text:style-name="P83"><text:span text:style-name="Strong_20_Emphasis"><text:span text:style-name="T12"><text:s text:c="7"/></text:span></text:span><text:span text:style-name="Strong_20_Emphasis"><text:span text:style-name="T8">συστηματικά λάθη</text:span></text:span><text:span text:style-name="T12"> που πρέπει να φιλτραριστούν.</text:span></text:p>
                </text:list-header>
              </text:list>
            </text:list-item>
          </text:list>
        </text:list-item>
      </text:list>
      <text:p text:style-name="P17"><text:span text:style-name="T12"/></text:p>
      <text:p text:style-name="P17"><text:span text:style-name="T12"/></text:p>
      <text:p text:style-name="P17"><text:span text:style-name="T12"/></text:p>
      <text:p text:style-name="P17"><text:span text:style-name="T12"/></text:p>
      <text:p text:style-name="P17"><text:span text:style-name="T12"/></text:p>
      <text:h text:style-name="P15" text:outline-level="4"><text:span text:style-name="Strong_20_Emphasis"><text:span text:style-name="T9">2. Βλάβες DNA από Οξειδωτικό Στρες</text:span></text:span></text:h>
      <text:list text:style-name="L45">
        <text:list-item>
          <text:p text:style-name="P86"><text:span text:style-name="Strong_20_Emphasis"><text:span text:style-name="T9">8-οξο-γουανίνη</text:span></text:span><text:span text:style-name="T12">:</text:span></text:p>
          <text:list>
            <text:list-item>
              <text:p text:style-name="P87"><text:span text:style-name="T12">Προκαλεί </text:span><text:span text:style-name="Strong_20_Emphasis"><text:span text:style-name="T9">C &gt; A transversions</text:span></text:span><text:span text:style-name="T12"> (ειδικά σε αλληλουχίες CCG → CAG).</text:span></text:p>
            </text:list-item>
            <text:list-item>
              <text:p text:style-name="P129">Μπορεί να ερμηνευτεί λανθασμένα ως πραγματικές μεταλλάξεις.</text:p>
            </text:list-item>
            <text:list-item>
              <text:p text:style-name="P86"><text:span text:style-name="Strong_20_Emphasis"><text:span text:style-name="T9">Εργαλεία ανίχνευσης</text:span></text:span><text:span text:style-name="T12">:</text:span></text:p>
              <text:list>
                <text:list-item>
                  <text:p text:style-name="P87"><text:span text:style-name="Emphasis"><text:span text:style-name="T12">D-ToxoG</text:span></text:span><text:span text:style-name="T12">: Εντοπίζει οξειδωτικές βλάβες.</text:span></text:p>
                </text:list-item>
                <text:list-item>
                  <text:p text:style-name="P87"><text:span text:style-name="T12">Απαίτηση </text:span><text:span text:style-name="Strong_20_Emphasis"><text:span text:style-name="T9">υποστήριξης και από τις δύο αλυσίδες</text:span></text:span><text:span text:style-name="T12"> του DNA.</text:span></text:p>
                </text:list-item>
              </text:list>
            </text:list-item>
          </text:list>
        </text:list-item>
      </text:list>
      <text:h text:style-name="P15" text:outline-level="4"><text:span text:style-name="Strong_20_Emphasis"><text:span text:style-name="T9">3. Προβλήματα από FFPE Δείγματα</text:span></text:span></text:h>
      <text:list text:style-name="L46">
        <text:list-item>
          <text:p text:style-name="P88"><text:span text:style-name="Strong_20_Emphasis"><text:span text:style-name="T9">Τεκμηρίωση σε Παραφίνη (FFPE)</text:span></text:span><text:span text:style-name="T12">:</text:span></text:p>
          <text:list>
            <text:list-item>
              <text:p text:style-name="P130">Η φορμαλδεΰδη προκαλεί:</text:p>
              <text:list>
                <text:list-item>
                  <text:p text:style-name="P89"><text:span text:style-name="Strong_20_Emphasis"><text:span text:style-name="T9">Θραύση DNA</text:span></text:span><text:span text:style-name="T12"> και αλλοιώσεις βάσεων (π.χ., απαμίνωση κυτοσίνης σε θυμίνη σε μεθυλιωμένα CpG).</text:span></text:p>
                </text:list-item>
              </text:list>
            </text:list-item>
            <text:list-item>
              <text:p text:style-name="P89"><text:span text:style-name="Strong_20_Emphasis"><text:span text:style-name="T9">Απαιτούνται ειδικά πρωτόκολλα και αλγόριθμοι</text:span></text:span><text:span text:style-name="T12"> (π.χ., επικέντρωση σε υψηλό βάθος αλληλούχησης).</text:span></text:p>
            </text:list-item>
          </text:list>
        </text:list-item>
      </text:list>
      <text:h text:style-name="P15" text:outline-level="4"><text:soft-page-break/><text:span text:style-name="Strong_20_Emphasis"><text:span text:style-name="T9">4. Προβλήματα Δειγματοληψίας</text:span></text:span></text:h>
      <text:list text:style-name="L47">
        <text:list-item>
          <text:p text:style-name="P90"><text:span text:style-name="Strong_20_Emphasis"><text:span text:style-name="T9">Εξαμείξεις Ατόμων (Cross-Individual Contamination)</text:span></text:span><text:span text:style-name="T12">:</text:span></text:p>
          <text:list>
            <text:list-item>
              <text:p text:style-name="P91"><text:span text:style-name="T12">Παρόμοια δείγματα από διαφορετικά άτομα οδηγούν σε </text:span><text:span text:style-name="Strong_20_Emphasis"><text:span text:style-name="T9">ψευδώς θετικά</text:span></text:span><text:span text:style-name="T12">.</text:span></text:p>
            </text:list-item>
            <text:list-item>
              <text:p text:style-name="P90"><text:span text:style-name="Strong_20_Emphasis"><text:span text:style-name="T9">Εργαλεία ανίχνευσης</text:span></text:span><text:span text:style-name="T12">:</text:span></text:p>
              <text:list>
                <text:list-item>
                  <text:p text:style-name="P91"><text:span text:style-name="Emphasis"><text:span text:style-name="T12">ContEst, ART-DeCO, Conpair</text:span></text:span><text:span text:style-name="T12">: Μετρούν ποσοστό ετεροζυγωτίας για εκτίμηση μόλυνσης.</text:span></text:p>
                </text:list-item>
              </text:list>
            </text:list-item>
          </text:list>
        </text:list-item>
        <text:list-item>
          <text:p text:style-name="P90"><text:span text:style-name="Strong_20_Emphasis"><text:span text:style-name="T9">Εναλλαγές Δειγμάτων (Sample Swaps)</text:span></text:span><text:span text:style-name="T12">:</text:span></text:p>
          <text:list>
            <text:list-item>
              <text:p text:style-name="P131">Λάθη σε ταίριασμα φυσιολογικού/όγκου (π.χ., λόγω μόλυνσης από καρκινικά κύτταρα).</text:p>
            </text:list-item>
            <text:list-item>
              <text:p text:style-name="P90"><text:span text:style-name="Strong_20_Emphasis"><text:span text:style-name="T9">Εργαλεία</text:span></text:span><text:span text:style-name="T12">:</text:span></text:p>
              <text:list>
                <text:list-item>
                  <text:p text:style-name="P91"><text:span text:style-name="Emphasis"><text:span text:style-name="T12">BAMixChecker, NGSCheckMate, HYSIS</text:span></text:span><text:span text:style-name="T12">: Ελέγχουν συμφωνία γερμικών πολυμορφισμών.</text:span></text:p>
                </text:list-item>
                <text:list-item>
                  <text:p text:style-name="P91"><text:span text:style-name="Emphasis"><text:span text:style-name="T12">DeTiN</text:span></text:span><text:span text:style-name="T12">: Διορθώνει φιλτράρισμα όταν ο "φυσιολογικός" ιστός περιέχει όγκο.</text:span></text:p>
                  <text:p text:style-name="P91"><text:span text:style-name="T12"/></text:p>
                </text:list-item>
              </text:list>
            </text:list-item>
          </text:list>
        </text:list-item>
      </text:list>
      <text:p text:style-name="P12"/>
      <text:h text:style-name="P5" text:outline-level="3"><text:span text:style-name="Strong_20_Emphasis"><text:span text:style-name="T15">Συμπεράσματα</text:span></text:span></text:h>
      <text:list text:style-name="L48">
        <text:list-item>
          <text:p text:style-name="P92"><text:span text:style-name="Strong_20_Emphasis"><text:span text:style-name="T9">Κύριες Πηγές Σφαλμάτων</text:span></text:span><text:span text:style-name="T12">:</text:span></text:p>
          <text:list>
            <text:list-item>
              <text:p text:style-name="P93"><text:span text:style-name="T12">Τεχνικές </text:span><text:span text:style-name="Strong_20_Emphasis"><text:span text:style-name="T9">PCR/WGA</text:span></text:span><text:span text:style-name="T12">, οξειδωτικές βλάβες, FFPE τεχνικές, μόλυνση/εναλλαγές δειγμάτων.</text:span></text:p>
            </text:list-item>
          </text:list>
        </text:list-item>
        <text:list-item>
          <text:p text:style-name="P92"><text:span text:style-name="Strong_20_Emphasis"><text:span text:style-name="T9">Κρίσιμες Λύσεις</text:span></text:span><text:span text:style-name="T12">:</text:span></text:p>
          <text:list>
            <text:list-item>
              <text:p text:style-name="P93"><text:span text:style-name="Strong_20_Emphasis"><text:span text:style-name="T9">PCR-free βιβλιοθήκες</text:span></text:span><text:span text:style-name="T12"> και φιλτράρισμα με ειδικούς αλγορίθμους (π.χ., D-ToxoG).</text:span></text:p>
            </text:list-item>
            <text:list-item>
              <text:p text:style-name="P93"><text:span text:style-name="Strong_20_Emphasis"><text:span text:style-name="T9">Ειδικές προσεγγίσεις για FFPE</text:span></text:span><text:span text:style-name="T12"> (υψηλό βάθος, βελτιωμένα πρωτόκολλα).</text:span></text:p>
            </text:list-item>
            <text:list-item>
              <text:p text:style-name="P93"><text:span text:style-name="Strong_20_Emphasis"><text:span text:style-name="T9">Επαλήθευση δειγμάτων</text:span></text:span><text:span text:style-name="T12"> με εργαλεία όπως </text:span><text:span text:style-name="Emphasis"><text:span text:style-name="T12">Conpair</text:span></text:span><text:span text:style-name="T12"> και </text:span><text:span text:style-name="Emphasis"><text:span text:style-name="T12">NGSCheckMate</text:span></text:span><text:span text:style-name="T12">.</text:span></text:p>
            </text:list-item>
          </text:list>
        </text:list-item>
      </text:list>
      <text:p text:style-name="P16"><text:span text:style-name="Strong_20_Emphasis"><text:span text:style-name="T9">Σημείωση</text:span></text:span><text:span text:style-name="T12">: Η κατανόηση αυτών των πηγών θορύβου είναι απαραίτητη για την </text:span><text:span text:style-name="Strong_20_Emphasis"><text:span text:style-name="T9">αύξηση της ακρίβειας</text:span></text:span><text:span text:style-name="T12"> σε μελέτες σωματικών μεταλλαγών.</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8"><text:soft-page-break/>Mutational signature analysis</text:p>
      <text:p text:style-name="P8"/>
      <text:h text:style-name="P6" text:outline-level="3">Ανάλυση υπογραφών μεταλλάξεων (Mutational signature analysis)</text:h>
      <text:p text:style-name="Text_20_body">Η παράγραφος εξηγεί πώς οι σωματικές μεταλλάξεις στα καρκινικά γονιδιώματα προκαλούνται από συγκεκριμένες διαδικασίες μεταλλαξιογένεσης, όπως ελαττωματική επιδιόρθωση DNA, λανθασμένη αντιγραφή του DNA και έκθεση σε διάφορους μεταλλαξιογόνους παράγοντες.</text:p>
      <text:p text:style-name="Horizontal_20_Line"/>
      <text:h text:style-name="Heading_20_4" text:outline-level="4">1. <text:span text:style-name="Strong_20_Emphasis">Ειδικά μοτίβα μεταλλάξεων ανά αιτία</text:span></text:h>
      <text:list text:style-name="L49">
        <text:list-item>
          <text:p text:style-name="P149">Κάθε μεταλλαξιογόνος παράγοντας προκαλεί συγκεκριμένες αλλαγές σε νουκλεοτίδια.</text:p>
        </text:list-item>
        <text:list-item>
          <text:p text:style-name="P149">Παραδείγματα:</text:p>
          <text:list>
            <text:list-item>
              <text:p text:style-name="P149">Ο καρκίνος πνεύμονα σε καπνιστές έχει πλούσια παρουσία G &gt; T μετατροπών.</text:p>
            </text:list-item>
            <text:list-item>
              <text:p text:style-name="P149">Το μελάνωμα χαρακτηρίζεται από C &gt; T μετατροπές σε διπυριμιδινικά σημεία.</text:p>
            </text:list-item>
          </text:list>
        </text:list-item>
      </text:list>
      <text:p text:style-name="Horizontal_20_Line"/>
      <text:h text:style-name="Heading_20_4" text:outline-level="4">2. <text:span text:style-name="Strong_20_Emphasis">Υπογραφές μεταλλάξεων (mutational signatures)</text:span></text:h>
      <text:list text:style-name="L50">
        <text:list-item>
          <text:p text:style-name="P150">Τα καρκινικά γονιδιώματα φέρουν τα "αποτυπώματα" αυτών των διαδικασιών σε διαφορετικές αναλογίες.</text:p>
        </text:list-item>
        <text:list-item>
          <text:p text:style-name="P150">Με αρκετά μεγάλα δείγματα γονιδιωμάτων ή εξωνιδίων (exomes), μπορεί κανείς να απομονώσει ανεξάρτητα στοιχεία που συνθέτουν το συνολικό μοτίβο μεταλλάξεων.</text:p>
        </text:list-item>
        <text:list-item>
          <text:p text:style-name="P150">Κάθε τέτοιο στοιχείο ονομάζεται «υπογραφή μετάλλαξης».</text:p>
        </text:list-item>
      </text:list>
      <text:p text:style-name="Horizontal_20_Line"/>
      <text:h text:style-name="Heading_20_4" text:outline-level="4">3. <text:span text:style-name="Strong_20_Emphasis">Προσέγγιση της ομάδας Sanger</text:span></text:h>
      <text:list text:style-name="L51">
        <text:list-item>
          <text:p text:style-name="P151">Ανέπτυξαν μια αναπαράσταση της συχνότητας κάθε βασικής μετάλλαξης με έναν 96-διάστατο διάνυσμα:</text:p>
          <text:list>
            <text:list-item>
              <text:p text:style-name="P151">6 τύποι βασικών μεταλλάξεων (C &gt; A/G/T, T &gt; A/C/G) σε συνδυασμό με τα 4 πιθανά νουκλεοτίδια αριστερά και δεξιά (6 × 4 × 4 = 96).</text:p>
            </text:list-item>
          </text:list>
        </text:list-item>
        <text:list-item>
          <text:p text:style-name="P151">Με τη χρήση μη αρνητικού παραγοντοποίησης μητρών (NMF), κατάφεραν να διαχωρίσουν διαφορετικά μοτίβα μεταλλάξεων που οφείλονται σε διαφορετικές βιολογικές διαδικασίες.</text:p>
        </text:list-item>
        <text:list-item>
          <text:p text:style-name="P151">Έτσι δημιούργησαν τον κατάλογο υπογραφών μεταλλάξεων COSMIC, που περιλαμβάνει πάνω από 50 διαφορετικές υπογραφές.</text:p>
        </text:list-item>
      </text:list>
      <text:p text:style-name="Horizontal_20_Line"/>
      <text:h text:style-name="Heading_20_4" text:outline-level="4"><text:soft-page-break/>4. <text:span text:style-name="Strong_20_Emphasis">Επέκταση της έννοιας σε άλλους τύπους μεταλλάξεων</text:span></text:h>
      <text:list text:style-name="L52">
        <text:list-item>
          <text:p text:style-name="P152">Η ίδια ιδέα εφαρμόζεται και σε indels, ανακατατάξεις, και αλλαγές στον αριθμό αντιγράφων (CNAs).</text:p>
        </text:list-item>
        <text:list-item>
          <text:p text:style-name="P152">Υπάρχουν διάφορα εργαλεία που χρησιμοποιούν NMF, Bayesian μοντέλα, και άλλες τεχνικές για την ανακάλυψη υπογραφών.</text:p>
        </text:list-item>
      </text:list>
      <text:p text:style-name="Horizontal_20_Line"/>
      <text:h text:style-name="Heading_20_4" text:outline-level="4">5. <text:span text:style-name="Strong_20_Emphasis">Χρήσιμες πληροφορίες και περιορισμοί</text:span></text:h>
      <text:list text:style-name="L53">
        <text:list-item>
          <text:p text:style-name="P153">Παρόλο που πολλές υπογραφές δεν έχουν ακόμα πλήρως κατανοητή βιολογική αιτία, η ανάλυσή τους παρέχει πολύτιμες πληροφορίες για τις αιτίες των μεταλλάξεων.</text:p>
        </text:list-item>
        <text:list-item>
          <text:p text:style-name="P153">Κάποιες υπογραφές εμφανίζονται σε φυσιολογικούς ιστούς και καρκινικούς (π.χ. "ρολογιακές" υπογραφές), ενώ άλλες είναι ειδικές για συγκεκριμένους τύπους όγκων (π.χ. υπογραφές APOBEC σε μαστό, τραχήλο, ουροδόχο κύστη).</text:p>
        </text:list-item>
        <text:list-item>
          <text:p text:style-name="P153">Η γνώση των υπογραφών επιτρέπει να εκτιμηθούν οι υπογραφές σε νέα δείγματα χωρίς να χρειάζεται εκ νέου ανάλυση σε μεγάλο αριθμό δειγμάτων (refitting).</text:p>
        </text:list-item>
      </text:list>
      <text:p text:style-name="Horizontal_20_Line"/>
      <text:h text:style-name="Heading_20_4" text:outline-level="4">6. <text:span text:style-name="Strong_20_Emphasis">Refitting υπογραφών</text:span></text:h>
      <text:list text:style-name="L54">
        <text:list-item>
          <text:p text:style-name="P154">Το refitting περιλαμβάνει την εκτίμηση των ενεργών υπογραφών σε νέο δείγμα με βάση γνωστές υπογραφές.</text:p>
        </text:list-item>
        <text:list-item>
          <text:p text:style-name="P154">Περιορίζοντας τις υπογραφές που εξετάζονται σε αυτές που είναι γνωστό ότι ενεργοποιούνται σε συγκεκριμένους τύπους όγκων, αυξάνεται η ακρίβεια.</text:p>
        </text:list-item>
        <text:list-item>
          <text:p text:style-name="P154">Χρησιμοποιούνται αλγόριθμοι όπως μη αρνητικός ελάχιστος τετραγωνικός (NNLS).</text:p>
        </text:list-item>
        <text:list-item>
          <text:p text:style-name="P154">Το μειονέκτημα είναι ότι περιορίζεται μόνο σε γνωστές υπογραφές, οπότε υπάρχουν μέθοδοι που συνδυάζουν εκ νέου ανακάλυψη και refitting.</text:p>
        </text:list-item>
      </text:list>
      <text:p text:style-name="Horizontal_20_Line"/>
      <text:h text:style-name="Heading_20_4" text:outline-level="4">7. <text:span text:style-name="Strong_20_Emphasis">Απαίτηση για μεγάλο αριθμό μεταλλάξεων</text:span></text:h>
      <text:list text:style-name="L55">
        <text:list-item>
          <text:p text:style-name="P155">Για να δουλέψει η αποσύνθεση υπογραφών χρειάζεται συνήθως να υπάρχουν αρκετές μεταλλάξεις (τουλάχιστον εκατοντάδες) ανά δείγμα.</text:p>
        </text:list-item>
        <text:list-item>
          <text:p text:style-name="P155">Επομένως, απαιτείται αλληλούχηση ολόκληρου του εξωνιδίου ή γονιδιώματος (exome ή WGS), εκτός αν ο όγκος έχει πολύ μεγάλο φορτίο μεταλλάξεων (π.χ. λόγω μικροδορυφορικής αστάθειας ή μεταλλάξεων σε DNA πολυμεράσες).</text:p>
        </text:list-item>
        <text:list-item>
          <text:p text:style-name="P155">Νεότερη μέθοδος, το SigMA, επιτρέπει ανάλυση υπογραφών ακόμα και με πολύ μικρότερο αριθμό μεταλλάξεων, διευρύνοντας τις δυνατότητες ανάλυσης.</text:p>
        </text:list-item>
      </text:list>
      <text:p text:style-name="P8"/>
      <text:p text:style-name="P8"/>
      <text:p text:style-name="P8"><text:soft-page-break/>Analysing somatic structural variations</text:p>
      <text:p text:style-name="P8">Detecting copy number alterations.</text:p>
      <text:p text:style-name="P8"/>
      <text:h text:style-name="P7" text:outline-level="4">. <text:span text:style-name="Strong_20_Emphasis">Τι είναι οι σωματικές δομικές παραλλαγές (SVs);</text:span></text:h>
      <text:list text:style-name="L56">
        <text:list-item>
          <text:p text:style-name="P156">Με την ευρεία χρήση <text:span text:style-name="Strong_20_Emphasis">ολικού γονιδιωματικού αλληλούχησης (Whole Genome Sequencing, WGS)</text:span> έχει προχωρήσει σημαντικά η κατανόηση των σωματικών SVs στους ανθρώπινους καρκίνους.</text:p>
        </text:list-item>
        <text:list-item>
          <text:p text:style-name="P156">Οι SVs περιλαμβάνουν μεγάλες και σύνθετες αλλαγές στο DNA, όπως:</text:p>
          <text:list>
            <text:list-item>
              <text:p text:style-name="P156"><text:span text:style-name="Strong_20_Emphasis">Διαγραφές (deletions), ενθέσεις (insertions), διπλασιασμοί (duplications), αναστροφές (inversions), μεταθέσεις (translocations)</text:span></text:p>
            </text:list-item>
            <text:list-item>
              <text:p text:style-name="P156">Αλλαγές στον αριθμό αντιγράφων (Copy Number Alterations, CNAs)</text:p>
            </text:list-item>
            <text:list-item>
              <text:p text:style-name="P156">Εισαγωγή στοιχείων όπως μεταθετά στοιχεία (transposable elements), ιικές ενσωματώσεις, αλλαγές στο μήκος τελομερών</text:p>
            </text:list-item>
            <text:list-item>
              <text:p text:style-name="P156">Πολύπλοκες αναδιατάξεις όπως η <text:span text:style-name="Strong_20_Emphasis">chromothripsis</text:span> (εκτεταμένη κατακερματισμένη αναδόμηση χρωμοσωμάτων).</text:p>
            </text:list-item>
          </text:list>
        </text:list-item>
        <text:list-item>
          <text:p text:style-name="P156">Μικρές μεταβολές (μικρότερες από 50-100 ζεύγη βάσεων) μπορούν να εντοπιστούν με απευθείας ευθυγράμμιση reads (gapped alignment), ενώ άλλοι τύποι SVs χρειάζονται πιο ειδικές προσεγγίσεις.</text:p>
        </text:list-item>
      </text:list>
      <text:p text:style-name="Horizontal_20_Line"/>
      <text:h text:style-name="Heading_20_4" text:outline-level="4">2. <text:span text:style-name="Strong_20_Emphasis">Διαχωρισμός όρων CNVs, CNAs και SVs</text:span></text:h>
      <text:list text:style-name="L57">
        <text:list-item>
          <text:p text:style-name="P157">Ο όρος <text:span text:style-name="Strong_20_Emphasis">CNVs (Copy Number Variants)</text:span> και <text:span text:style-name="Strong_20_Emphasis">SVs (Structural Variants)</text:span> χρησιμοποιούνται για παραλλαγές που μπορεί να είναι είτε γενετικές (germline) είτε σωματικές (somatic).</text:p>
        </text:list-item>
        <text:list-item>
          <text:p text:style-name="P157">Εδώ, για τις σωματικές παραλλαγές, χρησιμοποιείται ο όρος <text:span text:style-name="Strong_20_Emphasis">CNAs (Copy Number Aberrations)</text:span> για τις μεταβολές στον αριθμό αντιγράφων.</text:p>
        </text:list-item>
        <text:list-item>
          <text:p text:style-name="P157">Οι <text:span text:style-name="Strong_20_Emphasis">somatic SVs</text:span> αναφέρονται στις σωματικές δομικές αλλαγές, διαχωρίζοντάς τες από τις germline.</text:p>
        </text:list-item>
      </text:list>
      <text:p text:style-name="Horizontal_20_Line"/>
      <text:h text:style-name="Heading_20_4" text:outline-level="4">3. <text:span text:style-name="Strong_20_Emphasis">Τεχνικές ανίχνευσης CNAs και SVs</text:span></text:h>
      <text:list xml:id="list796755251" text:style-name="L58">
        <text:list-item>
          <text:p text:style-name="P158">Παραδοσιακές τεχνικές όπως:</text:p>
          <text:list>
            <text:list-item>
              <text:p text:style-name="P158"><text:span text:style-name="Strong_20_Emphasis">FISH (Fluorescent In Situ Hybridization)</text:span> και <text:span text:style-name="Strong_20_Emphasis">spectral karyotyping</text:span> έχουν υψηλή ακρίβεια για μεγάλες χρωμοσωμικές αλλαγές, αλλά με χαμηλή ανάλυση (μεγαβάσεις).</text:p>
              <text:p text:style-name="P159"/>
              <text:p text:style-name="P159"><text:soft-page-break/><text:span text:style-name="T36">ΠΑΡΕΝΘΕΣΗ</text:span><text:span text:style-name="T38"> </text:span><text:span text:style-name="T12">Οι </text:span><text:span text:style-name="Strong_20_Emphasis"><text:span text:style-name="T12">μεγαβάσεις</text:span></text:span><text:span text:style-name="T21"> </text:span><text:span text:style-name="T12">(ή </text:span><text:span text:style-name="Strong_20_Emphasis"><text:span text:style-name="T12">χαμηλή ανάλυση</text:span></text:span><text:span text:style-name="T12">) αναφέρονται στην </text:span><text:span text:style-name="Strong_20_Emphasis"><text:span text:style-name="T12">αδυναμία ανίχνευσης μικροσκοπικών ή λεπτών γενετικών αλλαγών</text:span></text:span><text:span text:style-name="T21"> </text:span><text:span text:style-name="T12">με</text:span><text:span text:style-name="T5"> </text:span><text:span text:style-name="T12">συγκεκριμένες τεχνικές, όπως η </text:span><text:span text:style-name="Strong_20_Emphasis"><text:span text:style-name="T12">FISH</text:span></text:span><text:span text:style-name="T21"> </text:span><text:span text:style-name="T12">(Fluorescent In Situ Hybridization) και το </text:span><text:span text:style-name="Strong_20_Emphasis"><text:span text:style-name="T12">Spectral Karyotyping (SKY)</text:span></text:span><text:span text:style-name="T12">. Αυτές οι μέθοδοι είναι ιδανικές για την οπτικοποίηση </text:span><text:span text:style-name="Strong_20_Emphasis"><text:span text:style-name="T12">μεγάλων χρωμοσωμικών αλλαγών</text:span></text:span><text:span text:style-name="T21"> </text:span><text:span text:style-name="T12">(π.χ., μεταθέσεις, διαγραφές ολών χρωμοσωμάτων), αλλά </text:span><text:span text:style-name="Strong_20_Emphasis"><text:span text:style-name="T12">δεν μπορούν να αναγνωρίσουν μικρές μεταλλάξεις</text:span></text:span><text:span text:style-name="T21"> </text:span><text:span text:style-name="T12">(π.χ., μονονουκλεοτιδικές αλλαγές ή μικρές διαγραφές/διπλοτυπίες).</text:span></text:p>
              <text:p text:style-name="P159"><text:span text:style-name="Strong_20_Emphasis"><text:span text:style-name="T9">Δεν ανιχνεύουν</text:span></text:span><text:span text:style-name="T12">:</text:span></text:p>
            </text:list-item>
            <text:list-item text:style-override="L78">
              <text:p text:style-name="P136">Μικρές διαγραφές/εισαγωγές (&lt;1-5 Mb).</text:p>
            </text:list-item>
            <text:list-item text:style-override="L78">
              <text:p text:style-name="P136">Σημειακές μεταλλάξεις (SNVs).</text:p>
            </text:list-item>
            <text:list-item text:style-override="L78">
              <text:p text:style-name="P136">Επιγραφωματικές τροποποιήσεις.</text:p>
            </text:list-item>
          </text:list>
        </text:list-item>
        <text:list-item text:style-override="L78">
          <text:p text:style-name="P108"><text:span text:style-name="Strong_20_Emphasis"><text:span text:style-name="T9">Εξαρτώνται από την εστίαση της διώσης (probe)</text:span></text:span><text:span text:style-name="T12">:</text:span></text:p>
          <text:list text:style-name="L78">
            <text:list-item>
              <text:p text:style-name="P109"><text:span text:style-name="T12">Η FISH χρησιμοποιεί φθοριζόντες δίωσεις για συγκεκριμένες περιοχές – αν η μετάλλαξη είναι έξω από την περιοχή σάρωσης, </text:span><text:span text:style-name="Strong_20_Emphasis"><text:span text:style-name="T9">δεν θα εντοπιστεί</text:span></text:span><text:span text:style-name="T12">.</text:span></text:p>
            </text:list-item>
          </text:list>
        </text:list-item>
      </text:list>
      <text:p text:style-name="Text_20_body"><text:line-break/><text:line-break/></text:p>
      <text:list text:continue-numbering="true" text:style-name="L58">
        <text:list-item>
          <text:list>
            <text:list-item>
              <text:p text:style-name="P158"><text:span text:style-name="Strong_20_Emphasis">Array CGH (comparative genomic hybridization)</text:span> και <text:span text:style-name="Strong_20_Emphasis">SNP arrays</text:span> ανέβασαν την ανάλυση σε περίπου 100 kb.</text:p>
            </text:list-item>
            <text:list-item>
              <text:p text:style-name="P158">Ορισμένες πλατφόρμες arrays ανιχνεύουν επίσης copy-neutral LOH (loss of heterozygosity), καθαρότητα όγκου (tumour purity) και πλαϊδιότητα (ploidy).</text:p>
            </text:list-item>
          </text:list>
        </text:list-item>
        <text:list-item>
          <text:p text:style-name="P158">Η <text:span text:style-name="Strong_20_Emphasis">WGS επιτρέπει ανίχνευση CNAs και SVs με ανάλυση σε επίπεδο νουκλεοτιδίου (single-nucleotide resolution)</text:span>.</text:p>
        </text:list-item>
      </text:list>
      <text:p text:style-name="Horizontal_20_Line"/>
      <text:h text:style-name="Heading_20_4" text:outline-level="4">4. <text:span text:style-name="Strong_20_Emphasis">Μέθοδοι ανίχνευσης CNAs από αλληλουχία</text:span></text:h>
      <text:list text:style-name="L59">
        <text:list-item>
          <text:p text:style-name="P160">Μια κατηγορία μεθόδων χρησιμοποιεί το <text:span text:style-name="Strong_20_Emphasis">βάθος ανάγνωσης (read depth)</text:span> κατά μήκος του γονιδιώματος, παρόμοια με τις τεχνικές των aCGH και SNP arrays.</text:p>
          <text:p text:style-name="P160"><text:span text:style-name="T17">Το </text:span><text:span text:style-name="Strong_20_Emphasis"><text:span text:style-name="T19">βάθος ανάγνωσης</text:span></text:span><text:span text:style-name="T17"> (read depth ή coverage) αναφέρεται στον </text:span><text:span text:style-name="Strong_20_Emphasis"><text:span text:style-name="T19">αριθμό των φορών</text:span></text:span><text:span text:style-name="T17"> που ένα συγκεκριμένο τμήμα του γονιδιώματος έχει αναγνωστεί (αλληλούχηση) κατά τη διαδικασία της αλληλούχησης νέ</text:span><text:span text:style-name="T18">α</text:span><text:span text:style-name="T17">ς γενιάς (NGS). Μετράται ως: </text:span><text:span text:style-name="Strong_20_Emphasis"><text:span text:style-name="T19">Μέσος αριθμός reads</text:span></text:span><text:span text:style-name="T17"> που καλύπτουν κάθε θέση του γονιδιώματος. Εκφράζεται συνήθως ως </text:span><text:span text:style-name="Strong_20_Emphasis"><text:span text:style-name="T19">"X"</text:span></text:span><text:span text:style-name="T17"> (π.χ., 30×, 100×, 1000×).</text:span></text:p>
          <text:p text:style-name="P172"/>
        </text:list-item>
        <text:list-item>
          <text:p text:style-name="P160"><text:soft-page-break/>Το γονιδίωμα χωρίζεται σε τμήματα με διαφορετικό αριθμό αντιγράφων, χρησιμοποιώντας στατιστικές μεθόδους όπως:</text:p>
          <text:list>
            <text:list-item>
              <text:p text:style-name="P160"><text:span text:style-name="Strong_20_Emphasis">Hidden Markov Models (HMM)</text:span></text:p>
            </text:list-item>
            <text:list-item>
              <text:p text:style-name="P160"><text:span text:style-name="Strong_20_Emphasis">Circular Binary Segmentation</text:span></text:p>
            </text:list-item>
            <text:list-item>
              <text:p text:style-name="P160"><text:span text:style-name="Strong_20_Emphasis">Piecewise constant fitting regression</text:span></text:p>
            </text:list-item>
          </text:list>
        </text:list-item>
        <text:list-item>
          <text:p text:style-name="P160">Το read depth παρουσιάζει διακυμάνσεις λόγω χαρακτηριστικών όπως mappability και GC content, γι’ αυτό απαιτείται είτε έλεγχος με δείγμα αναφοράς είτε στατιστική ομαλοποίηση.</text:p>
        </text:list-item>
      </text:list>
      <text:p text:style-name="Horizontal_20_Line"/>
      <text:h text:style-name="Heading_20_4" text:outline-level="4">5. <text:span text:style-name="Strong_20_Emphasis">Χρήση B-allele frequency (BAF) για ανάλυση</text:span></text:h>
      <text:list text:style-name="L60">
        <text:list-item>
          <text:p text:style-name="P161">Πιο εξελιγμένες μέθοδοι συνδυάζουν το read depth με τη συχνότητα του μειονοτικού αλληλίου (B-allele frequency) από ετεροζυγωτικά SNPs.</text:p>
        </text:list-item>
        <text:list-item>
          <text:p text:style-name="P161">Αυτό επιτρέπει την ανίχνευση:</text:p>
          <text:list>
            <text:list-item>
              <text:p text:style-name="P161"><text:span text:style-name="Strong_20_Emphasis">Αλληλο-ειδικών CNAs</text:span> (allele-specific CNAs)</text:p>
            </text:list-item>
            <text:list-item>
              <text:p text:style-name="P161"><text:span text:style-name="Strong_20_Emphasis">Copy-neutral LOH events</text:span>, τα οποία έχουν φυσιολογικό read depth αλλά αλλοιωμένη ετεροζυγωτία.</text:p>
            </text:list-item>
          </text:list>
        </text:list-item>
      </text:list>
      <text:p text:style-name="Horizontal_20_Line"/>
      <text:h text:style-name="Heading_20_4" text:outline-level="4">6. <text:span text:style-name="Strong_20_Emphasis">Προκλήσεις στην ανάλυση</text:span></text:h>
      <text:list text:style-name="L61">
        <text:list-item>
          <text:p text:style-name="P162">Οι μέθοδοι συνήθως ανιχνεύουν μεγάλες CNAs, αλλά μπορεί να δίνουν αντιφατικά αποτελέσματα σε υψηλή ανάλυση.</text:p>
        </text:list-item>
        <text:list-item>
          <text:p text:style-name="P162">Πολλοί αλγόριθμοι υπάρχουν, με παραδείγματα όπως:</text:p>
          <text:list>
            <text:list-item>
              <text:p text:style-name="P162"><text:span text:style-name="Strong_20_Emphasis">CopywriteR, CNVkit</text:span>: βελτιώνουν ανάλυση genome-wide, αξιοποιώντας off-target reads.</text:p>
            </text:list-item>
            <text:list-item>
              <text:p text:style-name="P162"><text:span text:style-name="Strong_20_Emphasis">Sequenza, FACETS</text:span>: εκτιμούν allele-specific copy numbers, tumour purity και ploidy ταυτόχρονα, συνδυάζοντας read depth και BAF.</text:p>
            </text:list-item>
          </text:list>
        </text:list-item>
        <text:list-item>
          <text:p text:style-name="P162">Σημειώνεται ότι σε exome data είναι δυνατή η ανίχνευση chimeric reads από αναδιατάξεις, αλλά με χαμηλή ευαισθησία.</text:p>
        </text:list-item>
      </text:list>
      <text:p text:style-name="Horizontal_20_Line"/>
      <text:h text:style-name="Heading_20_4" text:outline-level="4">7. <text:span text:style-name="Strong_20_Emphasis">Προσδιορισμός σημαντικών περιοχών και χρονισμός εξελικτικών γεγονότων</text:span></text:h>
      <text:list text:style-name="L62">
        <text:list-item>
          <text:p text:style-name="P163">Αφού βρεθούν CNAs, αλγόριθμοι όπως ο <text:span text:style-name="Strong_20_Emphasis">GISTIC</text:span> εντοπίζουν περιοχές που μεταλλάσσονται πιο συχνά από το αναμενόμενο — πιθανές θέσεις driver μεταλλάξεων.</text:p>
        </text:list-item>
        <text:list-item>
          <text:p text:style-name="P163">Για να κατανοηθεί η εξέλιξη του όγκου, πρέπει να υπολογιστεί ακριβώς ο αριθμός αντιγράφων σε κάθε περιοχή, κάτι που εξαρτάται από την εκτίμηση της καθαρότητας του όγκου (tumour purity) και του αριθμού χρωμοσωμάτων (ploidy).</text:p>
        </text:list-item>
        <text:list-item>
          <text:p text:style-name="P163"><text:soft-page-break/>Οι εκτιμήσεις από αλληλουχίες συνήθως συμφωνούν με τις παθολογοανατομικές, αλλά η ταυτόχρονη εκτίμηση purity, ploidy και CNAs μπορεί να μην έχει μοναδική λύση.</text:p>
        </text:list-item>
        <text:list-item>
          <text:p text:style-name="P163">Συνεπώς, προτείνεται να ελέγχονται τα αποτελέσματα με πειραματικά δεδομένα ή να συγκρίνονται πολλαπλές μέθοδοι.</text:p>
        </text:list-item>
      </text:list>
      <text:p text:style-name="Text_20_body"/>
      <text:p text:style-name="Text_20_body"/>
      <text:h text:style-name="P13" text:outline-level="3">Ανάλυση σωματικών δομικών παραλλαγών (somatic structural variations, SVs) και ανίχνευση copy number alterations (CNAs) σε καρκίνους</text:h>
      <text:p text:style-name="P14"/>
      <text:h text:style-name="Heading_20_4" text:outline-level="4">1. <text:span text:style-name="Strong_20_Emphasis">Ορισμός και εύρος των SVs</text:span></text:h>
      <text:list text:style-name="L63">
        <text:list-item>
          <text:p text:style-name="P164">Η ευρεία χρήση του <text:span text:style-name="Strong_20_Emphasis">Whole Genome Sequencing (WGS)</text:span> έχει επιτρέψει την εκτενή ανάλυση των σωματικών δομικών παραλλαγών (SVs) στους ανθρώπινους καρκίνους.</text:p>
        </text:list-item>
        <text:list-item>
          <text:p text:style-name="P164">Τα SVs περιλαμβάνουν απλές μεταβολές όπως διαγραφές, ενθέσεις, διπλασιασμούς, αναστροφές και μεταθέσεις, καθώς και πιο σύνθετα φαινόμενα όπως chromothripsis, αλλαγές στον αριθμό αντιγράφων (CNAs), ενσωμάτωση ιικών στοιχείων και μεταθετών στοιχείων, και διακύμανση τελομερών.</text:p>
        </text:list-item>
        <text:list-item>
          <text:p text:style-name="P164">Μικρές μεταβολές (&lt;50–100 bp) ανιχνεύονται με ευθυγράμμιση reads, ενώ οι μεγαλύτερες δομικές παραλλαγές απαιτούν πιο πολύπλοκες προσεγγίσεις.</text:p>
        </text:list-item>
      </text:list>
      <text:p text:style-name="Horizontal_20_Line"/>
      <text:h text:style-name="Heading_20_4" text:outline-level="4">2. <text:span text:style-name="Strong_20_Emphasis">Διαχωρισμός όρων CNVs, CNAs και SVs</text:span></text:h>
      <text:list text:style-name="L64">
        <text:list-item>
          <text:p text:style-name="P165">Ο όρος <text:span text:style-name="Strong_20_Emphasis">CNVs</text:span> αναφέρεται σε παραλλαγές αριθμού αντιγράφων, που μπορεί να είναι είτε γενετικές (germline) είτε σωματικές (somatic).</text:p>
        </text:list-item>
        <text:list-item>
          <text:p text:style-name="P165">Στο πλαίσιο των καρκίνων, χρησιμοποιείται ο όρος <text:span text:style-name="Strong_20_Emphasis">CNAs (copy number aberrations)</text:span> για τις σωματικές CNVs, ενώ οι σωματικές δομικές μεταβολές αναφέρονται ως <text:span text:style-name="Strong_20_Emphasis">somatic SVs</text:span>.</text:p>
        </text:list-item>
      </text:list>
      <text:p text:style-name="Horizontal_20_Line"/>
      <text:h text:style-name="Heading_20_4" text:outline-level="4">3. <text:span text:style-name="Strong_20_Emphasis">Τεχνικές ανίχνευσης CNAs και SVs</text:span></text:h>
      <text:list text:style-name="L65">
        <text:list-item>
          <text:p text:style-name="P166">Παραδοσιακές τεχνικές όπως <text:span text:style-name="Strong_20_Emphasis">FISH</text:span> και <text:span text:style-name="Strong_20_Emphasis">spectral karyotyping</text:span> έχουν περιορισμένη ανάλυση (μεγαβάσεις).</text:p>
        </text:list-item>
        <text:list-item>
          <text:p text:style-name="P166">Arrays όπως <text:span text:style-name="Strong_20_Emphasis">aCGH</text:span> και <text:span text:style-name="Strong_20_Emphasis">SNP arrays</text:span> ανέβασαν την ανάλυση σε 100 kb και επιτρέπουν ανίχνευση copy-neutral LOH, tumour purity και ploidy.</text:p>
        </text:list-item>
        <text:list-item>
          <text:p text:style-name="P166">Η <text:span text:style-name="Strong_20_Emphasis">WGS</text:span> παρέχει ανάλυση σε επίπεδο νουκλεοτιδίου και ταυτόχρονη ανίχνευση CNAs και SVs.</text:p>
        </text:list-item>
      </text:list>
      <text:p text:style-name="Horizontal_20_Line"/>
      <text:h text:style-name="Heading_20_4" text:outline-level="4"><text:soft-page-break/>4. <text:span text:style-name="Strong_20_Emphasis">Ανίχνευση CNAs από δεδομένα αλληλουχίας</text:span></text:h>
      <text:list text:style-name="L66">
        <text:list-item>
          <text:p text:style-name="P167">Μέθοδοι βασίζονται στο <text:span text:style-name="Strong_20_Emphasis">read depth</text:span> και χωρίζουν το γονιδίωμα σε τμήματα με διακριτούς αριθμούς αντιγράφων, χρησιμοποιώντας στατιστικές μεθόδους όπως <text:span text:style-name="Strong_20_Emphasis">hidden Markov models</text:span>, <text:span text:style-name="Strong_20_Emphasis">circular binary segmentation</text:span>, και <text:span text:style-name="Strong_20_Emphasis">piecewise regression</text:span>.</text:p>
        </text:list-item>
        <text:list-item>
          <text:p text:style-name="P167">Το read depth επηρεάζεται από τεχνικά χαρακτηριστικά (mappability, GC content), οπότε απαιτείται ομαλοποίηση ή χρήση δείγματος ελέγχου.</text:p>
        </text:list-item>
        <text:list-item>
          <text:p text:style-name="P167">Εξελιγμένες μέθοδοι ενσωματώνουν τη <text:span text:style-name="Strong_20_Emphasis">B-allele frequency (BAF)</text:span> από ετεροζυγωτικά SNPs, που βοηθά στην ανίχνευση allele-specific CNAs και copy-neutral LOH.</text:p>
        </text:list-item>
      </text:list>
      <text:p text:style-name="Horizontal_20_Line"/>
      <text:h text:style-name="Heading_20_4" text:outline-level="4">5. <text:span text:style-name="Strong_20_Emphasis">Προσαρμογή και βελτιστοποίηση μεθόδων</text:span></text:h>
      <text:list text:style-name="L67">
        <text:list-item>
          <text:p text:style-name="P168">Οι αλγόριθμοι πρέπει να ρυθμίζονται κατάλληλα ανάλογα με το σύνολο δεδομένων, λαμβάνοντας υπόψη παράγοντες όπως:</text:p>
          <text:list>
            <text:list-item>
              <text:p text:style-name="P168">Βάθος αλληλούχησης (sequencing coverage)</text:p>
            </text:list-item>
            <text:list-item>
              <text:p text:style-name="P168">Διαθεσιμότητα matched controls</text:p>
            </text:list-item>
            <text:list-item>
              <text:p text:style-name="P168">Καθαρότητα όγκου (tumour purity)</text:p>
            </text:list-item>
            <text:list-item>
              <text:p text:style-name="P168">Μέγεθος των CNAs</text:p>
            </text:list-item>
          </text:list>
        </text:list-item>
        <text:list-item>
          <text:p text:style-name="P168">Η ένταξη πληροφορίας για τα SV breakpoints βελτιώνει την ακρίβεια στον προσδιορισμό των ορίων των CNAs.</text:p>
        </text:list-item>
        <text:list-item>
          <text:p text:style-name="P168">Στο πλαίσιο του PCAWG Consortium, προκύπτουν consensus προφίλ copy number από την ενοποίηση των αποτελεσμάτων έξι αλγορίθμων (π.χ. ABSOLUTE, ACEseq, Battenberg, cloneHD, JaBbA, Sclust).</text:p>
        </text:list-item>
        <text:list-item>
          <text:p text:style-name="P168">Μέθοδοι όπως <text:span text:style-name="Strong_20_Emphasis">Weaver</text:span>, <text:span text:style-name="Strong_20_Emphasis">JaBbA</text:span> και <text:span text:style-name="Strong_20_Emphasis">Reconstructing Cancer Karyotypes</text:span> χρησιμοποιούν προσεγγίσεις με γράφους που μοντελοποιούν ταυτόχρονα breakpoints, read depth και BAF για αλληλο-ειδική αναδόμηση του καρκινικού γονιδιώματος και χρονολόγηση SVs.</text:p>
        </text:list-item>
      </text:list>
      <text:p text:style-name="Horizontal_20_Line"/>
      <text:h text:style-name="Heading_20_4" text:outline-level="4">6. <text:span text:style-name="Strong_20_Emphasis">Χρήση δεδομένων από exome και targeted sequencing</text:span></text:h>
      <text:list text:style-name="L68">
        <text:list-item>
          <text:p text:style-name="P169">Παρά την ανώτερη ακρίβεια της WGS, CNAs μπορούν να εκτιμηθούν και από exome ή targeted sequencing, με όμως χαμηλότερη ακρίβεια και ανάλυση λόγω:</text:p>
          <text:list>
            <text:list-item>
              <text:p text:style-name="P169">Μεταβλητού read coverage εξαιτίας ανισοκατανομής της απόδοσης των probes.</text:p>
            </text:list-item>
          </text:list>
        </text:list-item>
        <text:list-item>
          <text:p text:style-name="P169">Μεθοδολογίες όπως <text:span text:style-name="Strong_20_Emphasis">ExomeCNV</text:span> και <text:span text:style-name="Strong_20_Emphasis">CONTRA</text:span> εφαρμόζουν ομαλοποίηση read depth και ανάλυση segmentation στο tumour-normal ratio.</text:p>
        </text:list-item>
        <text:list-item>
          <text:p text:style-name="P169">Άλλες, όπως <text:span text:style-name="Strong_20_Emphasis">CopywriteR</text:span> και <text:span text:style-name="Strong_20_Emphasis">CNVkit</text:span>, βελτιώνουν το genome-wide προφίλ αξιοποιώντας off-target reads.</text:p>
        </text:list-item>
        <text:list-item>
          <text:p text:style-name="P169"><text:soft-page-break/>Πιο πρόσφατοι αλγόριθμοι, π.χ. <text:span text:style-name="Strong_20_Emphasis">Sequenza</text:span> και <text:span text:style-name="Strong_20_Emphasis">FACETS</text:span>, εκτιμούν allele-specific copy numbers, tumour purity και ploidy ταυτόχρονα, συνδυάζοντας read depth και BAF.</text:p>
        </text:list-item>
        <text:list-item>
          <text:p text:style-name="P169">Η ανίχνευση chimeric reads σε exome δεδομένα είναι δυνατή αλλά έχει χαμηλή ευαισθησία.</text:p>
        </text:list-item>
      </text:list>
      <text:p text:style-name="Horizontal_20_Line"/>
      <text:h text:style-name="Heading_20_4" text:outline-level="4">7. <text:span text:style-name="Strong_20_Emphasis">Εντοπισμός συχνά μεταλλασσόμενων περιοχών και χρονισμός εξελικτικών γεγονότων</text:span></text:h>
      <text:list text:style-name="L69">
        <text:list-item>
          <text:p text:style-name="P170">Αφού ανιχνευθούν CNAs σε δείγματα, αλγόριθμοι όπως ο <text:span text:style-name="Strong_20_Emphasis">GISTIC</text:span> εντοπίζουν περιοχές με συχνές μεταβολές, πιθανές θέσεις driver μεταλλάξεων.</text:p>
        </text:list-item>
        <text:list-item>
          <text:p text:style-name="P170">Για κατανόηση της εξέλιξης του όγκου, απαιτείται ακριβής προσδιορισμός του αριθμού αντιγράφων σε κάθε περιοχή, βάσει εκτιμήσεων tumour purity και ploidy.</text:p>
        </text:list-item>
        <text:list-item>
          <text:p text:style-name="P170">Παρότι οι εκτιμήσεις από sequencing συμφωνούν γενικά με παθολογοανατομικές μετρήσεις, η ταυτόχρονη εκτίμηση purity, ploidy και CNAs σε πολύπλοκα γονιδιώματα μπορεί να μην είναι μοναδική μαθηματική λύση.</text:p>
        </text:list-item>
        <text:list-item>
          <text:p text:style-name="P170">Για το λόγο αυτό, τα αποτελέσματα πρέπει να ελέγχονται με πειραματικά δεδομένα ή να συγκρίνονται πολλαπλές μέθοδοι.</text:p>
        </text:list-item>
      </text:list>
      <text:p text:style-name="Text_20_body"><text:tab/></text:p>
      <text:p text:style-name="Horizontal_20_Line"/>
      <text:h text:style-name="Heading_20_3" text:outline-level="3">Συνοψίζοντας:</text:h>
      <text:list text:style-name="L70">
        <text:list-item>
          <text:p text:style-name="P171">Η ανάλυση σωματικών δομικών παραλλαγών έχει εξελιχθεί πολύ με τη χρήση WGS.</text:p>
        </text:list-item>
        <text:list-item>
          <text:p text:style-name="P171">Υπάρχει μεγάλη ποικιλία SVs που ανιχνεύονται με διαφορετικές τεχνικές.</text:p>
        </text:list-item>
        <text:list-item>
          <text:p text:style-name="P171">Η συνδυαστική χρήση read depth και BAF βελτιώνει την ανάλυση CNAs.</text:p>
        </text:list-item>
        <text:list-item>
          <text:p text:style-name="P171">Η ακριβής εκτίμηση των CNAs, tumour purity και ploidy είναι κρίσιμη για την κατανόηση της βιολογίας του όγκου, αλλά παρουσιάζει προκλήσεις.</text:p>
        </text:list-item>
        <text:list-item>
          <text:p text:style-name="P171">Υπάρχουν εξελιγμένοι αλγόριθμοι και εργαλεία που επιτρέπουν λεπτομερή ανάλυση και προσδιορισμό πιθανών καρκινογόνων περιοχών.</text:p>
        </text:list-item>
      </text:list>
      <text:p text:style-name="P8"/>
      <text:p text:style-name="P8"/>
      <text:p text:style-name="P8"/>
      <text:p text:style-name="P8"/>
      <text:p text:style-name="P8"/>
      <text:p text:style-name="P8"/>
      <text:p text:style-name="P8"/>
      <text:p text:style-name="P8"/>
      <text:p text:style-name="P8"/>
      <text:p text:style-name="P8"><text:soft-page-break/>Detecting structural variants</text:p>
      <text:p text:style-name="P8"/>
      <text:p text:style-name="Text_20_body">Η παράγραφος περιγράφει τις βασικές μεθόδους και προκλήσεις στην ανίχνευση σωματικών δομικών παραλλαγών (SVs) από δεδομένα αλληλούχησης DNA όγκου. Οι SVs ανιχνεύονται κυρίως με την αναζήτηση <text:span text:style-name="Strong_20_Emphasis">split reads</text:span> και <text:span text:style-name="Strong_20_Emphasis">discordant read pairs</text:span> που υποδηλώνουν σημεία διακοπής στο γονιδίωμα. Υπάρχουν αρκετοί αλγόριθμοι που χρησιμοποιούν αυτά τα δεδομένα (π.χ. DELLY, Lumpy, Meerkat), αλλά <text:span text:style-name="T45">τα σημεία αποκοπής παρουσιάζουν συχνά πολύπλοκα χαρακτηριστικά, όπως μικροομοιότητες ή εισαγωγές που δυσκολεύουν την ακριβή τοποθέτηση των reads.</text:span></text:p>
      <text:p text:style-name="Text_20_body">Για να ξεπεραστούν αυτά τα εμπόδια, κάποιες μέθοδοι συμπεριλαμβάνουν βήματα τοπικής συναρμολόγησης reads, ώστε να φτιάξουν μεγαλύτερα κομμάτια αλληλουχίας (contigs), που βελτιώνουν την ανίχνευση και τον χαρακτηρισμό των breakpoints. Επιπλέον, η ανάλυση του βάθους των αναγνώσεων δίνει πρόσθετη πληροφόρηση ειδικά για διαγραφές και ενισχύσεις.</text:p>
      <text:p text:style-name="Text_20_body">Η ανίχνευση σωματικών SVs είναι πιο δύσκολη από την ανίχνευση κληρονομικών SVs, επειδή το ποσοστό των κυττάρων που φέρουν τη μετάλλαξη (variant allele frequency) μπορεί να είναι χαμηλό, με αποτέλεσμα ελάχιστες υποστηρικτικές αναγνώσεις. Επίσης, τοπικοί παράγοντες όπως η μη ομοιόμορφη κάλυψη του γονιδιώματος επηρεάζουν τον αριθμό των reads, γεγονός που καθιστά απαραίτητη τη δυναμική ρύθμιση των ορίων ανίχνευσης και χρήση φίλτρων για να βελτιωθεί η ευαισθησία.</text:p>
      <text:p text:style-name="Text_20_body">Τέλος, για να αυξηθεί η αξιοπιστία, συχνά συνδυάζεται η έξοδος πολλαπλών αλγορίθμων, ώστε να μειωθούν τα ψευδώς θετικά, ενώ για την αποφυγή λανθασμένων κλήσεων, οι σωματικές SVs φιλτράρονται με βάση σύγκριση με δείγματα φυσιολογικού DNA ή βάσεις δεδομένων γνωστών κληρονομικών Svs.</text:p>
      <text:p text:style-name="P173"/>
      <text:p text:style-name="P180">Ανάλυση Ανίχνευσης Δομικών Μεταλλαγών (SVs)</text:p>
      <text:p text:style-name="Text_20_body">1. Βασικές Αρχές Ανίχνευσης SVs</text:p>
      <text:list text:style-name="L80">
        <text:list-item>
          <text:p text:style-name="P174"><text:span text:style-name="Strong_20_Emphasis">Βασικές Τεχνικές</text:span>:</text:p>
          <text:list>
            <text:list-item>
              <text:p text:style-name="P174"><text:span text:style-name="Strong_20_Emphasis">Split reads</text:span>: Reads που κόβονται κατά την ευθυγράμμιση, υποδεικνύοντας σημεία θραύσης.</text:p>
            </text:list-item>
            <text:list-item>
              <text:p text:style-name="P174"><text:span text:style-name="Strong_20_Emphasis">Discordant read pairs</text:span>: Read pairs με μη αναμενόμενη απόσταση ή προσανατολισμό.</text:p>
            </text:list-item>
          </text:list>
        </text:list-item>
        <text:list-item>
          <text:p text:style-name="P174"><text:span text:style-name="Strong_20_Emphasis">Δημοφιλή Εργαλεία</text:span>:</text:p>
          <text:list>
            <text:list-item>
              <text:p text:style-name="P174">DELLY, Lumpy, Meerkat: Βασίζονται σε split/discordant reads.</text:p>
            </text:list-item>
            <text:list-item>
              <text:p text:style-name="P174">CREST, SvABA, Manta: Προσθέτουν <text:span text:style-name="Strong_20_Emphasis">local assembly</text:span> για ακριβέστερη ανίχνευση.</text:p>
            </text:list-item>
          </text:list>
        </text:list-item>
      </text:list>
      <text:p text:style-name="Text_20_body"/>
      <text:p text:style-name="Text_20_body"/>
      <text:p text:style-name="Text_20_body"/>
      <text:p text:style-name="Text_20_body"/>
      <text:p text:style-name="Text_20_body"><text:soft-page-break/>2. Προκλήσεις στην Ανίχνευση</text:p>
      <text:list text:style-name="L81">
        <text:list-item>
          <text:p text:style-name="P175"><text:span text:style-name="Strong_20_Emphasis">Περίπλοκα Σημεία Θραύσης</text:span>:</text:p>
          <text:list>
            <text:list-item>
              <text:p text:style-name="P175">Μικροομολογίες (microhomology) ή εισαγωγές από template switching δυσκολεύουν την ευθυγράμμιση.</text:p>
            </text:list-item>
          </text:list>
        </text:list-item>
        <text:list-item>
          <text:p text:style-name="P175"><text:span text:style-name="Strong_20_Emphasis">Χαμηλό VAF σε Σωματικές SVs</text:span>:</text:p>
          <text:list>
            <text:list-item>
              <text:p text:style-name="P175">Παράδειγμα: SV με 33% VAF σε όγκο 30% καθαρότητας → μόνο 3-4 supportive reads σε 60x βάθος.</text:p>
            </text:list-item>
            <text:list-item>
              <text:p text:style-name="P175">Επηρεάζεται από μη ομοιόμορφη κάλυψη και δειγματοληψία.</text:p>
              <text:p text:style-name="P175"/>
            </text:list-item>
          </text:list>
        </text:list-item>
      </text:list>
      <text:p text:style-name="Text_20_body">3. Βελτιστοποίηση Αλγορίθμων</text:p>
      <text:list text:style-name="L82">
        <text:list-item>
          <text:p text:style-name="P176"><text:span text:style-name="Strong_20_Emphasis">Προσαρμοστικά Κατώφλια</text:span>:</text:p>
          <text:list>
            <text:list-item>
              <text:p text:style-name="P176">Δυναμικός ορισμός κατωφλιών (π.χ., ελάχιστος αριθμός supporting reads) ανάλογα με το τοπικό πλαίσιο.</text:p>
            </text:list-item>
          </text:list>
        </text:list-item>
        <text:list-item>
          <text:p text:style-name="P176"><text:span text:style-name="Strong_20_Emphasis">Συνδυασμός Πολλαπλών Εργαλείων</text:span>:</text:p>
          <text:list>
            <text:list-item>
              <text:p text:style-name="P176">Σε μελέτες όπως PCAWG, SVs επιβεβαιώνονταν μόνο αν ανιχνεύονταν από ≥2/4 αλγορίθμους.</text:p>
            </text:list-item>
            <text:list-item>
              <text:p text:style-name="P176">Φιλτράρισμα έναντι γνωστών γερμικών SVs (π.χ., "panel of normals").</text:p>
              <text:p text:style-name="P176"/>
            </text:list-item>
          </text:list>
        </text:list-item>
      </text:list>
      <text:p text:style-name="Text_20_body">4. Μηχανισμοί Διαφθοράς και Ερμηνεία</text:p>
      <text:list text:style-name="L83">
        <text:list-item>
          <text:p text:style-name="P177"><text:span text:style-name="Strong_20_Emphasis">Ανάλυση Ομολογίας σε Σημεία Θραύσης</text:span>:</text:p>
          <text:list>
            <text:list-item>
              <text:p text:style-name="P177">Μικροομολογίες → μηχανισμοί επισκευής DNA (π.χ., microhomology-mediated break-induced replication).</text:p>
            </text:list-item>
            <text:list-item>
              <text:p text:style-name="P177">Εισαγωγές πληροφορίας → λάθη αντιγραφής.</text:p>
            </text:list-item>
          </text:list>
        </text:list-item>
        <text:list-item>
          <text:p text:style-name="P177"><text:span text:style-name="Strong_20_Emphasis">SV Signatures</text:span>:</text:p>
          <text:list>
            <text:list-item>
              <text:p text:style-name="P177">Κατηγοριοποίηση ανά τύπο (διαγραφή, εισαγωγή, μετάθεση), μέγεθος και συμπλέγματα.</text:p>
            </text:list-item>
            <text:list-item>
              <text:p text:style-name="P177">Συσχέτιση με βιολογικές διεργασίες (π.χ., ελάττωμα ομόλογης ανασυνδυασμού από microhomology).</text:p>
              <text:p text:style-name="P177"/>
            </text:list-item>
          </text:list>
        </text:list-item>
      </text:list>
      <text:p text:style-name="Text_20_body">5. Περιορισμοί και Προοπτικές</text:p>
      <text:list text:style-name="L84">
        <text:list-item>
          <text:p text:style-name="P178"><text:span text:style-name="Strong_20_Emphasis">Περιορισμοί Βραχέων Reads</text:span>:</text:p>
          <text:list>
            <text:list-item>
              <text:p text:style-name="P178">Δυσκολία ανίχνευσης σε επαναλαμβανόμενες ή low-complexity περιοχές.</text:p>
            </text:list-item>
          </text:list>
        </text:list-item>
        <text:list-item>
          <text:p text:style-name="P178"><text:span text:style-name="Strong_20_Emphasis">Ολοκληρωμένες Προσεγγίσεις</text:span>:</text:p>
          <text:list>
            <text:list-item>
              <text:p text:style-name="P178">Συνδυασμός με <text:span text:style-name="Strong_20_Emphasis">long-read sequencing</text:span> (PacBio, Oxford Nanopore), optical mapping και conformation capture (Hi-C) για haplotype-resolved ανάλυση.</text:p>
              <text:p text:style-name="P178"><text:soft-page-break/></text:p>
            </text:list-item>
          </text:list>
        </text:list-item>
      </text:list>
      <text:p text:style-name="P181">Συμπεράσματα</text:p>
      <text:list text:style-name="L85">
        <text:list-item>
          <text:p text:style-name="P179"><text:span text:style-name="Strong_20_Emphasis">Κρίσιμοι Παράγοντες</text:span>:</text:p>
          <text:list>
            <text:list-item>
              <text:p text:style-name="P179">Ευαισθησία σε χαμηλό VAF και πολυπλοκότητα Svs.</text:p>
            </text:list-item>
          </text:list>
          <text:p text:style-name="P179">Το <text:span text:style-name="Strong_20_Emphasis">VAF (Variant Allele Frequency)</text:span> είναι το <text:span text:style-name="Strong_20_Emphasis">ποσοστό των αλληλουχιών (reads)</text:span> σε ένα δείγμα που φέρουν μια συγκεκριμένη μετάλλαξη, σε σχέση με τον συνολικό αριθμό αλληλουχιών που καλύπτουν εκείνο το γονιδιωμικό locus.</text:p>
        </text:list-item>
      </text:list>
      <text:p text:style-name="Text_20_body"/>
      <text:list text:continue-numbering="true" text:style-name="L85">
        <text:list-item>
          <text:list>
            <text:list-item>
              <text:p text:style-name="P179">Σημασία πολλαπλών εργαλείων και ολοκληρωμένων δεδομένων.</text:p>
            </text:list-item>
          </text:list>
        </text:list-item>
        <text:list-item>
          <text:p text:style-name="P179"><text:span text:style-name="Strong_20_Emphasis">Κλινική Συνάφεια</text:span>:</text:p>
          <text:list>
            <text:list-item>
              <text:p text:style-name="P179">Ορισμένα SV signatures (π.χ., microhomology) έχουν θεραπευτικές επιπτώσεις (π.χ., ευαισθησία σε PARP αναστολείς).</text:p>
            </text:list-item>
          </text:list>
        </text:list-item>
      </text:list>
      <text:p text:style-name="Text_20_body"/>
      <text:p text:style-name="P8"/>
      <text:p text:style-name="P8">Characterizing complex rearrangements.</text:p>
      <text:p text:style-name="P9"><text:span text:style-name="T1">Η παράγραφος εστιάζει στην </text:span><text:span text:style-name="Strong_20_Emphasis"><text:span text:style-name="T1">χαρακτηριστική πολυπλοκότητα και την ανίχνευση σύνθετων γονιδιωματικών αναδιατάξεων</text:span></text:span><text:span text:style-name="T1"> και την ταυτόχρονη ανίχνευση γονιδιακών συγχωνεύσεων (gene fusions) από RNA-seq δεδομένα.</text:span></text:p>
      <text:p text:style-name="Text_20_body">Πρώτα, περιγράφονται τα είδη σύνθετων αναδιατάξεων που ανακαλύφθηκαν χάρη στην ολική αλληλούχηση γονιδιώματος (WGS), όπως η <text:span text:style-name="Strong_20_Emphasis">chromothripsis</text:span> (μαζικές, ξαφνικές αναδιατάξεις χρωμοσωμάτων), η <text:span text:style-name="Strong_20_Emphasis">chromoplexy</text:span> (ισορροπημένες μεταθέσεις μεταξύ πολλαπλών χρωμοσωμάτων) και η <text:span text:style-name="Strong_20_Emphasis">chromoanasynthesis</text:span> (πολλαπλασιασμοί αντιγράφων μέσω template-switching). Αναφέρονται επίσης μηχανισμοί όπως οι <text:span text:style-name="Strong_20_Emphasis">κύκλοι θραύσης-σύντηξης-γέφυρας (BFB)</text:span> και η δημιουργία <text:span text:style-name="Strong_20_Emphasis">εξωχρωμοσωμικών κυκλικών DNA στοιχείων</text:span> που περιέχουν ογκογονίδια.</text:p>
      <text:p text:style-name="Text_20_body">Η ανίχνευση και ταξινόμηση αυτών των αναδιατάξεων είναι εξαιρετικά δύσκολη λόγω της πολυπλοκότητας, της ποικιλίας και του γεγονότος ότι συχνά συνυπάρχουν σε όγκους με έντονη γονιδιωματική αναδιάταξη. Για το λόγο αυτό, χρησιμοποιούνται ειδικά εργαλεία (π.χ. CTLPScanner, ShatterSeek, ChainFinder) που βασίζονται σε μοτίβα clustering breakpoints, μοτίβα copy number ή άλλες χαρακτηριστικές δομές. Η ολοκληρωμένη κατανόηση απαιτεί τη συνδυασμένη χρήση διαφορετικών τεχνολογιών, όπως η οπτική χαρτογράφηση, η αλληλούχηση μακρών αναγνώσεων και τεχνικές σύλληψης χωροδιάταξης (conformation capture).</text:p>
      <text:p text:style-name="Text_20_body">Στη συνέχεια, η παράγραφος ασχολείται με την <text:span text:style-name="Strong_20_Emphasis">ανίχνευση γονιδιακών συγχωνεύσεων (gene fusions) μέσω RNA-seq</text:span>. Παρότι η ευαισθησία τους είναι περιορισμένη για γονίδια με χαμηλή έκφραση, οι μεθοδολογίες βασίζονται είτε στον ευθύ χάρτη των reads πάνω στο transcriptome για ανίχνευση discordant reads ή reads που περνούν το σημείο συγχώνευσης, είτε σε de novo συναρμολόγηση των reads για ανακατασκευή σύνθετων breakpoint junctions. Υπάρχουν εργαλεία που χρησιμοποιούν τη <text:soft-page-break/>μία ή την άλλη προσέγγιση, με τα εργαλεία βασισμένα στην στοχευμένη στοίχιση reads να είναι πιο αξιόπιστα για την ανίχνευση ενώ οι μέθοδοι συναρμολόγησης να υπερέχουν στην αποκάλυψη πιο σύνθετων και σπάνιων δομών.</text:p>
      <text:p text:style-name="Text_20_body">Τέλος, όπως και με άλλους τύπους μεταλλάξεων, η χρήση πολλαπλών εργαλείων βελτιώνει την ακρίβεια της ανίχνευσης και η σύγκριση με δείγματα φυσιολογικού ιστού μειώνει τα ψευδώς θετικά. Η παράλληλη ανάλυση DNA και RNA, καθώς και η εστίαση σε χαμηλά εκφραζόμενους μεταγραφικούς στόχους, αυξάνουν την ευαισθησία, γεγονός σημαντικό για κλινικές εφαρμογές.</text:p>
      <text:p text:style-name="Text_20_body"/>
      <text:p text:style-name="Text_20_body"/>
      <text:h text:style-name="P25" text:outline-level="3">Ανάλυση Χαρακτηρισμού Μιγαδικών Επαναδιατάξεων και Ανίχνευσης Συγχωνεύσεων Γονιδίων</text:h>
      <text:h text:style-name="P28" text:outline-level="4"><text:span text:style-name="T33">Α. Μιγαδικές Γονιδιωματικές Επαναδιατάξεις</text:span></text:h>
      <text:h text:style-name="P28" text:outline-level="4"><text:span text:style-name="T33">Με τον όρο αυτό αναφερόμαστε σε </text:span><text:span text:style-name="Strong_20_Emphasis"><text:span text:style-name="T34">πολύπλοκες μεταβολές στη δομή του γονιδιώματος</text:span></text:span><text:span text:style-name="T33">, που περιλαμβάνουν περισσότερα από ένα απλά γεγονότα αναδιάταξης DNA. Δηλαδή, δεν έχουμε μια "καθαρή" μετάθεση ή αντιστροφή, αλλά έναν συνδυασμό διαφορετικών δομικών ανωμαλιών, που συχνά περιλαμβάνουν: </text:span><text:span text:style-name="Strong_20_Emphasis">Μεταθέσεις (translocations), Αναστροφές (inversions),Διαγραφές (deletions),Διπλασιασμούς (duplications),Συγχωνεύσεις γονιδίων (gene fusions)</text:span></text:h>
      <text:p text:style-name="Text_20_body">Και αυτά όλα <text:span text:style-name="Strong_20_Emphasis">μπορεί να συμβαίνουν ταυτόχρονα ή αλληλένδετα</text:span> στο ίδιο γενετικό γεγονός.</text:p>
      <text:p text:style-name="Text_20_body"/>
      <text:p text:style-name="P111"><text:span text:style-name="Strong_20_Emphasis"><text:span text:style-name="T32">1. Τύποι Μιγαδικών Επαναδιατάξεων</text:span></text:span></text:p>
      <text:list text:style-name="L86">
        <text:list-item>
          <text:p text:style-name="P112"><text:span text:style-name="Strong_20_Emphasis"><text:span text:style-name="T32">Χρωμοθριψία (Chromothripsis)</text:span></text:span><text:span text:style-name="T33">:</text:span></text:p>
          <text:list>
            <text:list-item>
              <text:p text:style-name="P137">Μαζικές επαναδιατάξεις ενός/πολλών χρωμοσωμάτων με εναλλαγές διαγραφών/διπλοτυπιών.</text:p>
            </text:list-item>
            <text:list-item>
              <text:p text:style-name="P113"><text:span text:style-name="T33">Εργαλεία ανίχνευσης: </text:span><text:span text:style-name="Emphasis"><text:span text:style-name="T33">CTLPScanner</text:span></text:span><text:span text:style-name="T33">, </text:span><text:span text:style-name="Emphasis"><text:span text:style-name="T33">ShatterSeek</text:span></text:span><text:span text:style-name="T33">, </text:span><text:span text:style-name="Emphasis"><text:span text:style-name="T33">chromAL</text:span></text:span><text:span text:style-name="T33"> (WGS data).</text:span></text:p>
            </text:list-item>
          </text:list>
        </text:list-item>
        <text:list-item>
          <text:p text:style-name="P112"><text:span text:style-name="Strong_20_Emphasis"><text:span text:style-name="T32">Χρωμοπλεξία (Chromoplexy)</text:span></text:span><text:span text:style-name="T33">:</text:span></text:p>
          <text:list>
            <text:list-item>
              <text:p text:style-name="P137">Ισορροπημένες μεταθέσεις πολλαπλών χρωμοσωμάτων.</text:p>
            </text:list-item>
            <text:list-item>
              <text:p text:style-name="P113"><text:span text:style-name="T33">Εργαλείο: </text:span><text:span text:style-name="Emphasis"><text:span text:style-name="T33">ChainFinder</text:span></text:span><text:span text:style-name="T33">.</text:span></text:p>
            </text:list-item>
          </text:list>
        </text:list-item>
      </text:list>
      <text:p text:style-name="P110"><text:span text:style-name="T33"/></text:p>
      <text:p text:style-name="P110"><text:span text:style-name="T33"/></text:p>
      <text:p text:style-name="P110"><text:span text:style-name="T33"/></text:p>
      <text:list text:continue-numbering="true" text:style-name="L86">
        <text:list-item>
          <text:p text:style-name="P112"><text:soft-page-break/><text:span text:style-name="Strong_20_Emphasis"><text:span text:style-name="T32">Χρωμοανασύνθεση (Chromoanasynthesis)</text:span></text:span><text:span text:style-name="T33">:</text:span></text:p>
          <text:list>
            <text:list-item>
              <text:p text:style-name="P137">Μικρές αυξήσεις αντιγράφων λόγω σφαλμάτων αντιγραφής (template-switching).</text:p>
            </text:list-item>
            <text:list-item>
              <text:p text:style-name="P137">Δεν υπάρχουν εξειδικευμένα εργαλεία, απαιτείται manual curation.</text:p>
              <text:p text:style-name="P137"/>
            </text:list-item>
          </text:list>
        </text:list-item>
      </text:list>
      <text:p text:style-name="P111"><text:span text:style-name="Strong_20_Emphasis"><text:span text:style-name="T32">2. Άλλοι Μηχανισμοί</text:span></text:span></text:p>
      <text:list text:style-name="L87">
        <text:list-item>
          <text:p text:style-name="P114"><text:span text:style-name="Strong_20_Emphasis"><text:span text:style-name="T32">Breakage-Fusion-Bridge (BFB) Κύκλοι</text:span></text:span><text:span text:style-name="T33">:</text:span></text:p>
          <text:list>
            <text:list-item>
              <text:p text:style-name="P138">Επαναλαμβανόμενες ανασυνδέσεις με fold-back αναστροφές.</text:p>
            </text:list-item>
          </text:list>
        </text:list-item>
        <text:list-item>
          <text:p text:style-name="P114"><text:span text:style-name="Strong_20_Emphasis"><text:span text:style-name="T32">Εξωχρωμοσωμικά κυκλικά DNA</text:span></text:span><text:span text:style-name="T33">:</text:span></text:p>
          <text:list>
            <text:list-item>
              <text:p text:style-name="P115"><text:span text:style-name="T33">Αυτο-αντιγραφόμενα μόρια με ογκογονίδια (π.χ., </text:span><text:span text:style-name="Emphasis"><text:span text:style-name="T33">MYCN</text:span></text:span><text:span text:style-name="T33">).</text:span></text:p>
            </text:list-item>
            <text:list-item>
              <text:p text:style-name="P115"><text:span text:style-name="T33">Εργαλείο: </text:span><text:span text:style-name="Emphasis"><text:span text:style-name="T33">AmpliconArchitect</text:span></text:span><text:span text:style-name="T33">.</text:span></text:p>
              <text:p text:style-name="P115"><text:span text:style-name="T33"/></text:p>
            </text:list-item>
          </text:list>
        </text:list-item>
      </text:list>
      <text:p text:style-name="P111"><text:span text:style-name="Strong_20_Emphasis"><text:span text:style-name="T32">3. Προκλήσεις και Προσεγγίσεις</text:span></text:span></text:p>
      <text:list text:style-name="L88">
        <text:list-item>
          <text:p text:style-name="P116"><text:span text:style-name="Strong_20_Emphasis"><text:span text:style-name="T32">Δυσκολία Ανίχνευσης</text:span></text:span><text:span text:style-name="T33">:</text:span></text:p>
          <text:list>
            <text:list-item>
              <text:p text:style-name="P139">Περιορισμοί βραχέων reads (short-reads) σε επαναλαμβανόμενες περιοχές.</text:p>
            </text:list-item>
          </text:list>
        </text:list-item>
        <text:list-item>
          <text:p text:style-name="P116"><text:span text:style-name="Strong_20_Emphasis"><text:span text:style-name="T32">Ολοκληρωμένες Μέθοδοι</text:span></text:span><text:span text:style-name="T33">:</text:span></text:p>
          <text:list>
            <text:list-item>
              <text:p text:style-name="P117"><text:span text:style-name="T33">Συνδυασμός </text:span><text:span text:style-name="Strong_20_Emphasis"><text:span text:style-name="T32">long-read sequencing</text:span></text:span><text:span text:style-name="T33"> (PacBio/Nanopore), </text:span><text:span text:style-name="Strong_20_Emphasis"><text:span text:style-name="T32">optical mapping</text:span></text:span><text:span text:style-name="T33"> και </text:span><text:span text:style-name="Strong_20_Emphasis"><text:span text:style-name="T32">Hi-C</text:span></text:span><text:span text:style-name="T33"> για πλήρη χαρακτηρισμό.</text:span></text:p>
            </text:list-item>
          </text:list>
        </text:list-item>
      </text:list>
      <text:p text:style-name="P22"/>
      <text:h text:style-name="P27" text:outline-level="4">Β. Ανίχνευση Συγχωνεύσεων Γονιδίων (RNA-seq)</text:h>
      <text:p text:style-name="P111"><text:span text:style-name="Strong_20_Emphasis"><text:span text:style-name="T32">1. Βασικές Στρατηγικές</text:span></text:span></text:p>
      <text:list text:style-name="L89">
        <text:list-item>
          <text:p text:style-name="P118"><text:span text:style-name="Strong_20_Emphasis"><text:span text:style-name="T32">Read-based methods</text:span></text:span><text:span text:style-name="T33">:</text:span></text:p>
          <text:list>
            <text:list-item>
              <text:p text:style-name="P140">Ανίχνευση discordant reads ή reads που ευθυγραμμίζονται σε σημεία σύνδεσης (fusion junctions).</text:p>
            </text:list-item>
            <text:list-item>
              <text:p text:style-name="P119"><text:span text:style-name="T33">Εργαλεία: </text:span><text:span text:style-name="Emphasis"><text:span text:style-name="T33">Arriba</text:span></text:span><text:span text:style-name="T33">, </text:span><text:span text:style-name="Emphasis"><text:span text:style-name="T33">STAR-Fusion</text:span></text:span><text:span text:style-name="T33">, </text:span><text:span text:style-name="Emphasis"><text:span text:style-name="T33">TopHat-Fusion</text:span></text:span><text:span text:style-name="T33">.</text:span></text:p>
            </text:list-item>
          </text:list>
        </text:list-item>
        <text:list-item>
          <text:p text:style-name="P118"><text:span text:style-name="Strong_20_Emphasis"><text:span text:style-name="T32">Assembly-based methods</text:span></text:span><text:span text:style-name="T33">:</text:span></text:p>
          <text:list>
            <text:list-item>
              <text:p text:style-name="P140">De novo συναρμολόγηση για ανασύσταση σύνθετων συγχωνεύσεων.</text:p>
            </text:list-item>
            <text:list-item>
              <text:p text:style-name="P119"><text:span text:style-name="T33">Εργαλεία: </text:span><text:span text:style-name="Emphasis"><text:span text:style-name="T33">TrinityFusion</text:span></text:span><text:span text:style-name="T33">, </text:span><text:span text:style-name="Emphasis"><text:span text:style-name="T33">JAFFA-Assembly</text:span></text:span><text:span text:style-name="T33">.</text:span></text:p>
            </text:list-item>
          </text:list>
        </text:list-item>
      </text:list>
      <text:p text:style-name="P111"><text:soft-page-break/><text:span text:style-name="Strong_20_Emphasis"><text:span text:style-name="T32">2. Σύγκριση Μεθόδων</text:span></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6"><text:span text:style-name="Strong_20_Emphasis"><text:span text:style-name="T44">Μέθοδος</text:span></text:span></text:p>
            </table:table-cell>
            <table:table-cell table:style-name="Table3.A1" office:value-type="string">
              <text:p text:style-name="P36"><text:span text:style-name="Strong_20_Emphasis"><text:span text:style-name="T44">Πλεονεκτήματα</text:span></text:span></text:p>
            </table:table-cell>
            <table:table-cell table:style-name="Table3.A1" office:value-type="string">
              <text:p text:style-name="P36"><text:span text:style-name="Strong_20_Emphasis"><text:span text:style-name="T44">Μειονεκτήματα</text:span></text:span></text:p>
            </table:table-cell>
          </table:table-row>
        </table:table-header-rows>
        <table:table-row>
          <table:table-cell table:style-name="Table3.A2" office:value-type="string">
            <text:p text:style-name="P33"><text:span text:style-name="Strong_20_Emphasis"><text:span text:style-name="T44">Read-based</text:span></text:span></text:p>
          </table:table-cell>
          <table:table-cell table:style-name="Table3.A2" office:value-type="string">
            <text:p text:style-name="P34">Υψηλή ειδικότητα, γρήγορη</text:p>
          </table:table-cell>
          <table:table-cell table:style-name="Table3.A2" office:value-type="string">
            <text:p text:style-name="P34">Χαμηλή ευαισθησία για σπάνια transcripts</text:p>
          </table:table-cell>
        </table:table-row>
        <table:table-row>
          <table:table-cell table:style-name="Table3.A2" office:value-type="string">
            <text:p text:style-name="P33"><text:span text:style-name="Strong_20_Emphasis"><text:span text:style-name="T44">Assembly-based</text:span></text:span></text:p>
          </table:table-cell>
          <table:table-cell table:style-name="Table3.A2" office:value-type="string">
            <text:p text:style-name="P34">Καλύτερη για σύνθετες συγχωνεύσεις</text:p>
          </table:table-cell>
          <table:table-cell table:style-name="Table3.A2" office:value-type="string">
            <text:p text:style-name="P35">Υπολογιστικά ακριβή, λιγότερο ακριβή</text:p>
          </table:table-cell>
        </table:table-row>
      </table:table>
      <text:p text:style-name="P111"><text:span text:style-name="Strong_20_Emphasis"><text:span text:style-name="T32">3. Βελτιστοποίηση</text:span></text:span></text:p>
      <text:list text:style-name="L90">
        <text:list-item>
          <text:p text:style-name="P120"><text:span text:style-name="Strong_20_Emphasis"><text:span text:style-name="T32">Βελτίωση Ευαισθησίας</text:span></text:span><text:span text:style-name="T33">:</text:span></text:p>
          <text:list>
            <text:list-item>
              <text:p text:style-name="P141">Συνδυασμός DNA/RNA δεδομένων.</text:p>
            </text:list-item>
            <text:list-item>
              <text:p text:style-name="P141">Enrichment για low-expression transcripts.</text:p>
            </text:list-item>
          </text:list>
        </text:list-item>
        <text:list-item>
          <text:p text:style-name="P120"><text:span text:style-name="Strong_20_Emphasis"><text:span text:style-name="T32">Μείωση Ψευδώς Θετικών</text:span></text:span><text:span text:style-name="T33">:</text:span></text:p>
          <text:list>
            <text:list-item>
              <text:p text:style-name="P141">Φιλτράρισμα έναντι φυσιολογικών δειγμάτων.</text:p>
            </text:list-item>
            <text:list-item>
              <text:p text:style-name="P141">Συναίνεση πολλαπλών αλγορίθμων.</text:p>
            </text:list-item>
          </text:list>
        </text:list-item>
      </text:list>
      <text:p text:style-name="P22"/>
      <text:h text:style-name="P24" text:outline-level="3">Κλινικές Εφαρμογές</text:h>
      <text:list text:style-name="L91">
        <text:list-item>
          <text:p text:style-name="P121"><text:span text:style-name="Strong_20_Emphasis"><text:span text:style-name="T32">Χρωμοθριψία</text:span></text:span><text:span text:style-name="T33">: Συνδέεται με κακή πρόγνωση σε ορισμένους καρκίνους.</text:span></text:p>
        </text:list-item>
        <text:list-item>
          <text:p text:style-name="P121"><text:span text:style-name="Strong_20_Emphasis"><text:span text:style-name="T32">Συγχωνεύσεις Γονιδίων</text:span></text:span><text:span text:style-name="T33">: Κλινικά σημαντικές (π.χ., *BCR-ABL1* στη λευχαιμία).</text:span></text:p>
        </text:list-item>
      </text:list>
      <text:h text:style-name="P24" text:outline-level="3">Συμπεράσματα</text:h>
      <text:list text:style-name="L92">
        <text:list-item>
          <text:p text:style-name="P122"><text:span text:style-name="Strong_20_Emphasis"><text:span text:style-name="T32">Απαιτείται πολυπλατφορμική προσέγγιση</text:span></text:span><text:span text:style-name="T33"> (WGS, RNA-seq, long-reads) για πλήρη ανάλυση.</text:span></text:p>
        </text:list-item>
        <text:list-item>
          <text:p text:style-name="P122"><text:span text:style-name="Strong_20_Emphasis"><text:span text:style-name="T32">Συνδυασμός εργαλείων</text:span></text:span><text:span text:style-name="T33"> αυξάνει την ακρίβεια (π.χ., συναίνεση ≥2 αλγορίθμων).</text:span></text:p>
        </text:list-item>
      </text:list>
      <text:p text:style-name="P110"><text:span text:style-name="T33"/></text:p>
      <text:p text:style-name="P110"><text:span text:style-name="T33"/></text:p>
      <text:p text:style-name="P110"><text:span text:style-name="T33"/></text:p>
      <text:p text:style-name="P110"><text:span text:style-name="T33"/></text:p>
      <text:p text:style-name="P110"><text:span text:style-name="T33"/></text:p>
      <text:p text:style-name="P30"/>
      <text:p text:style-name="P19"><text:soft-page-break/>Clonal composition and evolution</text:p>
      <text:h text:style-name="P18" text:outline-level="4"><text:span text:style-name="Strong_20_Emphasis"><text:span text:style-name="T3">1. Εισαγωγή</text:span></text:span></text:h>
      <text:list text:style-name="L71">
        <text:list-item>
          <text:p text:style-name="P94"><text:span text:style-name="Strong_20_Emphasis"><text:span text:style-name="T9">Ο καρκίνος ως εξελικτική διαδικασία</text:span></text:span><text:span text:style-name="T12">:</text:span></text:p>
          <text:list>
            <text:list-item>
              <text:p text:style-name="P95"><text:span text:style-name="T12">Χαρακτηρίζεται από </text:span><text:span text:style-name="Strong_20_Emphasis"><text:span text:style-name="T9">κλωνικό διαχωρισμό</text:span></text:span><text:span text:style-name="T12"> και συσσώρευση σωματικών μεταλλαγών.</text:span></text:p>
            </text:list-item>
            <text:list-item>
              <text:p text:style-name="P94"><text:span text:style-name="T12">Η </text:span><text:span text:style-name="Strong_20_Emphasis"><text:span text:style-name="T9">ετερογένεια εντός του όγκου</text:span></text:span><text:span text:style-name="T12"> (intra-tumor heterogeneity) σχετίζεται με:</text:span></text:p>
              <text:list>
                <text:list-item>
                  <text:p text:style-name="P132">Ανθεκτικότητα σε θεραπείες.</text:p>
                </text:list-item>
                <text:list-item>
                  <text:p text:style-name="P132">Υψηλό κίνδυνο υποτροπής.</text:p>
                </text:list-item>
                <text:list-item>
                  <text:p text:style-name="P132">Κακή πρόγνωση.</text:p>
                </text:list-item>
              </text:list>
            </text:list-item>
          </text:list>
        </text:list-item>
      </text:list>
      <text:h text:style-name="P15" text:outline-level="4"><text:span text:style-name="Strong_20_Emphasis"><text:span text:style-name="T9">2. Τύποι Μεταλλαγών</text:span></text:span></text:h>
      <text:list text:style-name="L72">
        <text:list-item>
          <text:p text:style-name="P96"><text:span text:style-name="Strong_20_Emphasis"><text:span text:style-name="T9">Κλωνικές μεταλλάξεις</text:span></text:span><text:span text:style-name="T12">:</text:span></text:p>
          <text:list>
            <text:list-item>
              <text:p text:style-name="P97"><text:span text:style-name="T12">Υπάρχουν σε </text:span><text:span text:style-name="Strong_20_Emphasis"><text:span text:style-name="T9">όλα τα καρκινικά κύτταρα</text:span></text:span><text:span text:style-name="T12"> (πρωταρχικές μεταλλάξεις).</text:span></text:p>
            </text:list-item>
          </text:list>
        </text:list-item>
        <text:list-item>
          <text:p text:style-name="P96"><text:span text:style-name="Strong_20_Emphasis"><text:span text:style-name="T9">Υποκλωνικές μεταλλάξεις</text:span></text:span><text:span text:style-name="T12">:</text:span></text:p>
          <text:list>
            <text:list-item>
              <text:p text:style-name="P97"><text:span text:style-name="T12">Εντοπίζονται σε </text:span><text:span text:style-name="Strong_20_Emphasis"><text:span text:style-name="T9">υποσύνολο κυττάρων</text:span></text:span><text:span text:style-name="T12"> και αντανακλούν εξέλιξη της νόσου.</text:span></text:p>
            </text:list-item>
          </text:list>
        </text:list-item>
      </text:list>
      <text:h text:style-name="P15" text:outline-level="4"><text:span text:style-name="Strong_20_Emphasis"><text:span text:style-name="T9">3. Μέθοδοι Ανάλυσης Κλωνικής Δομής</text:span></text:span></text:h>
      <text:list text:style-name="L73">
        <text:list-item>
          <text:p text:style-name="P98"><text:span text:style-name="Strong_20_Emphasis"><text:span text:style-name="T9">Εργαλεία για υποκλωνικές μεταλλάξεις</text:span></text:span><text:span text:style-name="T12">:</text:span></text:p>
          <text:list>
            <text:list-item>
              <text:p text:style-name="P99"><text:span text:style-name="Emphasis"><text:span text:style-name="T12">SciClone</text:span></text:span><text:span text:style-name="T12">, </text:span><text:span text:style-name="Emphasis"><text:span text:style-name="T12">PyClone</text:span></text:span><text:span text:style-name="T12">, </text:span><text:span text:style-name="Emphasis"><text:span text:style-name="T12">EXPANDS</text:span></text:span><text:span text:style-name="T12">: Βασίζονται σε </text:span><text:span text:style-name="Strong_20_Emphasis"><text:span text:style-name="T9">VAF (Variant Allele Frequency)</text:span></text:span><text:span text:style-name="T12"> και clustering.</text:span></text:p>
            </text:list-item>
            <text:list-item>
              <text:p text:style-name="P133">Προσαρμόζουν για:</text:p>
              <text:list>
                <text:list-item>
                  <text:p text:style-name="P134">Μόλυνση από φυσιολογικά κύτταρα.</text:p>
                </text:list-item>
                <text:list-item>
                  <text:p text:style-name="P134">Αλλαγές σε αριθμό αντιγράφων (CNAs).</text:p>
                </text:list-item>
              </text:list>
            </text:list-item>
          </text:list>
        </text:list-item>
        <text:list-item>
          <text:p text:style-name="P98"><text:span text:style-name="Strong_20_Emphasis"><text:span text:style-name="T9">Χρήση Whole Genome Sequencing (WGS)</text:span></text:span><text:span text:style-name="T12">:</text:span></text:p>
          <text:list>
            <text:list-item>
              <text:p text:style-name="P99"><text:span text:style-name="T12">Παρέχει </text:span><text:span text:style-name="Strong_20_Emphasis"><text:span text:style-name="T9">ακριβέστερη ανίχνευση CNAs</text:span></text:span><text:span text:style-name="T12"> και χρονική σειρά γεγονότων.</text:span></text:p>
            </text:list-item>
            <text:list-item>
              <text:p text:style-name="P133">Παράδειγμα:</text:p>
              <text:list>
                <text:list-item>
                  <text:p text:style-name="P99"><text:span text:style-name="T12">Αν ένα </text:span><text:span text:style-name="Strong_20_Emphasis"><text:span text:style-name="T9">CNA συμβεί νωρίς</text:span></text:span><text:span text:style-name="T12">, οι μεταλλάξεις θα εμφανίζονται σε 1/2 αντίγραφα.</text:span></text:p>
                </text:list-item>
                <text:list-item>
                  <text:p text:style-name="P99"><text:span text:style-name="T12">Αν συμβεί </text:span><text:span text:style-name="Strong_20_Emphasis"><text:span text:style-name="T9">αργά</text:span></text:span><text:span text:style-name="T12">, οι μεταλλάξεις ενισχύονται (π.χ., 2/3 αντίγραφα).</text:span></text:p>
                </text:list-item>
              </text:list>
            </text:list-item>
          </text:list>
        </text:list-item>
      </text:list>
      <text:p text:style-name="P110"><text:span text:style-name="T12"/></text:p>
      <text:h text:style-name="P15" text:outline-level="4"><text:soft-page-break/><text:span text:style-name="Strong_20_Emphasis"><text:span text:style-name="T9">4. Χρονική Σειρά Γεγονότων</text:span></text:span></text:h>
      <text:list text:style-name="L74">
        <text:list-item>
          <text:p text:style-name="P100"><text:span text:style-name="Strong_20_Emphasis"><text:span text:style-name="T9">Παραδείγματα από μελέτες (PCAWG κ.ά.)</text:span></text:span><text:span text:style-name="T12">:</text:span></text:p>
          <text:list>
            <text:list-item>
              <text:p text:style-name="P101"><text:span text:style-name="Strong_20_Emphasis"><text:span text:style-name="T9">Ισοχρωμόσωμα 17q</text:span></text:span><text:span text:style-name="T12"> σε μηδυλοβλαστώματα: Προέκυψε </text:span><text:span text:style-name="Strong_20_Emphasis"><text:span text:style-name="T9">νωρίς</text:span></text:span><text:span text:style-name="T12"> στην εξέλιξη.</text:span></text:p>
            </text:list-item>
            <text:list-item>
              <text:p text:style-name="P101"><text:span text:style-name="T12">Καρκίνοι πνεύμονα/νεφρού: Χρονική υστέρηση </text:span><text:span text:style-name="Strong_20_Emphasis"><text:span text:style-name="T9">ετών έως δεκαετιών</text:span></text:span><text:span text:style-name="T12"> μεταξύ πρώτων drivers και κλωνικής επέκτασης.</text:span></text:p>
            </text:list-item>
          </text:list>
        </text:list-item>
      </text:list>
      <text:h text:style-name="P15" text:outline-level="4"><text:span text:style-name="Strong_20_Emphasis"><text:span text:style-name="T9">5. Πολυπεριοχική και Διαχρονική Ανάλυση</text:span></text:span></text:h>
      <text:list text:style-name="L75">
        <text:list-item>
          <text:p text:style-name="P102"><text:span text:style-name="Strong_20_Emphasis"><text:span text:style-name="T9">Σπουδαιότητα πολυδειγματοληψίας</text:span></text:span><text:span text:style-name="T12">:</text:span></text:p>
          <text:list>
            <text:list-item>
              <text:p text:style-name="P103"><text:span text:style-name="T12">Αποκαλύπτει </text:span><text:span text:style-name="Strong_20_Emphasis"><text:span text:style-name="T9">χωρική ετερογένεια</text:span></text:span><text:span text:style-name="T12"> και διακλαδώσεις στην εξέλιξη.</text:span></text:p>
            </text:list-item>
            <text:list-item>
              <text:p text:style-name="P103"><text:span text:style-name="T12">Επιβεβαιώνει τον ρόλο </text:span><text:span text:style-name="Strong_20_Emphasis"><text:span text:style-name="T9">υποκλωνικών drivers</text:span></text:span><text:span text:style-name="T12"> και χρωμοσωμικής αστάθειας.</text:span></text:p>
            </text:list-item>
          </text:list>
        </text:list-item>
        <text:list-item>
          <text:p text:style-name="P102"><text:span text:style-name="Strong_20_Emphasis"><text:span text:style-name="T9">Μελέτες διαχρονικών δειγμάτων</text:span></text:span><text:span text:style-name="T12">:</text:span></text:p>
          <text:list>
            <text:list-item>
              <text:p text:style-name="P103"><text:span text:style-name="T12">Πιο συχνές σε </text:span><text:span text:style-name="Strong_20_Emphasis"><text:span text:style-name="T9">αιματολογικούς καρκίνους</text:span></text:span><text:span text:style-name="T12"> (λόγω ευκολίας δειγματοληψίας).</text:span></text:p>
            </text:list-item>
            <text:list-item>
              <text:p text:style-name="P103"><text:span text:style-name="T12">Δείχνουν την επίδραση </text:span><text:span text:style-name="Strong_20_Emphasis"><text:span text:style-name="T9">θεραπειών</text:span></text:span><text:span text:style-name="T12"> στη κλωνική δυναμική (π.χ., επιλογή ανθεκτικών υποκλώνων).</text:span></text:p>
            </text:list-item>
          </text:list>
        </text:list-item>
      </text:list>
      <text:h text:style-name="P15" text:outline-level="4"><text:span text:style-name="Strong_20_Emphasis"><text:span text:style-name="T9">6. Προκλήσεις και Προοπτικές</text:span></text:span></text:h>
      <text:list text:style-name="L76">
        <text:list-item>
          <text:p text:style-name="P104"><text:span text:style-name="Strong_20_Emphasis"><text:span text:style-name="T9">Έμφαση σε μεταστατικούς όγκους</text:span></text:span><text:span text:style-name="T12">:</text:span></text:p>
          <text:list>
            <text:list-item>
              <text:p text:style-name="P105"><text:span text:style-name="T12">Πρόσφατες πρωτοβουλίες (π.χ., </text:span><text:span text:style-name="Emphasis"><text:span text:style-name="T12">PCAWG Metastasis Project</text:span></text:span><text:span text:style-name="T12">) μελετούν επιπτώσεις </text:span><text:span text:style-name="Strong_20_Emphasis"><text:span text:style-name="T9">χημειοθεραπειών/ακτινοθεραπείας</text:span></text:span><text:span text:style-name="T12"> στο γονιδίωμα.</text:span></text:p>
            </text:list-item>
          </text:list>
        </text:list-item>
        <text:list-item>
          <text:p text:style-name="P104"><text:span text:style-name="Strong_20_Emphasis"><text:span text:style-name="T9">Ελλείψεις</text:span></text:span><text:span text:style-name="T12">:</text:span></text:p>
          <text:list>
            <text:list-item>
              <text:p text:style-name="P105"><text:span text:style-name="T12">Περιορισμοί σε </text:span><text:span text:style-name="Strong_20_Emphasis"><text:span text:style-name="T9">μονοδειγματοληψία</text:span></text:span><text:span text:style-name="T12"> (biopsy) – απαιτείται </text:span><text:span text:style-name="Strong_20_Emphasis"><text:span text:style-name="T9">multi-regional sequencing</text:span></text:span><text:span text:style-name="T12">.</text:span></text:p>
            </text:list-item>
          </text:list>
        </text:list-item>
      </text:list>
      <text:p text:style-name="P12"/>
      <text:h text:style-name="P5" text:outline-level="3"><text:span text:style-name="Strong_20_Emphasis"><text:span text:style-name="T15">Συμπεράσματα</text:span></text:span></text:h>
      <text:list text:style-name="L77">
        <text:list-header>
          <text:p text:style-name="P106"><text:span text:style-name="Strong_20_Emphasis"><text:span text:style-name="T9">Κύρια Μήνυμα</text:span></text:span><text:span text:style-name="T12">: Η κατανόηση της </text:span><text:span text:style-name="Strong_20_Emphasis"><text:span text:style-name="T9">κλωνικής αρχιτεκτονικής</text:span></text:span><text:span text:style-name="T12"> είναι κρίσιμη για:</text:span></text:p>
          <text:list>
            <text:list-item>
              <text:p text:style-name="P135">Πρόγνωση.</text:p>
            </text:list-item>
            <text:list-item>
              <text:p text:style-name="P135">Εξατομικευμένες θεραπείες.</text:p>
            </text:list-item>
            <text:list-item>
              <text:p text:style-name="P135">Κατανόηση μηχανισμών ανθεκτικότητας.</text:p>
            </text:list-item>
          </text:list>
          <text:p text:style-name="P106"><text:span text:style-name="Strong_20_Emphasis"><text:span text:style-name="T9"/></text:span></text:p>
          <text:p text:style-name="P106"><text:span text:style-name="Strong_20_Emphasis"><text:span text:style-name="T9"/></text:span></text:p>
          <text:p text:style-name="P106"><text:soft-page-break/><text:span text:style-name="Strong_20_Emphasis"><text:span text:style-name="T9">Μέλλον</text:span></text:span><text:span text:style-name="T12">:</text:span></text:p>
          <text:list text:continue-numbering="true">
            <text:list-item>
              <text:p text:style-name="P107"><text:span text:style-name="T12">Επεκτάσεις σε </text:span><text:span text:style-name="Strong_20_Emphasis"><text:span text:style-name="T9">μεταστατικούς όγκους</text:span></text:span><text:span text:style-name="T12"> και </text:span><text:span text:style-name="Strong_20_Emphasis"><text:span text:style-name="T9">longitudinal sampling</text:span></text:span><text:span text:style-name="T12">.</text:span></text:p>
            </text:list-item>
            <text:list-item>
              <text:p text:style-name="P107"><text:span text:style-name="T12">Βελτιωμένα εργαλεία για </text:span><text:span text:style-name="Strong_20_Emphasis"><text:span text:style-name="T9">υποκλωνική ανάλυση</text:span></text:span><text:span text:style-name="T12"> (ειδικά σε χαμηλό VAF).</text:span></text:p>
            </text:list-item>
          </text:list>
        </text:list-header>
      </text:list>
      <text:p text:style-name="P16"><text:span text:style-name="Strong_20_Emphasis"><text:span text:style-name="T9">Σημείωση</text:span></text:span><text:span text:style-name="T12">: Η ανάλυση υπογραμμίζει τη σύνθετη φύση της </text:span><text:span text:style-name="Strong_20_Emphasis"><text:span text:style-name="T9">καρκινικής εξέλιξης</text:span></text:span><text:span text:style-name="T12"> και την ανάγκη για ολοκληρωμένες προσεγγίσεις με γονιδιωμικά και χρονικά δεδομένα.</text:span></text:p>
      <text:p text:style-name="P31"/>
      <text:p text:style-name="P31"/>
      <text:p text:style-name="P31"/>
      <text:h text:style-name="P26" text:outline-level="3"><text:span text:style-name="Strong_20_Emphasis"><text:span text:style-name="T20">Visualizing and exploring cancer genomes</text:span></text:span></text:h>
      <text:h text:style-name="P23" text:outline-level="3"><text:span text:style-name="Strong_20_Emphasis">Οπτικοποίηση και εξερεύνηση των γονιδιωμάτων στον καρκίνο</text:span></text:h>
      <text:p text:style-name="Text_20_body">Η παράγραφος επισημαίνει ότι σε <text:span text:style-name="Strong_20_Emphasis">όλα τα στάδια της ανάλυσης του καρκινικού γονιδιώματος</text:span>, ένας πολύ σημαντικός παράγοντας είναι η <text:span text:style-name="Strong_20_Emphasis">οπτικοποίηση των δεδομένων</text:span> και η <text:span text:style-name="Strong_20_Emphasis">διερευνητική ανάλυση</text:span>.</text:p>
      <text:h text:style-name="Heading_20_4" text:outline-level="4"><text:span text:style-name="Strong_20_Emphasis">Τι σημαίνει αυτό πρακτικά;</text:span></text:h>
      <text:p text:style-name="Text_20_body">Σε κάθε βήμα της ανάλυσης, οι ερευνητές ή οι γιατροί χρειάζεται:</text:p>
      <text:list text:style-name="L100">
        <text:list-item>
          <text:p text:style-name="P182">Να <text:span text:style-name="Strong_20_Emphasis">βλέπουν γραφικά</text:span> τα γενετικά δεδομένα</text:p>
        </text:list-item>
        <text:list-item>
          <text:p text:style-name="P182">Να τα εξερευνούν διαδραστικά</text:p>
        </text:list-item>
        <text:list-item>
          <text:p text:style-name="P182">Να επαληθεύουν οπτικά τα ευρήματα</text:p>
        </text:list-item>
      </text:list>
      <text:p text:style-name="Horizontal_20_Line"/>
      <text:h text:style-name="Heading_20_3" text:outline-level="3"><text:span text:style-name="Strong_20_Emphasis">Στάδιο ανίχνευσης μεταλλάξεων (variant calling):</text:span></text:h>
      <text:p text:style-name="Text_20_body">Σε αυτό το στάδιο:</text:p>
      <text:list text:style-name="L101">
        <text:list-item>
          <text:p text:style-name="P183">Γίνεται <text:span text:style-name="Strong_20_Emphasis">οπτικός έλεγχος των δεδομένων επιπέδου ανάγνωσης (read-level data)</text:span>.</text:p>
        </text:list-item>
        <text:list-item>
          <text:p text:style-name="P183">Αυτό σημαίνει ότι οι επιστήμονες βλέπουν πώς ευθυγραμμίζονται οι αναγνώσεις αλληλουχίας (DNA reads) στο γονιδίωμα.</text:p>
        </text:list-item>
        <text:list-item>
          <text:p text:style-name="P183">Αν βρουν υποψήφιες μεταλλάξεις, τις ελέγχουν χειροκίνητα για να επιβεβαιώσουν την ύπαρξή τους.</text:p>
        </text:list-item>
      </text:list>
      <text:p text:style-name="Text_20_body"/>
      <text:p text:style-name="Text_20_body"/>
      <text:p text:style-name="Text_20_body"/>
      <text:p text:style-name="Text_20_body"/>
      <text:p text:style-name="Text_20_body"/>
      <text:p text:style-name="Text_20_body"><text:soft-page-break/><text:span text:style-name="Strong_20_Emphasis">Εργαλείο που χρησιμοποιείται:</text:span></text:p>
      <text:list text:style-name="L102">
        <text:list-item>
          <text:p text:style-name="P184"><text:span text:style-name="Strong_20_Emphasis">Integrative Genomics Viewer (IGV)</text:span> → Λογισμικό που επιτρέπει τη γραφική απεικόνιση του γονιδιώματος και των μεταλλάξεων.</text:p>
        </text:list-item>
      </text:list>
      <text:p text:style-name="Horizontal_20_Line"/>
      <text:h text:style-name="Heading_20_3" text:outline-level="3"><text:span text:style-name="Strong_20_Emphasis">Εξερεύνηση λειτουργικής και θεραπευτικής σημασίας των σωματικών μεταλλάξεων:</text:span></text:h>
      <text:p text:style-name="Text_20_body">Για να κατανοηθεί αν μια μετάλλαξη:</text:p>
      <text:list text:style-name="L103">
        <text:list-item>
          <text:p text:style-name="P185">Έχει λειτουργική σημασία</text:p>
        </text:list-item>
        <text:list-item>
          <text:p text:style-name="P185">Μπορεί να επηρεάζει τη θεραπευτική προσέγγιση</text:p>
        </text:list-item>
      </text:list>
      <text:p text:style-name="Text_20_body">Χρησιμοποιούνται πλατφόρμες όπως:</text:p>
      <text:list text:style-name="L104">
        <text:list-item>
          <text:p text:style-name="P186"><text:span text:style-name="Strong_20_Emphasis">cBioPortal</text:span> → Δίνει εύκολη πρόσβαση σε γενετικά και κλινικά δεδομένα από μεγάλα έργα καρκινικής γονιδιωματικής.</text:p>
        </text:list-item>
      </text:list>
      <text:p text:style-name="Text_20_body">Άλλες σχετικές πλατφόρμες:</text:p>
      <text:list text:style-name="L105">
        <text:list-item>
          <text:p text:style-name="P187"><text:span text:style-name="Strong_20_Emphasis">Genomic Data Commons (NCI - ΗΠΑ)</text:span></text:p>
        </text:list-item>
        <text:list-item>
          <text:p text:style-name="P187"><text:span text:style-name="Strong_20_Emphasis">GenomePaint</text:span> (εστιάζει στους παιδικούς καρκίνους)</text:p>
        </text:list-item>
        <text:list-item>
          <text:p text:style-name="P187"><text:span text:style-name="Strong_20_Emphasis">International Cancer Genome Consortium portal</text:span></text:p>
        </text:list-item>
      </text:list>
      <text:p text:style-name="Text_20_body">Αυτές οι πλατφόρμες επιτρέπουν:</text:p>
      <text:list text:style-name="L106">
        <text:list-item>
          <text:p text:style-name="P188">Διαδραστική εξερεύνηση των γενετικών αλλοιώσεων</text:p>
        </text:list-item>
        <text:list-item>
          <text:p text:style-name="P188">Σύγκριση μεταλλάξεων σε γονίδια, δείγματα και μονοπάτια</text:p>
        </text:list-item>
        <text:list-item>
          <text:p text:style-name="P188">Συσχέτιση των μεταλλάξεων με κλινικά χαρακτηριστικά (π.χ. πρόγνωση, ανταπόκριση στη θεραπεία)</text:p>
        </text:list-item>
      </text:list>
      <text:p text:style-name="Horizontal_20_Line"/>
      <text:h text:style-name="Heading_20_3" text:outline-level="3"><text:span text:style-name="Strong_20_Emphasis">Τι περιορισμοί υπάρχουν σήμερα:</text:span></text:h>
      <text:p text:style-name="Text_20_body">Η πλειοψηφία των εργαλείων είναι προσανατολισμένη κυρίως:</text:p>
      <text:list text:style-name="L107">
        <text:list-item>
          <text:p text:style-name="P189">Στις <text:span text:style-name="Strong_20_Emphasis">μονοκλωνικές μεταλλάξεις (SNVs - Single Nucleotide Variants)</text:span></text:p>
        </text:list-item>
        <text:list-item>
          <text:p text:style-name="P189">Στις <text:span text:style-name="Strong_20_Emphasis">αντιγραφικές αριθμητικές ανωμαλίες (CNAs - Copy Number Alterations)</text:span></text:p>
        </text:list-item>
      </text:list>
      <text:p text:style-name="Text_20_body"><text:span text:style-name="Strong_20_Emphasis">Όμως</text:span>, η ολοκληρωμένη ανάλυση του πλήρους γονιδιώματος (WGS - Whole Genome Sequencing) απαιτεί:</text:p>
      <text:list text:style-name="L108">
        <text:list-item>
          <text:p text:style-name="P190">Εργαλεία για την οπτικοποίηση και των πιο σύνθετων διαρθρωτικών μεταβολών (SVs - Structural Variants)</text:p>
        </text:list-item>
        <text:list-item>
          <text:p text:style-name="P190">Εργαλεία για ολοκληρωμένη ανάλυση πολλαπλών τύπων δεδομένων ταυτόχρονα</text:p>
        </text:list-item>
      </text:list>
      <text:p text:style-name="Horizontal_20_Line"><text:soft-page-break/></text:p>
      <text:h text:style-name="Heading_20_3" text:outline-level="3"><text:span text:style-name="Strong_20_Emphasis">Σύνοψη με απλά λόγια:</text:span></text:h>
      <text:p text:style-name="Text_20_body">Η εξερεύνηση και απεικόνιση των δεδομένων του καρκινικού γονιδιώματος είναι κρίσιμη για την κατανόηση των μεταλλάξεων και των επιπτώσεών τους. Υπάρχουν εξειδικευμένα εργαλεία και πλατφόρμες που βοηθούν σε αυτό, αλλά υπάρχει ανάγκη για ακόμα πιο προηγμένα εργαλεία που να καλύπτουν όλο το φάσμα των γενετικών ανωμαλιών.</text:p>
      <text:p text:style-name="P31"/>
      <text:p text:style-name="P31"/>
      <text:p text:style-name="P32">Conclusions and perspectives</text:p>
      <text:p text:style-name="Text_20_body">Τα τελευταία δέκα χρόνια, έχουμε δει <text:span text:style-name="Strong_20_Emphasis">εντυπωσιακή πρόοδο</text:span> τόσο στην ικανότητα αλληλούχισης DNA όσο και στη <text:span text:style-name="Strong_20_Emphasis">βελτίωση των υπολογιστικών εργαλείων</text:span> που τη συνοδεύουν.</text:p>
      <text:p text:style-name="Text_20_body">Σήμερα, η αλληλούχιση DNA έχει γίνει πλέον <text:span text:style-name="Strong_20_Emphasis">ευρέως διαθέσιμη και σχετικά οικονομική</text:span>, γεγονός που οδηγεί στη <text:span text:style-name="Strong_20_Emphasis">συνεχή αύξηση του όγκου των δεδομένων</text:span> που παράγονται από την παγκόσμια ερευνητική κοινότητα για τον καρκίνο.</text:p>
      <text:p text:style-name="Horizontal_20_Line"/>
      <text:h text:style-name="Heading_20_3" text:outline-level="3"><text:span text:style-name="Strong_20_Emphasis">Πρόκληση: Διαχείριση και αξιοποίηση των δεδομένων</text:span></text:h>
      <text:p text:style-name="Text_20_body">Για να εκμεταλλευτούμε πλήρως το τεράστιο δυναμικό αυτών των δεδομένων, είναι απαραίτητη:</text:p>
      <text:list text:style-name="L109">
        <text:list-item>
          <text:p text:style-name="P191">Η <text:span text:style-name="Strong_20_Emphasis">αποτελεσματική ενοποίηση</text:span> των δεδομένων</text:p>
        </text:list-item>
        <text:list-item>
          <text:p text:style-name="P191">Η <text:span text:style-name="Strong_20_Emphasis">ολοκληρωμένη ανάλυσή</text:span> τους με τη χρήση αποδοτικών <text:span text:style-name="Strong_20_Emphasis">εργαλείων που βασίζονται σε cloud τεχνολογίες</text:span></text:p>
        </text:list-item>
      </text:list>
      <text:p text:style-name="Text_20_body">Αναφέρεται ως παράδειγμα η πρόσφατη προσπάθεια της <text:span text:style-name="Strong_20_Emphasis">PCAWG Consortium</text:span>, η οποία θεωρείται υποδειγματική. Ωστόσο, εξακολουθούν να υπάρχουν:</text:p>
      <text:list text:style-name="L110">
        <text:list-item>
          <text:p text:style-name="P192"><text:span text:style-name="Strong_20_Emphasis">Δεκάδες ή εκατοντάδες χιλιάδες γονιδιώματα</text:span> που έχουν αναλυθεί αλλά <text:span text:style-name="Strong_20_Emphasis">δεν αξιοποιούνται πλήρως</text:span>.</text:p>
        </text:list-item>
      </text:list>
      <text:p text:style-name="Horizontal_20_Line"/>
      <text:h text:style-name="Heading_20_3" text:outline-level="3"><text:span text:style-name="Strong_20_Emphasis">Εμπόδια στην πρόσβαση και αξιοποίηση των δεδομένων</text:span></text:h>
      <text:p text:style-name="Text_20_body">Η πρόσβαση στα δεδομένα συχνά είναι περιορισμένη λόγω:</text:p>
      <text:list text:style-name="L111">
        <text:list-item>
          <text:p text:style-name="P193">Περιοριστικού περιεχομένου στις <text:span text:style-name="Strong_20_Emphasis">φόρμες συναίνεσης των ασθενών</text:span></text:p>
        </text:list-item>
        <text:list-item>
          <text:p text:style-name="P193"><text:span text:style-name="Strong_20_Emphasis">Κρατικών κανονισμών</text:span>, ιδιαίτερα όταν πρόκειται για ανταλλαγή δεδομένων μεταξύ χωρών</text:p>
        </text:list-item>
        <text:list-item>
          <text:p text:style-name="P193"><text:span text:style-name="Strong_20_Emphasis">Ανεπαρκούς σχολιασμού</text:span> (annotation) των δεδομένων από τους ίδιους τους ερευνητές που τα υποβάλλουν</text:p>
        </text:list-item>
      </text:list>
      <text:p text:style-name="Text_20_body">Η βελτίωση των πρακτικών ανταλλαγής δεδομένων και η ανάπτυξη <text:span text:style-name="Strong_20_Emphasis">ευέλικτης υποδομής βασισμένης στο cloud</text:span> για αποθήκευση, ανάλυση και διαμοιρασμό θα είναι καθοριστικής σημασίας.</text:p>
      <text:p text:style-name="Horizontal_20_Line"><text:soft-page-break/></text:p>
      <text:h text:style-name="Heading_20_3" text:outline-level="3"><text:span text:style-name="Strong_20_Emphasis">Προοπτικές στα εργαλεία ανάλυσης</text:span></text:h>
      <text:p text:style-name="Text_20_body">Στο μέλλον, αναμένονται σημαντικές ανακαλύψεις από:</text:p>
      <text:list text:style-name="L112">
        <text:list-item>
          <text:p text:style-name="P194">Την <text:span text:style-name="Strong_20_Emphasis">ενσωμάτωση δεδομένων γονιδιωματικής</text:span> με άλλα είδη δεδομένων, όπως:</text:p>
          <text:list>
            <text:list-item>
              <text:p text:style-name="P194">Ιατρική απεικόνιση</text:p>
            </text:list-item>
            <text:list-item>
              <text:p text:style-name="P194">Ιστοπαθολογικά δεδομένα</text:p>
            </text:list-item>
          </text:list>
        </text:list-item>
        <text:list-item>
          <text:p text:style-name="P194">Την αυξανόμενη χρήση μεθόδων <text:span text:style-name="Strong_20_Emphasis">βαθιάς μάθησης (deep learning)</text:span></text:p>
        </text:list-item>
      </text:list>
      <text:p text:style-name="Text_20_body">Επιπλέον, η ανάπτυξη νέων μεθόδων εξαγωγής κλινικών πληροφοριών από:</text:p>
      <text:list text:style-name="L113">
        <text:list-item>
          <text:p text:style-name="P195"><text:span text:style-name="Strong_20_Emphasis">Ηλεκτρονικούς ιατρικούς φακέλους (EHRs)</text:span><text:line-break/>θα προσθέσει νέες διαστάσεις στην ερμηνεία των δεδομένων γονιδιωματικής, ιδιαίτερα σε σχέση με την <text:span text:style-name="Strong_20_Emphasis">πορεία και εξέλιξη των ασθενειών</text:span>.</text:p>
        </text:list-item>
      </text:list>
      <text:p text:style-name="Horizontal_20_Line"/>
      <text:h text:style-name="Heading_20_3" text:outline-level="3"><text:span text:style-name="Strong_20_Emphasis">Νέες τεχνολογίες που αναμένονται να κυριαρχήσουν τα επόμενα χρόνια:</text:span></text:h>
      <text:p text:style-name="Text_20_body"><text:span text:style-name="Strong_20_Emphasis">Μη επεμβατικές μέθοδοι</text:span>, όπως η ανάλυση του <text:span text:style-name="Strong_20_Emphasis">κυκλοφορούντος καρκινικού DNA (ctDNA)</text:span>, που θα βοηθήσουν στην παρακολούθηση της ετερογένειας των όγκων και της πορείας της νόσου.</text:p>
      <text:p text:style-name="Text_20_body"><text:span text:style-name="Strong_20_Emphasis">Τεχνολογίες αλληλούχισης μεγάλου μήκους αναγνωσμάτων (long-read sequencing)</text:span>, οι οποίες μπορούν να ξεπεράσουν σημαντικούς περιορισμούς, ειδικά στην ανάλυση επαναλαμβανόμενων περιοχών και διαρθρωτικών μεταβολών (SVs), εφόσον μειωθεί το κόστος τους.</text:p>
      <text:p text:style-name="Text_20_body"><text:span text:style-name="Strong_20_Emphasis">Αλληλούχιση DNA σε επίπεδο μονού κυττάρου</text:span>, με τη βοήθεια βελτιωμένων τεχνικών ενίσχυσης του DNA και ταυτόχρονη ανάλυση του RNA ή του επιγονιδιώματος στο ίδιο κύτταρο, για τη διερεύνηση της ετερογένειας και της εξελικτικής πορείας των κυτταρικών πληθυσμών με εξαιρετική ακρίβεια.</text:p>
      <text:p text:style-name="Horizontal_20_Line"/>
      <text:h text:style-name="Heading_20_3" text:outline-level="3"><text:span text:style-name="Strong_20_Emphasis">Τελικό Συμπέρασμα</text:span></text:h>
      <text:p text:style-name="Text_20_body">Όλες αυτές οι τεχνολογίες απαιτούν την παράλληλη ανάπτυξη <text:span text:style-name="Strong_20_Emphasis">καινοτόμων βιοπληροφορικών εργαλείων</text:span> για ανάλυση, οπτικοποίηση και ερμηνεία των πολύπλοκων δεδομένων που θα προκύπτουν.</text:p>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Noto Sans', Ubuntu, Cantarell, 'Helvetica Neue', Oxygen, 'Ope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2T12:24:01.672205696</meta:creation-date>
    <dc:date>2025-07-03T10:23:14.845602108</dc:date>
    <meta:editing-duration>PT1M47S</meta:editing-duration>
    <meta:editing-cycles>2</meta:editing-cycles>
    <meta:generator>LibreOffice/24.2.7.2$Linux_X86_64 LibreOffice_project/420$Build-2</meta:generator>
    <meta:document-statistic meta:table-count="3" meta:image-count="0" meta:object-count="0" meta:page-count="39" meta:paragraph-count="718" meta:word-count="7360" meta:character-count="53579" meta:non-whitespace-character-count="47354"/>
  </office:meta>
</office:document-meta>
</file>